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FontAwesome" svg:font-family="FontAwesome" style:font-family-generic="roman" style:font-pitch="variable"/>
    <style:font-face style:name="Georgia" svg:font-family="Georgia" style:font-family-generic="roman" style:font-pitch="variable"/>
    <style:font-face style:name="Glyphicons Halflings" svg:font-family="'Glyphicons Halflings'" style:font-family-generic="roman" style:font-pitch="variable"/>
    <style:font-face style:name="Helvetica" svg:font-family="Helvetica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cbolaIcons!important" svg:font-family="cbolaIcons!important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04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Heading_20_1" style:master-page-name="Standard">
      <style:paragraph-properties fo:margin-top="0.2602in" fo:margin-bottom="0.1563in" loext:contextual-spacing="false" fo:line-height="100%" style:page-number="1"/>
    </style:style>
    <style:style style:name="T1" style:family="text">
      <style:text-properties fo:color="#555555" fo:font-size="16.5pt" style:font-size-asian="16.5pt" style:font-size-complex="16.5pt"/>
    </style:style>
    <style:style style:name="T2" style:family="text">
      <style:text-properties fo:color="#555555" style:font-name="Arial" fo:font-size="10.5pt" style:font-name-asian="Arial1" style:font-size-asian="10.5pt" style:font-name-complex="Arial1" style:font-size-complex="10.5pt"/>
    </style:style>
    <style:style style:name="T3" style:family="text">
      <style:text-properties fo:font-variant="normal" fo:text-transform="none" fo:color="#555555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bookmark text:name="_heading=h.gjdgxs"/><text:span text:style-name="T1">SQL Server Questions and Answers – Working With XML Data – 1 </text:span></text:h>
      <text:p text:style-name="P1"><text:span text:style-name="T3">This set of SQL Server Multiple Choice Questions &amp; Answers (MCQs) focuses on “Working With XML Data – 1”.</text:span></text:p>
      <text:p text:style-name="P1"><text:span text:style-name="T3">1. Which of the reasons will force you to use XML data model in SQL Server ?<text:line-break/>a) Your data is sparse or you do not know the structure of the data<text:line-break/>b) Your data represents containment hierarchy<text:line-break/>c) Order is inherent in your data<text:line-break/>d) All of the Mentioned<text:line-break/>View Answer</text:span></text:p>
      <text:p text:style-name="Standard"><text:span text:style-name="T2">Answer: d<text:line-break/>Explanation: XML is a good choice if you want a platform-independent model in order to ensure portability of the data by using structural and semantic markup.</text:span></text:p>
      <text:p text:style-name="P1"><text:span text:style-name="T3">2. Which of the following is not a XML storage option ?<text:line-break/>a) Native storage as XML data type<text:line-break/>b) Mapping between XML and relational storage<text:line-break/>c) Small object storage<text:line-break/>d) None of the Mentioned<text:line-break/>View Answer</text:span></text:p>
      <text:p text:style-name="Standard"><text:span text:style-name="T2">Answer: c<text:line-break/>Explanation: XML uses large object storage which uses varchar(max) and varbinary(max).</text:span></text:p>
      <text:p text:style-name="P1"><text:span text:style-name="T3">3. The choice of XML technology, native XML versus XML view, generally depends upon the following factors:<text:line-break/>a) Storage options<text:line-break/>b) Query capabilities<text:line-break/>c) Indexing<text:line-break/>d) All of the Mentioned<text:line-break/>View Answer</text:span></text:p>
      <text:p text:style-name="Standard"><text:span text:style-name="T2">Answer: d<text:line-break/>Explanation: Different XML choices may also have different performance characteristics.</text:span></text:p>
      <text:p text:style-name="P1"><text:span text:style-name="T3">4. In which of the following scenario,using XML native storage would be inappropriate ?<text:line-break/>a) Fixed schema<text:line-break/>b) You want to query and modify your XML data<text:line-break/>c) You want to index the XML data for faster query processing<text:line-break/>d) Your application needs system catalog views to administer your XML data and XML schema<text:line-break/>View Answer</text:span></text:p>
      <text:p text:style-name="Standard"><text:span text:style-name="T2">Answer: a<text:line-break/>Explanation: XML is appropriate when we may or may not have a schema for your XML data.</text:span></text:p>
      <text:p text:style-name="P1"><text:span text:style-name="T3">5. XML View Technology is useful in the following situations:<text:line-break/>a) Your application needs system catalog views to administer your XML data and XML schema<text:line-break/>b) Indexing Capabilities<text:line-break/>c) You want to bulk load XML data and decompose them into the underlying tables by using the XML view<text:line-break/>d) None of the Mentioned<text:line-break/>View Answer</text:span></text:p>
      <text:p text:style-name="Standard"><text:span text:style-name="T2">Answer: c<text:line-break/>Explanation: XML bulk load can be used to populate the underlying tables by using the XML view.</text:span></text:p>
      <text:p text:style-name="P1"><text:span text:style-name="T3">6. What is hybrid model in SQL Server ?<text:line-break/>a) Combination of relational and XML data type columns<text:line-break/>b) Combination of relational and non relational data type columns<text:line-break/>c) Using XML with views<text:line-break/>d) Using XML with triggers<text:line-break/>View Answer</text:span></text:p>
      <text:p text:style-name="Standard"><text:span text:style-name="T2">Answer: a<text:line-break/>Explanation: Hybrid model may yield better performance in that you have more control over the indexes created on the relational columns and locking characteristics.</text:span></text:p>
      <text:p text:style-name="P1"><text:span text:style-name="T3">7. Reasons to use native XML features in SQL Server instead of managing your XML data in the file system would be:<text:line-break/>a) You need language support for query and data modification for cross-domain applications<text:line-break/>b) You want the server to guarantee that the data is well formed and also optionally validate your data according to XML schema<text:line-break/>c) You want indexing of XML data for efficient query processing and good scalability, and the use of a first-rate query optimizer<text:line-break/>d) All of the mentioned<text:line-break/>View Answer</text:span></text:p>
      <text:p text:style-name="Standard"><text:span text:style-name="T2">Answer: d<text:line-break/>Explanation: If none of these conditions is satisfied, it may be better to store your data as a non-XML, large object type, such as varchar(max) or varbinary(max).</text:span></text:p>
      <text:p text:style-name="P1"><text:span text:style-name="T3">8. Which of the following part of the XML data stored in an XML column is very important for locking ?<text:line-break/>a) Granularity<text:line-break/>b) Degree of Structure<text:line-break/>c) Hierarchy<text:line-break/>d) None of the mentioned<text:line-break/>View Answer</text:span></text:p>
      <text:p text:style-name="Standard"><text:span text:style-name="T2">Answer: a<text:line-break/>Explanation: When the granularity is large, locking large XML instances for updates causes throughput to decline in a multiuser scenario.</text:span></text:p>
      <text:p text:style-name="P1"><text:span text:style-name="T3">9. XML datatype was introduced in which of the following versions of SQL Server ?<text:line-break/>a) SQL Server 2000<text:line-break/>b) SQL Server 2005<text:line-break/>c) SQL Server 2008<text:line-break/>d) SQL Server 2012<text:line-break/>View Answer</text:span></text:p>
      <text:p text:style-name="Standard"><text:span text:style-name="T2">Answer: b<text:line-break/>Explanation: XML data type allows variables and columns to be created to specifically hold xml data, whether it be an entire XML document or just some XML content.</text:span></text:p>
      <text:p text:style-name="P1"><text:span text:style-name="T3">10. Which of the following feature of SQL Server was used before XML technology for semi structured data?<text:line-break/>a) Stored Procedure<text:line-break/>b) Dyanamic management views<text:line-break/>c) In memory database<text:line-break/>d) None of the mentioned<text:line-break/>View Answer</text:span></text:p>
      <text:p text:style-name="Standard"><text:span text:style-name="T2">Answer: a<text:line-break/>Explanation: You need to create a stored procedure to process incoming XML from a partner before SQL Server 2005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FontAwesome" svg:font-family="FontAwesome" style:font-family-generic="roman" style:font-pitch="variable"/>
    <style:font-face style:name="Georgia" svg:font-family="Georgia" style:font-family-generic="roman" style:font-pitch="variable"/>
    <style:font-face style:name="Glyphicons Halflings" svg:font-family="'Glyphicons Halflings'" style:font-family-generic="roman" style:font-pitch="variable"/>
    <style:font-face style:name="Helvetica" svg:font-family="Helvetica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cbolaIcons!important" svg:font-family="cbolaIcons!important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F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043in" fo:margin-bottom="0.1563in" loext:contextual-spacing="false" style:line-height-at-least="0.4165in"/>
      <style:text-properties style:font-name="Arial" fo:font-family="Arial" style:font-family-generic="roman" style:font-pitch="variable" fo:font-size="29pt" style:letter-kerning="true" style:font-size-asian="29pt" style:font-name-complex="Arial1" style:font-family-complex="Arial" style:font-family-generic-complex="system" style:font-pitch-complex="variable" style:font-size-complex="29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043in" fo:margin-bottom="0.1563in" loext:contextual-spacing="false" style:line-height-at-least="0.4165in"/>
      <style:text-properties style:font-name="Arial" fo:font-family="Arial" style:font-family-generic="roman" style:font-pitch="variable" fo:font-size="23.5pt" style:font-size-asian="23.5pt" style:font-name-complex="Arial1" style:font-family-complex="Arial" style:font-family-generic-complex="system" style:font-pitch-complex="variable" style:font-size-complex="23.5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043in" fo:margin-bottom="0.1563in" loext:contextual-spacing="false" style:line-height-at-least="0.4165in"/>
      <style:text-properties style:font-name="Arial" fo:font-family="Arial" style:font-family-generic="roman" style:font-pitch="variable" fo:font-size="18.5pt" style:font-size-asian="18.5pt" style:font-name-complex="Arial1" style:font-family-complex="Arial" style:font-family-generic-complex="system" style:font-pitch-complex="variable" style:font-size-complex="18.5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043in" fo:margin-bottom="0.1563in" loext:contextual-spacing="false" style:line-height-at-least="0.2083in"/>
      <style:text-properties style:font-name="Arial" fo:font-family="Arial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043in" fo:margin-bottom="0.1563in" loext:contextual-spacing="false" style:line-height-at-least="0.2083in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043in" fo:margin-bottom="0.1563in" loext:contextual-spacing="false" style:line-height-at-least="0.2083in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TML_20_Address" style:display-name="HTML Address" style:family="paragraph" style:parent-style-name="normal" style:default-outline-level="">
      <style:paragraph-properties fo:margin-top="0in" fo:margin-bottom="0.2083in" loext:contextual-spacing="false" style:line-height-at-least="0.2083in"/>
    </style:style>
    <style:style style:name="HTML_20_Preformatted" style:display-name="HTML Preformatted" style:family="paragraph" style:parent-style-name="normal" style:default-outline-level="">
      <loext:graphic-properties draw:fill="solid" draw:fill-color="#f5f5f5"/>
      <style:paragraph-properties fo:margin-top="0in" fo:margin-bottom="0.2602in" loext:contextual-spacing="false" style:line-height-at-least="0.2083in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msonormal" style:family="paragraph" style:parent-style-name="normal" style:default-outline-level="">
      <style:paragraph-properties fo:margin-top="0in" fo:margin-bottom="0.1043in" loext:contextual-spacing="false"/>
    </style:style>
    <style:style style:name="Normal_20__28_Web_29_" style:display-name="Normal (Web)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answer-desc" style:display-name="cbola-d-trivia-multi__answer-desc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fo:text-align="center" style:justify-single-word="false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-game-end_5f__5f_next-quiz" style:display-name="cbola-d-trivia-multi-game-end__next-quiz" style:family="paragraph" style:parent-style-name="normal" style:default-outline-level="">
      <style:text-properties fo:text-transform="uppercase" fo:color="#ffffff" style:font-name="Open Sans" fo:font-family="'Open Sans'" style:font-family-generic="roman" style:font-pitch="variable"/>
    </style:style>
    <style:style style:name="wp-caption-text" style:family="paragraph" style:parent-style-name="normal" style:default-outline-level="">
      <style:paragraph-properties fo:margin-top="0in" fo:margin-bottom="0.1043in" loext:contextual-spacing="false"/>
    </style:style>
    <style:style style:name="tweet" style:family="paragraph" style:parent-style-name="normal" style:default-outline-level="">
      <style:paragraph-properties fo:margin-top="0in" fo:margin-bottom="0.1043in" loext:contextual-spacing="false"/>
    </style:style>
    <style:style style:name="twitter-followers" style:family="paragraph" style:parent-style-name="normal" style:default-outline-level="">
      <style:paragraph-properties fo:margin-top="0in" fo:margin-bottom="0.1043in" loext:contextual-spacing="false"/>
    </style:style>
    <style:style style:name="clear" style:family="paragraph" style:parent-style-name="normal" style:default-outline-level="">
      <style:paragraph-properties fo:margin-top="0in" fo:margin-bottom="0.1043in" loext:contextual-spacing="false"/>
    </style:style>
    <style:style style:name="clear-right" style:family="paragraph" style:parent-style-name="normal" style:default-outline-level="">
      <style:paragraph-properties fo:margin-top="0in" fo:margin-bottom="0.1043in" loext:contextual-spacing="false"/>
    </style:style>
    <style:style style:name="clear-left" style:family="paragraph" style:parent-style-name="normal" style:default-outline-level="">
      <style:paragraph-properties fo:margin-top="0in" fo:margin-bottom="0.1043in" loext:contextual-spacing="false"/>
    </style:style>
    <style:style style:name="icons" style:family="paragraph" style:parent-style-name="normal" style:default-outline-level="">
      <style:paragraph-properties fo:margin-top="0.1563in" fo:margin-bottom="0.1043in" loext:contextual-spacing="false"/>
    </style:style>
    <style:style style:name="glyphicon" style:family="paragraph" style:parent-style-name="normal" style:default-outline-level="">
      <style:paragraph-properties fo:margin-top="0in" fo:margin-bottom="0.1043in" loext:contextual-spacing="false"/>
      <style:text-properties style:font-name="Glyphicons Halflings" fo:font-family="'Glyphicons Halflings'" style:font-family-generic="roman" style:font-pitch="variable"/>
    </style:style>
    <style:style style:name="glyphicon-earphone" style:family="paragraph" style:parent-style-name="normal" style:default-outline-level="">
      <style:paragraph-properties fo:margin-left="0.1043in" fo:margin-right="0.1043in" fo:margin-top="0.0209in" fo:margin-bottom="0.0209in" loext:contextual-spacing="false" fo:text-indent="0in" style:auto-text-indent="false"/>
      <style:text-properties fo:color="#cccccc"/>
    </style:style>
    <style:style style:name="glyphicon-envelope" style:family="paragraph" style:parent-style-name="normal" style:default-outline-level="">
      <style:paragraph-properties fo:margin-left="0.1043in" fo:margin-right="0.1043in" fo:margin-top="0.0209in" fo:margin-bottom="0.0209in" loext:contextual-spacing="false" fo:text-indent="0in" style:auto-text-indent="false"/>
      <style:text-properties fo:color="#cccccc"/>
    </style:style>
    <style:style style:name="container" style:family="paragraph" style:parent-style-name="normal" style:default-outline-level="">
      <style:paragraph-properties fo:margin-top="0in" fo:margin-bottom="0.1043in" loext:contextual-spacing="false"/>
    </style:style>
    <style:style style:name="entry-content" style:family="paragraph" style:parent-style-name="normal" style:default-outline-level="">
      <style:paragraph-properties fo:text-align="justify" style:justify-single-word="false"/>
    </style:style>
    <style:style style:name="page-header" style:family="paragraph" style:parent-style-name="normal" style:default-outline-level="">
      <style:paragraph-properties fo:margin-top="0in" fo:margin-bottom="0.3126in" loext:contextual-spacing="false"/>
    </style:style>
    <style:style style:name="page-title" style:family="paragraph" style:parent-style-name="normal" style:default-outline-level="">
      <style:paragraph-properties fo:margin-top="0in" fo:margin-bottom="0.1043in" loext:contextual-spacing="false"/>
      <style:text-properties fo:font-size="23.5pt" style:font-size-asian="23.5pt" style:font-size-complex="23.5pt"/>
    </style:style>
    <style:style style:name="entry-header" style:family="paragraph" style:parent-style-name="normal" style:default-outline-level=""/>
    <style:style style:name="entry-summary" style:family="paragraph" style:parent-style-name="normal" style:default-outline-level=""/>
    <style:style style:name="postformats" style:family="paragraph" style:parent-style-name="normal" style:default-outline-level="">
      <loext:graphic-properties draw:fill="solid" draw:fill-color="#6fb7d6"/>
      <style:paragraph-properties fo:margin-left="0.2083in" fo:margin-right="0in" fo:margin-top="0in" fo:margin-bottom="0.1043in" loext:contextual-spacing="false" fo:text-indent="0in" style:auto-text-indent="false" fo:background-color="#6fb7d6" fo:padding="0in" fo:border="0.74pt solid #2b7a9f"/>
    </style:style>
    <style:style style:name="page-links" style:family="paragraph" style:parent-style-name="normal" style:default-outline-level="">
      <style:paragraph-properties fo:margin-top="0in" fo:margin-bottom="0.1043in" loext:contextual-spacing="false"/>
    </style:style>
    <style:style style:name="more-content" style:family="paragraph" style:parent-style-name="normal" style:default-outline-level="">
      <loext:graphic-properties draw:fill="solid" draw:fill-color="#fdfdfd"/>
      <style:paragraph-properties fo:margin-top="0in" fo:margin-bottom="0.1563in" loext:contextual-spacing="false" fo:background-color="#fdfdfd" fo:padding-left="0.2083in" fo:padding-right="0.2083in" fo:padding-top="0.111in" fo:padding-bottom="0.0555in" fo:border="0.74pt solid #eaeaea"/>
    </style:style>
    <style:style style:name="previous-post" style:family="paragraph" style:parent-style-name="normal" style:default-outline-level="">
      <style:paragraph-properties fo:margin-top="0.052in" fo:margin-bottom="0in" loext:contextual-spacing="false"/>
    </style:style>
    <style:style style:name="next-post" style:family="paragraph" style:parent-style-name="normal" style:default-outline-level="">
      <style:paragraph-properties fo:margin-top="0.052in" fo:margin-bottom="0in" loext:contextual-spacing="false" fo:text-align="end" style:justify-single-word="false"/>
    </style:style>
    <style:style style:name="featured-image" style:family="paragraph" style:parent-style-name="normal" style:default-outline-level="">
      <style:paragraph-properties fo:margin-left="0in" fo:margin-right="0.1043in" fo:margin-top="0in" fo:margin-bottom="0.1043in" loext:contextual-spacing="false" fo:text-indent="0in" style:auto-text-indent="false"/>
    </style:style>
    <style:style style:name="entry-title" style:family="paragraph" style:parent-style-name="normal" style:default-outline-level="">
      <style:paragraph-properties fo:margin-top="0.2602in" fo:margin-bottom="0.1043in" loext:contextual-spacing="false" style:line-height-at-least="0.2in"/>
      <style:text-properties fo:font-size="16.5pt" style:font-size-asian="16.5pt" style:font-size-complex="16.5pt"/>
    </style:style>
    <style:style style:name="alignnone" style:family="paragraph" style:parent-style-name="normal" style:default-outline-level="">
      <style:paragraph-properties fo:margin-left="0in" fo:margin-right="0.2083in" fo:margin-top="0.052in" fo:margin-bottom="0.2083in" loext:contextual-spacing="false" fo:text-indent="0in" style:auto-text-indent="false"/>
    </style:style>
    <style:style style:name="aligncenter" style:family="paragraph" style:parent-style-name="normal" style:default-outline-level="">
      <style:paragraph-properties fo:margin-top="0.052in" fo:margin-bottom="0.052in" loext:contextual-spacing="false"/>
    </style:style>
    <style:style style:name="alignright" style:family="paragraph" style:parent-style-name="normal" style:default-outline-level="">
      <style:paragraph-properties fo:margin-left="0.2083in" fo:margin-right="0in" fo:margin-top="0.052in" fo:margin-bottom="0.2083in" loext:contextual-spacing="false" fo:text-indent="0in" style:auto-text-indent="false"/>
    </style:style>
    <style:style style:name="alignleft" style:family="paragraph" style:parent-style-name="normal" style:default-outline-level="">
      <style:paragraph-properties fo:margin-left="0in" fo:margin-right="0.2083in" fo:margin-top="0.052in" fo:margin-bottom="0.2083in" loext:contextual-spacing="false" fo:text-indent="0in" style:auto-text-indent="false"/>
    </style:style>
    <style:style style:name="wp-caption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text-align="center" style:justify-single-word="false" fo:background-color="#ffffff" fo:padding-left="0.028in" fo:padding-right="0.028in" fo:padding-top="0.1528in" fo:padding-bottom="0.111in" fo:border="0.74pt solid #f0f0f0"/>
    </style:style>
    <style:style style:name="caption_5f_title" style:display-name="caption_title" style:family="paragraph" style:parent-style-name="normal" style:default-outline-level="">
      <style:paragraph-properties fo:margin-top="0in" fo:margin-bottom="0.1043in" loext:contextual-spacing="false"/>
    </style:style>
    <style:style style:name="gallery-pagination" style:family="paragraph" style:parent-style-name="normal" style:default-outline-level="">
      <style:paragraph-properties fo:margin-top="0.2083in" fo:margin-bottom="0.2083in" loext:contextual-spacing="false"/>
    </style:style>
    <style:style style:name="entry-meta" style:family="paragraph" style:parent-style-name="normal" style:default-outline-level="">
      <style:paragraph-properties fo:margin-top="0in" fo:margin-bottom="0.1043in" loext:contextual-spacing="false" style:line-height-at-least="0.1665in"/>
      <style:text-properties fo:color="#afaeae" fo:font-size="11pt" style:font-size-asian="11pt" style:font-size-complex="11pt" text:display="none"/>
    </style:style>
    <style:style style:name="cat-links" style:family="paragraph" style:parent-style-name="normal" style:default-outline-level="">
      <style:paragraph-properties fo:margin-top="0.1043in" fo:margin-bottom="0.1043in" loext:contextual-spacing="false" style:line-height-at-least="0.2665in"/>
    </style:style>
    <style:style style:name="taglinks" style:family="paragraph" style:parent-style-name="normal" style:default-outline-level="">
      <style:paragraph-properties fo:margin-top="0in" fo:margin-bottom="0.1043in" loext:contextual-spacing="false"/>
    </style:style>
    <style:style style:name="edit-link" style:family="paragraph" style:parent-style-name="normal" style:default-outline-level="">
      <style:paragraph-properties fo:margin-top="0in" fo:margin-bottom="0.1043in" loext:contextual-spacing="false"/>
    </style:style>
    <style:style style:name="comments-area" style:family="paragraph" style:parent-style-name="normal" style:default-outline-level="">
      <loext:graphic-properties draw:fill="solid" draw:fill-color="#fdfdfd"/>
      <style:paragraph-properties fo:margin-top="0in" fo:margin-bottom="0.3126in" loext:contextual-spacing="false" fo:background-color="#fdfdfd" fo:padding="0.2083in" fo:border="0.74pt solid #eaeaea"/>
    </style:style>
    <style:style style:name="comment" style:family="paragraph" style:parent-style-name="normal" style:default-outline-level="">
      <style:paragraph-properties fo:margin-top="0.1043in" fo:margin-bottom="0.1043in" loext:contextual-spacing="false"/>
    </style:style>
    <style:style style:name="trackback" style:family="paragraph" style:parent-style-name="normal" style:default-outline-level="">
      <style:paragraph-properties fo:margin-top="0.1043in" fo:margin-bottom="0.1043in" loext:contextual-spacing="false"/>
    </style:style>
    <style:style style:name="pingback" style:family="paragraph" style:parent-style-name="normal" style:default-outline-level="">
      <style:paragraph-properties fo:margin-top="0.1043in" fo:margin-bottom="0.1043in" loext:contextual-spacing="false"/>
    </style:style>
    <style:style style:name="odd" style:family="paragraph" style:parent-style-name="normal" style:default-outline-level="">
      <loext:graphic-properties draw:fill="solid" draw:fill-color="#f8f8f8"/>
      <style:paragraph-properties fo:margin-top="0in" fo:margin-bottom="0.1043in" loext:contextual-spacing="false" fo:background-color="#f8f8f8"/>
    </style:style>
    <style:style style:name="widget_5f_search" style:display-name="widget_search" style:family="paragraph" style:parent-style-name="normal" style:default-outline-level="">
      <style:paragraph-properties fo:margin-top="0in" fo:margin-bottom="0.1043in" loext:contextual-spacing="false"/>
    </style:style>
    <style:style style:name="site-footer" style:family="paragraph" style:parent-style-name="normal" style:default-outline-level="">
      <style:paragraph-properties fo:margin-top="0.1043in" fo:margin-bottom="0.1043in" loext:contextual-spacing="false" fo:text-align="end" style:justify-single-word="false"/>
      <style:text-properties fo:color="#ffffff"/>
    </style:style>
    <style:style style:name="box" style:family="paragraph" style:parent-style-name="normal" style:default-outline-level="">
      <loext:graphic-properties draw:fill="solid" draw:fill-color="#fdfdfd"/>
      <style:paragraph-properties fo:margin-top="0in" fo:margin-bottom="0.3126in" loext:contextual-spacing="false" fo:background-color="#fdfdfd" fo:padding="0.2083in" fo:border="0.74pt solid #eaeaea"/>
    </style:style>
    <style:style style:name="breadcrumbs" style:family="paragraph" style:parent-style-name="normal" style:default-outline-level="">
      <loext:graphic-properties draw:fill="solid" draw:fill-color="#fdfdfd"/>
      <style:paragraph-properties fo:margin-top="0in" fo:margin-bottom="0.3126in" loext:contextual-spacing="false" fo:background-color="#fdfdfd" fo:padding-left="0.2083in" fo:padding-right="0.2083in" fo:padding-top="0.111in" fo:padding-bottom="0.111in" fo:border="0.74pt solid #eaeaea"/>
      <style:text-properties fo:font-size="13pt" style:font-size-asian="13pt" style:font-size-complex="13pt"/>
    </style:style>
    <style:style style:name="pagination" style:family="paragraph" style:parent-style-name="normal" style:default-outline-level="">
      <style:paragraph-properties fo:margin-top="0in" fo:margin-bottom="0.3126in" loext:contextual-spacing="false"/>
    </style:style>
    <style:style style:name="recent-posts-image" style:family="paragraph" style:parent-style-name="normal" style:default-outline-level="">
      <style:paragraph-properties fo:margin-top="0in" fo:margin-bottom="0.1043in" loext:contextual-spacing="false"/>
    </style:style>
    <style:style style:name="profile" style:family="paragraph" style:parent-style-name="normal" style:default-outline-level="">
      <style:paragraph-properties fo:margin-top="0in" fo:margin-bottom="0.1043in" loext:contextual-spacing="false" fo:padding-left="0in" fo:padding-right="0in" fo:padding-top="0in" fo:padding-bottom="0.3193in" fo:border-left="none" fo:border-right="none" fo:border-top="none" fo:border-bottom="0.74pt solid #cccccc"/>
    </style:style>
    <style:style style:name="yarpp_5f_pro_5f_msg" style:display-name="yarpp_pro_msg" style:family="paragraph" style:parent-style-name="normal" style:default-outline-level="">
      <style:paragraph-properties fo:margin-top="0in" fo:margin-bottom="0.1043in" loext:contextual-spacing="false" fo:text-align="justify" style:justify-single-word="false" fo:padding-left="0.3335in" fo:padding-right="0.3335in" fo:padding-top="0.0693in" fo:padding-bottom="0.139in" fo:border="1.5pt ridge #d0d0d0"/>
    </style:style>
    <style:style style:name="yarpp_5f_help" style:display-name="yarpp_help" style:family="paragraph" style:parent-style-name="normal" style:default-outline-level="">
      <style:paragraph-properties fo:margin-top="0in" fo:margin-bottom="0.1043in" loext:contextual-spacing="false" style:vertical-align="bottom"/>
    </style:style>
    <style:style style:name="yarpp_5f_help_5f_msg" style:display-name="yarpp_help_msg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text-align="justify" style:justify-single-word="false" fo:background-color="#ffffff" fo:padding-left="0.1528in" fo:padding-right="0.1528in" fo:padding-top="0.111in" fo:padding-bottom="0.111in" fo:border="0.74pt solid #d0d0d0"/>
      <style:text-properties text:display="none"/>
    </style:style>
    <style:style style:name="collapseomatic" style:family="paragraph" style:parent-style-name="normal" style:default-outline-level="">
      <style:paragraph-properties fo:margin-top="0in" fo:margin-bottom="0.1043in" loext:contextual-spacing="false"/>
    </style:style>
    <style:style style:name="arrowright" style:family="paragraph" style:parent-style-name="normal" style:default-outline-level="">
      <style:paragraph-properties fo:margin-top="0in" fo:margin-bottom="0.1043in" loext:contextual-spacing="false"/>
    </style:style>
    <style:style style:name="noarrow" style:family="paragraph" style:parent-style-name="normal" style:default-outline-level="">
      <style:paragraph-properties fo:margin-top="0in" fo:margin-bottom="0.1043in" loext:contextual-spacing="false"/>
    </style:style>
    <style:style style:name="colomat-hover" style:family="paragraph" style:parent-style-name="normal" style:default-outline-level="">
      <style:paragraph-properties fo:margin-top="0in" fo:margin-bottom="0.1043in" loext:contextual-spacing="false"/>
      <style:text-properties style:text-underline-style="solid" style:text-underline-width="auto" style:text-underline-color="font-color"/>
    </style:style>
    <style:style style:name="colomat-close" style:family="paragraph" style:parent-style-name="normal" style:default-outline-level="">
      <style:paragraph-properties fo:margin-top="0in" fo:margin-bottom="0.1043in" loext:contextual-spacing="false"/>
    </style:style>
    <style:style style:name="colomat-swap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collapseomatic_5f_excerpt" style:display-name="collapseomatic_excerpt" style:family="paragraph" style:parent-style-name="normal" style:default-outline-level="">
      <style:paragraph-properties fo:margin-left="0.1665in" fo:margin-right="0in" fo:margin-top="0in" fo:margin-bottom="0.1043in" loext:contextual-spacing="false" fo:text-indent="0in" style:auto-text-indent="false"/>
    </style:style>
    <style:style style:name="collapseomatic_5f_content" style:display-name="collapseomatic_content" style:family="paragraph" style:parent-style-name="normal" style:default-outline-level="">
      <style:paragraph-properties fo:margin-left="0.1665in" fo:margin-right="0in" fo:margin-top="0in" fo:margin-bottom="0.1043in" loext:contextual-spacing="false" fo:text-indent="0in" style:auto-text-indent="false"/>
    </style:style>
    <style:style style:name="maptastic" style:family="paragraph" style:parent-style-name="normal" style:default-outline-level="">
      <style:paragraph-properties fo:margin-top="0in" fo:margin-bottom="0.1043in" loext:contextual-spacing="false"/>
    </style:style>
    <style:style style:name="mailerlite-form-response" style:family="paragraph" style:parent-style-name="normal" style:default-outline-level="">
      <style:paragraph-properties fo:margin-top="0.2083in" fo:margin-bottom="0.1043in" loext:contextual-spacing="false" fo:text-align="center" style:justify-single-word="false"/>
      <style:text-properties fo:color="#00a154" text:display="none"/>
    </style:style>
    <style:style style:name="mailerlite-form-loader" style:family="paragraph" style:parent-style-name="normal" style:default-outline-level="">
      <style:paragraph-properties fo:margin-left="0.2083in" fo:margin-right="0.2083in" fo:text-align="center" style:justify-single-word="false" fo:text-indent="0in" style:auto-text-indent="false"/>
      <style:text-properties fo:font-weight="bold" style:font-weight-asian="bold" style:font-weight-complex="bold" text:display="none"/>
    </style:style>
    <style:style style:name="featured-posts" style:family="paragraph" style:parent-style-name="normal" style:default-outline-level="">
      <style:paragraph-properties fo:margin-top="0in" fo:margin-bottom="0.2083in" loext:contextual-spacing="false"/>
    </style:style>
    <style:style style:name="featured-posts-container" style:family="paragraph" style:parent-style-name="normal" style:default-outline-level="">
      <style:paragraph-properties fo:margin-top="0in" fo:margin-bottom="0.1043in" loext:contextual-spacing="false" fo:padding="0.1528in" fo:border="0.74pt solid #dddddd"/>
    </style:style>
    <style:style style:name="featured-list-meta" style:family="paragraph" style:parent-style-name="normal" style:default-outline-level="">
      <style:paragraph-properties fo:margin-top="0in" fo:margin-bottom="0.1043in" loext:contextual-spacing="false"/>
      <style:text-properties fo:color="#cccccc" fo:font-size="9.5pt" style:font-size-asian="9.5pt" style:font-size-complex="9.5pt"/>
    </style:style>
    <style:style style:name="lbloading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/>
    </style:style>
    <style:style style:name="box-image-container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es-carousel-wrapper" style:family="paragraph" style:parent-style-name="normal" style:default-outline-level="">
      <style:paragraph-properties fo:margin-top="0in" fo:margin-bottom="0.2083in" loext:contextual-spacing="false"/>
    </style:style>
    <style:style style:name="es-carousel" style:family="paragraph" style:parent-style-name="normal" style:default-outline-level="">
      <style:paragraph-properties fo:margin-top="0in" fo:margin-bottom="0.1043in" loext:contextual-spacing="false"/>
    </style:style>
    <style:style style:name="carousel-captions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jcarousel-clip" style:family="paragraph" style:parent-style-name="normal" style:default-outline-level=""/>
    <style:style style:name="jcarousel-list" style:family="paragraph" style:parent-style-name="normal" style:default-outline-level=""/>
    <style:style style:name="jcarousel-item" style:family="paragraph" style:parent-style-name="normal" style:default-outline-level="">
      <style:paragraph-properties fo:margin-top="0in" fo:margin-bottom="0.1043in" loext:contextual-spacing="false"/>
    </style:style>
    <style:style style:name="jcarousel-next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jcarousel-prev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hide-text" style:family="paragraph" style:parent-style-name="normal" style:default-outline-level="">
      <style:paragraph-properties fo:margin-top="0in" fo:margin-bottom="0.1043in" loext:contextual-spacing="false"/>
    </style:style>
    <style:style style:name="input-block-level" style:family="paragraph" style:parent-style-name="normal" style:default-outline-level="">
      <style:paragraph-properties fo:margin-top="0in" fo:margin-bottom="0.1043in" loext:contextual-spacing="false"/>
    </style:style>
    <style:style style:name="img-polaroid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 fo:padding="0.0417in" fo:border="0.74pt solid #cccccc"/>
    </style:style>
    <style:style style:name="row" style:family="paragraph" style:parent-style-name="normal" style:default-outline-level="">
      <style:paragraph-properties fo:margin-left="-0.2083in" fo:margin-right="0in" fo:margin-top="0in" fo:margin-bottom="0.1043in" loext:contextual-spacing="false" fo:text-indent="0in" style:auto-text-indent="false"/>
    </style:style>
    <style:style style:name="span12" style:family="paragraph" style:parent-style-name="normal" style:default-outline-level="">
      <style:paragraph-properties fo:margin-top="0in" fo:margin-bottom="0.1043in" loext:contextual-spacing="false"/>
    </style:style>
    <style:style style:name="span11" style:family="paragraph" style:parent-style-name="normal" style:default-outline-level="">
      <style:paragraph-properties fo:margin-top="0in" fo:margin-bottom="0.1043in" loext:contextual-spacing="false"/>
    </style:style>
    <style:style style:name="span10" style:family="paragraph" style:parent-style-name="normal" style:default-outline-level="">
      <style:paragraph-properties fo:margin-top="0in" fo:margin-bottom="0.1043in" loext:contextual-spacing="false"/>
    </style:style>
    <style:style style:name="span9" style:family="paragraph" style:parent-style-name="normal" style:default-outline-level="">
      <style:paragraph-properties fo:margin-top="0in" fo:margin-bottom="0.1043in" loext:contextual-spacing="false"/>
    </style:style>
    <style:style style:name="span8" style:family="paragraph" style:parent-style-name="normal" style:default-outline-level="">
      <style:paragraph-properties fo:margin-top="0in" fo:margin-bottom="0.1043in" loext:contextual-spacing="false"/>
    </style:style>
    <style:style style:name="span7" style:family="paragraph" style:parent-style-name="normal" style:default-outline-level="">
      <style:paragraph-properties fo:margin-top="0in" fo:margin-bottom="0.1043in" loext:contextual-spacing="false"/>
    </style:style>
    <style:style style:name="span6" style:family="paragraph" style:parent-style-name="normal" style:default-outline-level="">
      <style:paragraph-properties fo:margin-top="0in" fo:margin-bottom="0.1043in" loext:contextual-spacing="false"/>
    </style:style>
    <style:style style:name="span5" style:family="paragraph" style:parent-style-name="normal" style:default-outline-level="">
      <style:paragraph-properties fo:margin-top="0in" fo:margin-bottom="0.1043in" loext:contextual-spacing="false"/>
    </style:style>
    <style:style style:name="span4" style:family="paragraph" style:parent-style-name="normal" style:default-outline-level="">
      <style:paragraph-properties fo:margin-top="0in" fo:margin-bottom="0.1043in" loext:contextual-spacing="false"/>
    </style:style>
    <style:style style:name="span3" style:family="paragraph" style:parent-style-name="normal" style:default-outline-level="">
      <style:paragraph-properties fo:margin-top="0in" fo:margin-bottom="0.1043in" loext:contextual-spacing="false"/>
    </style:style>
    <style:style style:name="span2" style:family="paragraph" style:parent-style-name="normal" style:default-outline-level="">
      <style:paragraph-properties fo:margin-top="0in" fo:margin-bottom="0.1043in" loext:contextual-spacing="false"/>
    </style:style>
    <style:style style:name="span1" style:family="paragraph" style:parent-style-name="normal" style:default-outline-level="">
      <style:paragraph-properties fo:margin-top="0in" fo:margin-bottom="0.1043in" loext:contextual-spacing="false"/>
    </style:style>
    <style:style style:name="offset12" style:family="paragraph" style:parent-style-name="normal" style:default-outline-level="">
      <style:paragraph-properties fo:margin-left="10.2083in" fo:margin-right="0in" fo:margin-top="0in" fo:margin-bottom="0.1043in" loext:contextual-spacing="false" fo:text-indent="0in" style:auto-text-indent="false"/>
    </style:style>
    <style:style style:name="offset11" style:family="paragraph" style:parent-style-name="normal" style:default-outline-level="">
      <style:paragraph-properties fo:margin-left="9.3752in" fo:margin-right="0in" fo:margin-top="0in" fo:margin-bottom="0.1043in" loext:contextual-spacing="false" fo:text-indent="0in" style:auto-text-indent="false"/>
    </style:style>
    <style:style style:name="offset10" style:family="paragraph" style:parent-style-name="normal" style:default-outline-level="">
      <style:paragraph-properties fo:margin-left="8.5417in" fo:margin-right="0in" fo:margin-top="0in" fo:margin-bottom="0.1043in" loext:contextual-spacing="false" fo:text-indent="0in" style:auto-text-indent="false"/>
    </style:style>
    <style:style style:name="offset9" style:family="paragraph" style:parent-style-name="normal" style:default-outline-level="">
      <style:paragraph-properties fo:margin-left="7.7083in" fo:margin-right="0in" fo:margin-top="0in" fo:margin-bottom="0.1043in" loext:contextual-spacing="false" fo:text-indent="0in" style:auto-text-indent="false"/>
    </style:style>
    <style:style style:name="offset8" style:family="paragraph" style:parent-style-name="normal" style:default-outline-level="">
      <style:paragraph-properties fo:margin-left="6.8752in" fo:margin-right="0in" fo:margin-top="0in" fo:margin-bottom="0.1043in" loext:contextual-spacing="false" fo:text-indent="0in" style:auto-text-indent="false"/>
    </style:style>
    <style:style style:name="offset7" style:family="paragraph" style:parent-style-name="normal" style:default-outline-level="">
      <style:paragraph-properties fo:margin-left="6.0417in" fo:margin-right="0in" fo:margin-top="0in" fo:margin-bottom="0.1043in" loext:contextual-spacing="false" fo:text-indent="0in" style:auto-text-indent="false"/>
    </style:style>
    <style:style style:name="offset6" style:family="paragraph" style:parent-style-name="normal" style:default-outline-level="">
      <style:paragraph-properties fo:margin-left="5.2083in" fo:margin-right="0in" fo:margin-top="0in" fo:margin-bottom="0.1043in" loext:contextual-spacing="false" fo:text-indent="0in" style:auto-text-indent="false"/>
    </style:style>
    <style:style style:name="offset5" style:family="paragraph" style:parent-style-name="normal" style:default-outline-level="">
      <style:paragraph-properties fo:margin-left="4.3752in" fo:margin-right="0in" fo:margin-top="0in" fo:margin-bottom="0.1043in" loext:contextual-spacing="false" fo:text-indent="0in" style:auto-text-indent="false"/>
    </style:style>
    <style:style style:name="offset4" style:family="paragraph" style:parent-style-name="normal" style:default-outline-level="">
      <style:paragraph-properties fo:margin-left="3.5417in" fo:margin-right="0in" fo:margin-top="0in" fo:margin-bottom="0.1043in" loext:contextual-spacing="false" fo:text-indent="0in" style:auto-text-indent="false"/>
    </style:style>
    <style:style style:name="offset3" style:family="paragraph" style:parent-style-name="normal" style:default-outline-level="">
      <style:paragraph-properties fo:margin-left="2.7083in" fo:margin-right="0in" fo:margin-top="0in" fo:margin-bottom="0.1043in" loext:contextual-spacing="false" fo:text-indent="0in" style:auto-text-indent="false"/>
    </style:style>
    <style:style style:name="offset2" style:family="paragraph" style:parent-style-name="normal" style:default-outline-level="">
      <style:paragraph-properties fo:margin-left="1.8752in" fo:margin-right="0in" fo:margin-top="0in" fo:margin-bottom="0.1043in" loext:contextual-spacing="false" fo:text-indent="0in" style:auto-text-indent="false"/>
    </style:style>
    <style:style style:name="offset1" style:family="paragraph" style:parent-style-name="normal" style:default-outline-level="">
      <style:paragraph-properties fo:margin-left="1.0417in" fo:margin-right="0in" fo:margin-top="0in" fo:margin-bottom="0.1043in" loext:contextual-spacing="false" fo:text-indent="0in" style:auto-text-indent="false"/>
    </style:style>
    <style:style style:name="row-fluid" style:family="paragraph" style:parent-style-name="normal" style:default-outline-level="">
      <style:paragraph-properties fo:margin-top="0in" fo:margin-bottom="0.1043in" loext:contextual-spacing="false"/>
    </style:style>
    <style:style style:name="container-fluid" style:family="paragraph" style:parent-style-name="normal" style:default-outline-level="">
      <style:paragraph-properties fo:margin-top="0in" fo:margin-bottom="0.1043in" loext:contextual-spacing="false"/>
    </style:style>
    <style:style style:name="lead" style:family="paragraph" style:parent-style-name="normal" style:default-outline-level="">
      <style:paragraph-properties fo:margin-top="0in" fo:margin-bottom="0.2083in" loext:contextual-spacing="false" style:line-height-at-least="0.3126in"/>
      <style:text-properties fo:font-size="16pt" style:font-size-asian="16pt" style:font-size-complex="16pt"/>
    </style:style>
    <style:style style:name="muted" style:family="paragraph" style:parent-style-name="normal" style:default-outline-level="">
      <style:paragraph-properties fo:margin-top="0in" fo:margin-bottom="0.1043in" loext:contextual-spacing="false"/>
      <style:text-properties fo:color="#999999"/>
    </style:style>
    <style:style style:name="text-warning" style:family="paragraph" style:parent-style-name="normal" style:default-outline-level="">
      <style:paragraph-properties fo:margin-top="0in" fo:margin-bottom="0.1043in" loext:contextual-spacing="false"/>
      <style:text-properties fo:color="#c09853"/>
    </style:style>
    <style:style style:name="text-error" style:family="paragraph" style:parent-style-name="normal" style:default-outline-level="">
      <style:paragraph-properties fo:margin-top="0in" fo:margin-bottom="0.1043in" loext:contextual-spacing="false"/>
      <style:text-properties fo:color="#b94a48"/>
    </style:style>
    <style:style style:name="text-info" style:family="paragraph" style:parent-style-name="normal" style:default-outline-level="">
      <style:paragraph-properties fo:margin-top="0in" fo:margin-bottom="0.1043in" loext:contextual-spacing="false"/>
      <style:text-properties fo:color="#3a87ad"/>
    </style:style>
    <style:style style:name="text-success" style:family="paragraph" style:parent-style-name="normal" style:default-outline-level="">
      <style:paragraph-properties fo:margin-top="0in" fo:margin-bottom="0.1043in" loext:contextual-spacing="false"/>
      <style:text-properties fo:color="#468847"/>
    </style:style>
    <style:style style:name="uneditable-input" style:family="paragraph" style:parent-style-name="normal" style:default-outline-level="">
      <loext:graphic-properties draw:fill="solid" draw:fill-color="#fcfcfc"/>
      <style:paragraph-properties fo:margin-top="0in" fo:margin-bottom="0.1043in" loext:contextual-spacing="false" fo:background-color="#fcfcfc"/>
      <style:text-properties fo:color="#999999"/>
    </style:style>
    <style:style style:name="uneditable-textarea" style:family="paragraph" style:parent-style-name="normal" style:default-outline-level="">
      <loext:graphic-properties draw:fill="solid" draw:fill-color="#fcfcfc"/>
      <style:paragraph-properties fo:margin-top="0in" fo:margin-bottom="0.1043in" loext:contextual-spacing="false" fo:background-color="#fcfcfc"/>
      <style:text-properties fo:color="#999999"/>
    </style:style>
    <style:style style:name="radio" style:family="paragraph" style:parent-style-name="normal" style:default-outline-level="">
      <style:paragraph-properties fo:margin-top="0in" fo:margin-bottom="0.1043in" loext:contextual-spacing="false"/>
    </style:style>
    <style:style style:name="checkbox" style:family="paragraph" style:parent-style-name="normal" style:default-outline-level="">
      <style:paragraph-properties fo:margin-top="0in" fo:margin-bottom="0.1043in" loext:contextual-spacing="false"/>
    </style:style>
    <style:style style:name="input-mini" style:family="paragraph" style:parent-style-name="normal" style:default-outline-level="">
      <style:paragraph-properties fo:margin-top="0in" fo:margin-bottom="0.1043in" loext:contextual-spacing="false"/>
    </style:style>
    <style:style style:name="input-small" style:family="paragraph" style:parent-style-name="normal" style:default-outline-level="">
      <style:paragraph-properties fo:margin-top="0in" fo:margin-bottom="0.1043in" loext:contextual-spacing="false"/>
    </style:style>
    <style:style style:name="input-medium" style:family="paragraph" style:parent-style-name="normal" style:default-outline-level="">
      <style:paragraph-properties fo:margin-top="0in" fo:margin-bottom="0.1043in" loext:contextual-spacing="false"/>
    </style:style>
    <style:style style:name="input-large" style:family="paragraph" style:parent-style-name="normal" style:default-outline-level="">
      <style:paragraph-properties fo:margin-top="0in" fo:margin-bottom="0.1043in" loext:contextual-spacing="false"/>
    </style:style>
    <style:style style:name="input-xlarge" style:family="paragraph" style:parent-style-name="normal" style:default-outline-level="">
      <style:paragraph-properties fo:margin-top="0in" fo:margin-bottom="0.1043in" loext:contextual-spacing="false"/>
    </style:style>
    <style:style style:name="input-xxlarge" style:family="paragraph" style:parent-style-name="normal" style:default-outline-level="">
      <style:paragraph-properties fo:margin-top="0in" fo:margin-bottom="0.1043in" loext:contextual-spacing="false"/>
    </style:style>
    <style:style style:name="form-actions" style:family="paragraph" style:parent-style-name="normal" style:default-outline-level="">
      <loext:graphic-properties draw:fill="solid" draw:fill-color="#f5f5f5"/>
      <style:paragraph-properties fo:margin-top="0.2083in" fo:margin-bottom="0.2083in" loext:contextual-spacing="false" fo:background-color="#f5f5f5" fo:padding-left="0in" fo:padding-right="0in" fo:padding-top="0.1945in" fo:padding-bottom="0in" fo:border-left="none" fo:border-right="none" fo:border-top="0.74pt solid #e5e5e5" fo:border-bottom="none"/>
    </style:style>
    <style:style style:name="help-block" style:family="paragraph" style:parent-style-name="normal" style:default-outline-level="">
      <style:paragraph-properties fo:margin-top="0in" fo:margin-bottom="0.1043in" loext:contextual-spacing="false"/>
      <style:text-properties fo:color="#595959"/>
    </style:style>
    <style:style style:name="help-inline" style:family="paragraph" style:parent-style-name="normal" style:default-outline-level="">
      <style:paragraph-properties fo:margin-top="0in" fo:margin-bottom="0.1043in" loext:contextual-spacing="false" style:vertical-align="middle"/>
      <style:text-properties fo:color="#595959"/>
    </style:style>
    <style:style style:name="input-append" style:family="paragraph" style:parent-style-name="normal" style:default-outline-level="">
      <style:paragraph-properties fo:margin-top="0in" fo:margin-bottom="0.052in" loext:contextual-spacing="false"/>
      <style:text-properties fo:font-size="1pt" style:font-size-asian="1pt" style:font-size-complex="1pt"/>
    </style:style>
    <style:style style:name="input-prepend" style:family="paragraph" style:parent-style-name="normal" style:default-outline-level="">
      <style:paragraph-properties fo:margin-top="0in" fo:margin-bottom="0.052in" loext:contextual-spacing="false"/>
      <style:text-properties fo:font-size="1pt" style:font-size-asian="1pt" style:font-size-complex="1pt"/>
    </style:style>
    <style:style style:name="control-group" style:family="paragraph" style:parent-style-name="normal" style:default-outline-level="">
      <style:paragraph-properties fo:margin-top="0in" fo:margin-bottom="0.1043in" loext:contextual-spacing="false"/>
    </style:style>
    <style:style style:name="table" style:family="paragraph" style:parent-style-name="normal" style:default-outline-level="">
      <style:paragraph-properties fo:margin-top="0in" fo:margin-bottom="0.2083in" loext:contextual-spacing="false"/>
    </style:style>
    <style:style style:name="table-bordered" style:family="paragraph" style:parent-style-name="normal" style:default-outline-level="">
      <style:paragraph-properties fo:margin-top="0in" fo:margin-bottom="0.1043in" loext:contextual-spacing="false" fo:padding="0in" fo:border-left="0.26pt solid #dddddd" fo:border-right="0.74pt solid #dddddd" fo:border-top="0.74pt solid #dddddd" fo:border-bottom="0.74pt solid #dddddd"/>
    </style:style>
    <style:style style:name="icon-random" style:family="paragraph" style:parent-style-name="normal" style:default-outline-level="">
      <style:paragraph-properties fo:margin-top="0in" fo:margin-bottom="0.1043in" loext:contextual-spacing="false"/>
    </style:style>
    <style:style style:name="icon-folder-open" style:family="paragraph" style:parent-style-name="normal" style:default-outline-level="">
      <style:paragraph-properties fo:margin-top="0in" fo:margin-bottom="0.1043in" loext:contextual-spacing="false"/>
    </style:style>
    <style:style style:name="caret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000000" fo:border-bottom="none" style:vertical-align="top"/>
    </style:style>
    <style:style style:name="dropdown-menu" style:family="paragraph" style:parent-style-name="normal" style:default-outline-level="">
      <loext:graphic-properties draw:fill="solid" draw:fill-color="#ffffff"/>
      <style:paragraph-properties fo:margin-top="0.0209in" fo:margin-bottom="0in" loext:contextual-spacing="false" fo:background-color="#ffffff" fo:padding-left="0in" fo:padding-right="0in" fo:padding-top="0.0555in" fo:padding-bottom="0.0555in" fo:border="0.74pt solid #cccccc"/>
      <style:text-properties text:display="none"/>
    </style:style>
    <style:style style:name="typeahead" style:family="paragraph" style:parent-style-name="normal" style:default-outline-level="">
      <style:paragraph-properties fo:margin-top="0.0209in" fo:margin-bottom="0.1043in" loext:contextual-spacing="false"/>
    </style:style>
    <style:style style:name="well" style:family="paragraph" style:parent-style-name="normal" style:default-outline-level="">
      <loext:graphic-properties draw:fill="solid" draw:fill-color="#f5f5f5"/>
      <style:paragraph-properties fo:margin-top="0in" fo:margin-bottom="0.2083in" loext:contextual-spacing="false" fo:background-color="#f5f5f5" fo:padding="0.1945in" fo:border="0.74pt solid #e3e3e3"/>
    </style:style>
    <style:style style:name="well-large" style:family="paragraph" style:parent-style-name="normal" style:default-outline-level="">
      <style:paragraph-properties fo:margin-top="0in" fo:margin-bottom="0.1043in" loext:contextual-spacing="false"/>
    </style:style>
    <style:style style:name="well-small" style:family="paragraph" style:parent-style-name="normal" style:default-outline-level="">
      <style:paragraph-properties fo:margin-top="0in" fo:margin-bottom="0.1043in" loext:contextual-spacing="false"/>
    </style:style>
    <style:style style:name="collapse" style:family="paragraph" style:parent-style-name="normal" style:default-outline-level="">
      <style:paragraph-properties fo:margin-top="0in" fo:margin-bottom="0.1043in" loext:contextual-spacing="false"/>
    </style:style>
    <style:style style:name="close" style:family="paragraph" style:parent-style-name="normal" style:default-outline-level="">
      <style:paragraph-properties fo:margin-top="0in" fo:margin-bottom="0.1043in" loext:contextual-spacing="false" style:line-height-at-least="0.2083in"/>
      <style:text-properties fo:color="#000000" fo:font-size="15pt" fo:font-weight="bold" style:font-size-asian="15pt" style:font-weight-asian="bold" style:font-size-complex="15pt" style:font-weight-complex="bold"/>
    </style:style>
    <style:style style:name="btn" style:family="paragraph" style:parent-style-name="normal" style:default-outline-level="">
      <loext:graphic-properties draw:fill="solid" draw:fill-color="#f5f5f5"/>
      <style:paragraph-properties style:line-height-at-least="0.2083in" fo:text-align="center" style:justify-single-word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-large" style:family="paragraph" style:parent-style-name="normal" style:default-outline-level="">
      <style:paragraph-properties fo:margin-top="0in" fo:margin-bottom="0.1043in" loext:contextual-spacing="false"/>
      <style:text-properties fo:font-size="13pt" style:font-size-asian="13pt" style:font-size-complex="13pt"/>
    </style:style>
    <style:style style:name="btn-small" style:family="paragraph" style:parent-style-name="normal" style:default-outline-level="">
      <style:paragraph-properties fo:margin-top="0in" fo:margin-bottom="0.1043in" loext:contextual-spacing="false"/>
      <style:text-properties fo:font-size="9pt" style:font-size-asian="9pt" style:font-size-complex="9pt"/>
    </style:style>
    <style:style style:name="btn-mini" style:family="paragraph" style:parent-style-name="normal" style:default-outline-level="">
      <style:paragraph-properties fo:margin-top="0in" fo:margin-bottom="0.1043in" loext:contextual-spacing="false"/>
      <style:text-properties fo:font-size="8pt" style:font-size-asian="8pt" style:font-size-complex="8pt"/>
    </style:style>
    <style:style style:name="btn-block" style:family="paragraph" style:parent-style-name="normal" style:default-outline-level="">
      <style:paragraph-properties fo:margin-top="0in" fo:margin-bottom="0.1043in" loext:contextual-spacing="false"/>
    </style:style>
    <style:style style:name="btn-primary" style:family="paragraph" style:parent-style-name="normal" style:default-outline-level="">
      <loext:graphic-properties draw:fill="solid" draw:fill-color="#006dcc"/>
      <style:paragraph-properties fo:margin-top="0in" fo:margin-bottom="0.1043in" loext:contextual-spacing="false" fo:background-color="#006dcc"/>
      <style:text-properties fo:color="#ffffff"/>
    </style:style>
    <style:style style:name="btn-warning" style:family="paragraph" style:parent-style-name="normal" style:default-outline-level="">
      <loext:graphic-properties draw:fill="solid" draw:fill-color="#faa732"/>
      <style:paragraph-properties fo:margin-top="0in" fo:margin-bottom="0.1043in" loext:contextual-spacing="false" fo:background-color="#faa732"/>
      <style:text-properties fo:color="#ffffff"/>
    </style:style>
    <style:style style:name="btn-danger" style:family="paragraph" style:parent-style-name="normal" style:default-outline-level="">
      <loext:graphic-properties draw:fill="solid" draw:fill-color="#da4f49"/>
      <style:paragraph-properties fo:margin-top="0in" fo:margin-bottom="0.1043in" loext:contextual-spacing="false" fo:background-color="#da4f49"/>
      <style:text-properties fo:color="#ffffff"/>
    </style:style>
    <style:style style:name="btn-success" style:family="paragraph" style:parent-style-name="normal" style:default-outline-level="">
      <loext:graphic-properties draw:fill="solid" draw:fill-color="#5bb75b"/>
      <style:paragraph-properties fo:margin-top="0in" fo:margin-bottom="0.1043in" loext:contextual-spacing="false" fo:background-color="#5bb75b"/>
      <style:text-properties fo:color="#ffffff"/>
    </style:style>
    <style:style style:name="btn-info" style:family="paragraph" style:parent-style-name="normal" style:default-outline-level="">
      <loext:graphic-properties draw:fill="solid" draw:fill-color="#49afcd"/>
      <style:paragraph-properties fo:margin-top="0in" fo:margin-bottom="0.1043in" loext:contextual-spacing="false" fo:background-color="#49afcd"/>
      <style:text-properties fo:color="#ffffff"/>
    </style:style>
    <style:style style:name="btn-inverse" style:family="paragraph" style:parent-style-name="normal" style:default-outline-level="">
      <loext:graphic-properties draw:fill="solid" draw:fill-color="#363636"/>
      <style:paragraph-properties fo:margin-top="0in" fo:margin-bottom="0.1043in" loext:contextual-spacing="false" fo:background-color="#363636"/>
      <style:text-properties fo:color="#ffffff"/>
    </style:style>
    <style:style style:name="btn-link" style:family="paragraph" style:parent-style-name="normal" style:default-outline-level="">
      <style:paragraph-properties fo:margin-top="0in" fo:margin-bottom="0.1043in" loext:contextual-spacing="false"/>
      <style:text-properties fo:color="#0088cc"/>
    </style:style>
    <style:style style:name="btn-group" style:family="paragraph" style:parent-style-name="normal" style:default-outline-level="">
      <style:paragraph-properties fo:margin-top="0in" fo:margin-bottom="0.1043in" loext:contextual-spacing="false" style:vertical-align="middle"/>
      <style:text-properties fo:font-size="1pt" style:font-size-asian="1pt" style:font-size-complex="1pt"/>
    </style:style>
    <style:style style:name="btn-toolbar" style:family="paragraph" style:parent-style-name="normal" style:default-outline-level="">
      <style:paragraph-properties fo:margin-top="0.1043in" fo:margin-bottom="0.1043in" loext:contextual-spacing="false"/>
      <style:text-properties fo:font-size="1pt" style:font-size-asian="1pt" style:font-size-complex="1pt"/>
    </style:style>
    <style:style style:name="alert" style:family="paragraph" style:parent-style-name="normal" style:default-outline-level="">
      <loext:graphic-properties draw:fill="solid" draw:fill-color="#fcf8e3"/>
      <style:paragraph-properties fo:margin-top="0in" fo:margin-bottom="0.2083in" loext:contextual-spacing="false" fo:background-color="#fcf8e3" fo:padding-left="0.1528in" fo:padding-right="0.361in" fo:padding-top="0.0835in" fo:padding-bottom="0.0835in" fo:border="0.74pt solid #fbeed5"/>
      <style:text-properties fo:color="#c09853"/>
    </style:style>
    <style:style style:name="alert-success" style:family="paragraph" style:parent-style-name="normal" style:default-outline-level="">
      <loext:graphic-properties draw:fill="solid" draw:fill-color="#dff0d8"/>
      <style:paragraph-properties fo:margin-top="0in" fo:margin-bottom="0.1043in" loext:contextual-spacing="false" fo:background-color="#dff0d8"/>
      <style:text-properties fo:color="#468847"/>
    </style:style>
    <style:style style:name="alert-danger" style:family="paragraph" style:parent-style-name="normal" style:default-outline-level="">
      <loext:graphic-properties draw:fill="solid" draw:fill-color="#f2dede"/>
      <style:paragraph-properties fo:margin-top="0in" fo:margin-bottom="0.1043in" loext:contextual-spacing="false" fo:background-color="#f2dede"/>
      <style:text-properties fo:color="#b94a48"/>
    </style:style>
    <style:style style:name="alert-error" style:family="paragraph" style:parent-style-name="normal" style:default-outline-level="">
      <loext:graphic-properties draw:fill="solid" draw:fill-color="#f2dede"/>
      <style:paragraph-properties fo:margin-top="0in" fo:margin-bottom="0.1043in" loext:contextual-spacing="false" fo:background-color="#f2dede"/>
      <style:text-properties fo:color="#b94a48"/>
    </style:style>
    <style:style style:name="alert-info" style:family="paragraph" style:parent-style-name="normal" style:default-outline-level="">
      <loext:graphic-properties draw:fill="solid" draw:fill-color="#d9edf7"/>
      <style:paragraph-properties fo:margin-top="0in" fo:margin-bottom="0.1043in" loext:contextual-spacing="false" fo:background-color="#d9edf7"/>
      <style:text-properties fo:color="#3a87ad"/>
    </style:style>
    <style:style style:name="alert-block" style:family="paragraph" style:parent-style-name="normal" style:default-outline-level="">
      <style:paragraph-properties fo:margin-top="0in" fo:margin-bottom="0.1043in" loext:contextual-spacing="false"/>
    </style:style>
    <style:style style:name="nav" style:family="paragraph" style:parent-style-name="normal" style:default-outline-level="">
      <style:paragraph-properties fo:margin-top="0in" fo:margin-bottom="0.2083in" loext:contextual-spacing="false"/>
    </style:style>
    <style:style style:name="nav-header" style:family="paragraph" style:parent-style-name="normal" style:default-outline-level="">
      <style:paragraph-properties fo:margin-top="0in" fo:margin-bottom="0.1043in" loext:contextual-spacing="false" style:line-height-at-least="0.2083in"/>
      <style:text-properties fo:text-transform="uppercase" fo:color="#999999" fo:font-size="8.5pt" fo:font-weight="bold" style:font-size-asian="8.5pt" style:font-weight-asian="bold" style:font-size-complex="8.5pt" style:font-weight-complex="bold"/>
    </style:style>
    <style:style style:name="nav-list" style:family="paragraph" style:parent-style-name="normal" style:default-outline-level=""/>
    <style:style style:name="nav-tabs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none" fo:border-bottom="0.74pt solid #dddddd"/>
    </style:style>
    <style:style style:name="navbar" style:family="paragraph" style:parent-style-name="normal" style:default-outline-level="">
      <style:paragraph-properties fo:margin-top="0in" fo:margin-bottom="0.2083in" loext:contextual-spacing="false"/>
    </style:style>
    <style:style style:name="navbar-inner" style:family="paragraph" style:parent-style-name="normal" style:default-outline-level="">
      <loext:graphic-properties draw:fill="solid" draw:fill-color="#fafafa"/>
      <style:paragraph-properties fo:margin-top="0in" fo:margin-bottom="0.1043in" loext:contextual-spacing="false" fo:background-color="#fafafa" fo:padding-left="0.2083in" fo:padding-right="0.2083in" fo:padding-top="0in" fo:padding-bottom="0in" fo:border="0.74pt solid #d4d4d4"/>
    </style:style>
    <style:style style:name="navbar-text" style:family="paragraph" style:parent-style-name="normal" style:default-outline-level="">
      <style:paragraph-properties style:line-height-at-least="0.4165in"/>
      <style:text-properties fo:color="#777777"/>
    </style:style>
    <style:style style:name="navbar-link" style:family="paragraph" style:parent-style-name="normal" style:default-outline-level="">
      <style:paragraph-properties fo:margin-top="0in" fo:margin-bottom="0.1043in" loext:contextual-spacing="false"/>
      <style:text-properties fo:color="#777777"/>
    </style:style>
    <style:style style:name="navbar-form" style:family="paragraph" style:parent-style-name="normal" style:default-outline-level=""/>
    <style:style style:name="navbar-search" style:family="paragraph" style:parent-style-name="normal" style:default-outline-level="">
      <style:paragraph-properties fo:margin-top="0.052in" fo:margin-bottom="0in" loext:contextual-spacing="false"/>
    </style:style>
    <style:style style:name="navbar-static-top" style:family="paragraph" style:parent-style-name="normal" style:default-outline-level=""/>
    <style:style style:name="navbar-fixed-top" style:family="paragraph" style:parent-style-name="normal" style:default-outline-level=""/>
    <style:style style:name="navbar-fixed-bottom" style:family="paragraph" style:parent-style-name="normal" style:default-outline-level=""/>
    <style:style style:name="breadcrumb" style:family="paragraph" style:parent-style-name="normal" style:default-outline-level="">
      <loext:graphic-properties draw:fill="solid" draw:fill-color="#f5f5f5"/>
      <style:paragraph-properties fo:margin-top="0in" fo:margin-bottom="0.2083in" loext:contextual-spacing="false" fo:background-color="#f5f5f5"/>
    </style:style>
    <style:style style:name="pagination-centered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pagination-right" style:family="paragraph" style:parent-style-name="normal" style:default-outline-level="">
      <style:paragraph-properties fo:margin-top="0in" fo:margin-bottom="0.1043in" loext:contextual-spacing="false" fo:text-align="end" style:justify-single-word="false"/>
    </style:style>
    <style:style style:name="pager" style:family="paragraph" style:parent-style-name="normal" style:default-outline-level="">
      <style:paragraph-properties fo:margin-top="0.2083in" fo:margin-bottom="0.2083in" loext:contextual-spacing="false" fo:text-align="center" style:justify-single-word="false"/>
    </style:style>
    <style:style style:name="modal-backdrop" style:family="paragraph" style:parent-style-name="normal" style:default-outline-level="">
      <loext:graphic-properties draw:fill="solid" draw:fill-color="#000000"/>
      <style:paragraph-properties fo:margin-top="0in" fo:margin-bottom="0.1043in" loext:contextual-spacing="false" fo:background-color="#000000"/>
    </style:style>
    <style:style style:name="modal" style:family="paragraph" style:parent-style-name="normal" style:default-outline-level="">
      <loext:graphic-properties draw:fill="solid" draw:fill-color="#ffffff"/>
      <style:paragraph-properties fo:margin-left="-2.9165in" fo:margin-right="0in" fo:margin-top="0in" fo:margin-bottom="0.1043in" loext:contextual-spacing="false" fo:text-indent="0in" style:auto-text-indent="false" fo:background-color="#ffffff" fo:padding="0in" fo:border="0.74pt solid #999999"/>
    </style:style>
    <style:style style:name="modal-header" style:family="paragraph" style:parent-style-name="normal" style:default-outline-level="">
      <style:paragraph-properties fo:margin-top="0in" fo:margin-bottom="0.1043in" loext:contextual-spacing="false" fo:padding-left="0in" fo:padding-right="0in" fo:padding-top="0in" fo:padding-bottom="0.0972in" fo:border-left="none" fo:border-right="none" fo:border-top="none" fo:border-bottom="0.74pt solid #eeeeee"/>
    </style:style>
    <style:style style:name="modal-body" style:family="paragraph" style:parent-style-name="normal" style:default-outline-level="">
      <style:paragraph-properties fo:margin-top="0in" fo:margin-bottom="0.1043in" loext:contextual-spacing="false"/>
    </style:style>
    <style:style style:name="modal-form" style:family="paragraph" style:parent-style-name="normal" style:default-outline-level=""/>
    <style:style style:name="modal-footer" style:family="paragraph" style:parent-style-name="normal" style:default-outline-level="">
      <loext:graphic-properties draw:fill="solid" draw:fill-color="#f5f5f5"/>
      <style:paragraph-properties fo:text-align="end" style:justify-single-word="false" fo:background-color="#f5f5f5" fo:padding-left="0in" fo:padding-right="0in" fo:padding-top="0.1528in" fo:padding-bottom="0in" fo:border-left="none" fo:border-right="none" fo:border-top="0.74pt solid #dddddd" fo:border-bottom="none"/>
    </style:style>
    <style:style style:name="tooltip" style:family="paragraph" style:parent-style-name="normal" style:default-outline-level="">
      <style:paragraph-properties fo:margin-top="0in" fo:margin-bottom="0.1043in" loext:contextual-spacing="false"/>
      <style:text-properties fo:font-size="8.5pt" style:font-size-asian="8.5pt" style:font-size-complex="8.5pt"/>
    </style:style>
    <style:style style:name="tooltip-inner" style:family="paragraph" style:parent-style-name="normal" style:default-outline-level="">
      <loext:graphic-properties draw:fill="solid" draw:fill-color="#000000"/>
      <style:paragraph-properties fo:margin-top="0in" fo:margin-bottom="0.1043in" loext:contextual-spacing="false" fo:text-align="center" style:justify-single-word="false" fo:background-color="#000000"/>
      <style:text-properties fo:color="#ffffff"/>
    </style:style>
    <style:style style:name="tooltip-arrow" style:family="paragraph" style:parent-style-name="normal" style:default-outline-level="">
      <style:paragraph-properties fo:margin-top="0in" fo:margin-bottom="0.1043in" loext:contextual-spacing="false" fo:padding="0in" fo:border="3pt solid #000000"/>
    </style:style>
    <style:style style:name="popover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 fo:padding="0.0138in" fo:border="0.74pt solid #cccccc"/>
      <style:text-properties text:display="none"/>
    </style:style>
    <style:style style:name="popover-title" style:family="paragraph" style:parent-style-name="normal" style:default-outline-level="">
      <loext:graphic-properties draw:fill="solid" draw:fill-color="#f7f7f7"/>
      <style:paragraph-properties style:line-height-at-least="0.1874in" fo:background-color="#f7f7f7" fo:padding-left="0in" fo:padding-right="0in" fo:padding-top="0in" fo:padding-bottom="0.0835in" fo:border-left="none" fo:border-right="none" fo:border-top="none" fo:border-bottom="0.74pt solid #ebebeb"/>
      <style:text-properties fo:font-size="10.5pt" style:font-size-asian="10.5pt" style:font-size-complex="10.5pt"/>
    </style:style>
    <style:style style:name="popover-content" style:family="paragraph" style:parent-style-name="normal" style:default-outline-level="">
      <style:paragraph-properties fo:margin-top="0in" fo:margin-bottom="0.1043in" loext:contextual-spacing="false"/>
    </style:style>
    <style:style style:name="thumbnails" style:family="paragraph" style:parent-style-name="normal" style:default-outline-level="">
      <style:paragraph-properties fo:margin-left="-0.2083in" fo:margin-right="0in" fo:margin-top="0in" fo:margin-bottom="0.1043in" loext:contextual-spacing="false" fo:text-indent="0in" style:auto-text-indent="false"/>
    </style:style>
    <style:style style:name="thumbnail" style:family="paragraph" style:parent-style-name="normal" style:default-outline-level="">
      <style:paragraph-properties fo:margin-top="0in" fo:margin-bottom="0.1043in" loext:contextual-spacing="false" style:line-height-at-least="0.2083in" fo:padding="0.0417in" fo:border="0.74pt solid #dddddd"/>
    </style:style>
    <style:style style:name="media" style:family="paragraph" style:parent-style-name="normal" style:default-outline-level="">
      <style:paragraph-properties fo:margin-top="0.1563in" fo:margin-bottom="0.1043in" loext:contextual-spacing="false"/>
    </style:style>
    <style:style style:name="media-object" style:family="paragraph" style:parent-style-name="normal" style:default-outline-level="">
      <style:paragraph-properties fo:margin-top="0in" fo:margin-bottom="0.1043in" loext:contextual-spacing="false"/>
    </style:style>
    <style:style style:name="media-heading" style:family="paragraph" style:parent-style-name="normal" style:default-outline-level="">
      <style:paragraph-properties fo:margin-top="0in" fo:margin-bottom="0.052in" loext:contextual-spacing="false"/>
    </style:style>
    <style:style style:name="media-list" style:family="paragraph" style:parent-style-name="normal" style:default-outline-level="">
      <style:paragraph-properties fo:margin-top="0in" fo:margin-bottom="0.1043in" loext:contextual-spacing="false"/>
    </style:style>
    <style:style style:name="label" style:family="paragraph" style:parent-style-name="normal" style:default-outline-level="">
      <loext:graphic-properties draw:fill="solid" draw:fill-color="#999999"/>
      <style:paragraph-properties fo:margin-top="0in" fo:margin-bottom="0.1043in" loext:contextual-spacing="false" style:line-height-at-least="0.1457in" fo:background-color="#999999" style:vertical-align="baseline"/>
      <style:text-properties fo:color="#ffffff" fo:font-size="9pt" fo:font-weight="bold" style:font-size-asian="9pt" style:font-weight-asian="bold" style:font-size-complex="9pt" style:font-weight-complex="bold"/>
    </style:style>
    <style:style style:name="badge" style:family="paragraph" style:parent-style-name="normal" style:default-outline-level="">
      <loext:graphic-properties draw:fill="solid" draw:fill-color="#999999"/>
      <style:paragraph-properties fo:margin-top="0in" fo:margin-bottom="0.1043in" loext:contextual-spacing="false" style:line-height-at-least="0.1457in" fo:background-color="#999999" style:vertical-align="baseline"/>
      <style:text-properties fo:color="#ffffff" fo:font-size="9pt" fo:font-weight="bold" style:font-size-asian="9pt" style:font-weight-asian="bold" style:font-size-complex="9pt" style:font-weight-complex="bold"/>
    </style:style>
    <style:style style:name="label-important" style:family="paragraph" style:parent-style-name="normal" style:default-outline-level="">
      <loext:graphic-properties draw:fill="solid" draw:fill-color="#b94a48"/>
      <style:paragraph-properties fo:margin-top="0in" fo:margin-bottom="0.1043in" loext:contextual-spacing="false" fo:background-color="#b94a48"/>
    </style:style>
    <style:style style:name="badge-important" style:family="paragraph" style:parent-style-name="normal" style:default-outline-level="">
      <loext:graphic-properties draw:fill="solid" draw:fill-color="#b94a48"/>
      <style:paragraph-properties fo:margin-top="0in" fo:margin-bottom="0.1043in" loext:contextual-spacing="false" fo:background-color="#b94a48"/>
    </style:style>
    <style:style style:name="label-important_5b_href_5d_" style:display-name="label-important[href]" style:family="paragraph" style:parent-style-name="normal" style:default-outline-level="">
      <loext:graphic-properties draw:fill="solid" draw:fill-color="#953b39"/>
      <style:paragraph-properties fo:margin-top="0in" fo:margin-bottom="0.1043in" loext:contextual-spacing="false" fo:background-color="#953b39"/>
    </style:style>
    <style:style style:name="badge-important_5b_href_5d_" style:display-name="badge-important[href]" style:family="paragraph" style:parent-style-name="normal" style:default-outline-level="">
      <loext:graphic-properties draw:fill="solid" draw:fill-color="#953b39"/>
      <style:paragraph-properties fo:margin-top="0in" fo:margin-bottom="0.1043in" loext:contextual-spacing="false" fo:background-color="#953b39"/>
    </style:style>
    <style:style style:name="label-warning" style:family="paragraph" style:parent-style-name="normal" style:default-outline-level="">
      <loext:graphic-properties draw:fill="solid" draw:fill-color="#f89406"/>
      <style:paragraph-properties fo:margin-top="0in" fo:margin-bottom="0.1043in" loext:contextual-spacing="false" fo:background-color="#f89406"/>
    </style:style>
    <style:style style:name="badge-warning" style:family="paragraph" style:parent-style-name="normal" style:default-outline-level="">
      <loext:graphic-properties draw:fill="solid" draw:fill-color="#f89406"/>
      <style:paragraph-properties fo:margin-top="0in" fo:margin-bottom="0.1043in" loext:contextual-spacing="false" fo:background-color="#f89406"/>
    </style:style>
    <style:style style:name="label-warning_5b_href_5d_" style:display-name="label-warning[href]" style:family="paragraph" style:parent-style-name="normal" style:default-outline-level="">
      <loext:graphic-properties draw:fill="solid" draw:fill-color="#c67605"/>
      <style:paragraph-properties fo:margin-top="0in" fo:margin-bottom="0.1043in" loext:contextual-spacing="false" fo:background-color="#c67605"/>
    </style:style>
    <style:style style:name="badge-warning_5b_href_5d_" style:display-name="badge-warning[href]" style:family="paragraph" style:parent-style-name="normal" style:default-outline-level="">
      <loext:graphic-properties draw:fill="solid" draw:fill-color="#c67605"/>
      <style:paragraph-properties fo:margin-top="0in" fo:margin-bottom="0.1043in" loext:contextual-spacing="false" fo:background-color="#c67605"/>
    </style:style>
    <style:style style:name="label-success" style:family="paragraph" style:parent-style-name="normal" style:default-outline-level="">
      <loext:graphic-properties draw:fill="solid" draw:fill-color="#468847"/>
      <style:paragraph-properties fo:margin-top="0in" fo:margin-bottom="0.1043in" loext:contextual-spacing="false" fo:background-color="#468847"/>
    </style:style>
    <style:style style:name="badge-success" style:family="paragraph" style:parent-style-name="normal" style:default-outline-level="">
      <loext:graphic-properties draw:fill="solid" draw:fill-color="#468847"/>
      <style:paragraph-properties fo:margin-top="0in" fo:margin-bottom="0.1043in" loext:contextual-spacing="false" fo:background-color="#468847"/>
    </style:style>
    <style:style style:name="label-success_5b_href_5d_" style:display-name="label-success[href]" style:family="paragraph" style:parent-style-name="normal" style:default-outline-level="">
      <loext:graphic-properties draw:fill="solid" draw:fill-color="#356635"/>
      <style:paragraph-properties fo:margin-top="0in" fo:margin-bottom="0.1043in" loext:contextual-spacing="false" fo:background-color="#356635"/>
    </style:style>
    <style:style style:name="badge-success_5b_href_5d_" style:display-name="badge-success[href]" style:family="paragraph" style:parent-style-name="normal" style:default-outline-level="">
      <loext:graphic-properties draw:fill="solid" draw:fill-color="#356635"/>
      <style:paragraph-properties fo:margin-top="0in" fo:margin-bottom="0.1043in" loext:contextual-spacing="false" fo:background-color="#356635"/>
    </style:style>
    <style:style style:name="label-info" style:family="paragraph" style:parent-style-name="normal" style:default-outline-level="">
      <loext:graphic-properties draw:fill="solid" draw:fill-color="#3a87ad"/>
      <style:paragraph-properties fo:margin-top="0in" fo:margin-bottom="0.1043in" loext:contextual-spacing="false" fo:background-color="#3a87ad"/>
    </style:style>
    <style:style style:name="badge-info" style:family="paragraph" style:parent-style-name="normal" style:default-outline-level="">
      <loext:graphic-properties draw:fill="solid" draw:fill-color="#3a87ad"/>
      <style:paragraph-properties fo:margin-top="0in" fo:margin-bottom="0.1043in" loext:contextual-spacing="false" fo:background-color="#3a87ad"/>
    </style:style>
    <style:style style:name="label-info_5b_href_5d_" style:display-name="label-info[href]" style:family="paragraph" style:parent-style-name="normal" style:default-outline-level="">
      <loext:graphic-properties draw:fill="solid" draw:fill-color="#2d6987"/>
      <style:paragraph-properties fo:margin-top="0in" fo:margin-bottom="0.1043in" loext:contextual-spacing="false" fo:background-color="#2d6987"/>
    </style:style>
    <style:style style:name="badge-info_5b_href_5d_" style:display-name="badge-info[href]" style:family="paragraph" style:parent-style-name="normal" style:default-outline-level="">
      <loext:graphic-properties draw:fill="solid" draw:fill-color="#2d6987"/>
      <style:paragraph-properties fo:margin-top="0in" fo:margin-bottom="0.1043in" loext:contextual-spacing="false" fo:background-color="#2d6987"/>
    </style:style>
    <style:style style:name="label-inverse" style:family="paragraph" style:parent-style-name="normal" style:default-outline-level="">
      <loext:graphic-properties draw:fill="solid" draw:fill-color="#333333"/>
      <style:paragraph-properties fo:margin-top="0in" fo:margin-bottom="0.1043in" loext:contextual-spacing="false" fo:background-color="#333333"/>
    </style:style>
    <style:style style:name="badge-inverse" style:family="paragraph" style:parent-style-name="normal" style:default-outline-level="">
      <loext:graphic-properties draw:fill="solid" draw:fill-color="#333333"/>
      <style:paragraph-properties fo:margin-top="0in" fo:margin-bottom="0.1043in" loext:contextual-spacing="false" fo:background-color="#333333"/>
    </style:style>
    <style:style style:name="label-inverse_5b_href_5d_" style:display-name="label-inverse[href]" style:family="paragraph" style:parent-style-name="normal" style:default-outline-level="">
      <loext:graphic-properties draw:fill="solid" draw:fill-color="#1a1a1a"/>
      <style:paragraph-properties fo:margin-top="0in" fo:margin-bottom="0.1043in" loext:contextual-spacing="false" fo:background-color="#1a1a1a"/>
    </style:style>
    <style:style style:name="badge-inverse_5b_href_5d_" style:display-name="badge-inverse[href]" style:family="paragraph" style:parent-style-name="normal" style:default-outline-level="">
      <loext:graphic-properties draw:fill="solid" draw:fill-color="#1a1a1a"/>
      <style:paragraph-properties fo:margin-top="0in" fo:margin-bottom="0.1043in" loext:contextual-spacing="false" fo:background-color="#1a1a1a"/>
    </style:style>
    <style:style style:name="progress" style:family="paragraph" style:parent-style-name="normal" style:default-outline-level="">
      <loext:graphic-properties draw:fill="solid" draw:fill-color="#f7f7f7"/>
      <style:paragraph-properties fo:margin-top="0in" fo:margin-bottom="0.2083in" loext:contextual-spacing="false" fo:background-color="#f7f7f7"/>
    </style:style>
    <style:style style:name="accordion" style:family="paragraph" style:parent-style-name="normal" style:default-outline-level="">
      <style:paragraph-properties fo:margin-top="0in" fo:margin-bottom="0.2083in" loext:contextual-spacing="false"/>
    </style:style>
    <style:style style:name="accordion-group" style:family="paragraph" style:parent-style-name="normal" style:default-outline-level="">
      <style:paragraph-properties fo:margin-top="0in" fo:margin-bottom="0.0209in" loext:contextual-spacing="false" fo:padding="0in" fo:border="0.74pt solid #e5e5e5"/>
    </style:style>
    <style:style style:name="accordion-heading" style:family="paragraph" style:parent-style-name="normal" style:default-outline-level="">
      <style:paragraph-properties fo:margin-top="0in" fo:margin-bottom="0.1043in" loext:contextual-spacing="false"/>
    </style:style>
    <style:style style:name="accordion-inner" style:family="paragraph" style:parent-style-name="normal" style:default-outline-level="">
      <style:paragraph-properties fo:margin-top="0in" fo:margin-bottom="0.1043in" loext:contextual-spacing="false" fo:padding-left="0in" fo:padding-right="0in" fo:padding-top="0.0972in" fo:padding-bottom="0in" fo:border-left="none" fo:border-right="none" fo:border-top="0.74pt solid #e5e5e5" fo:border-bottom="none"/>
    </style:style>
    <style:style style:name="carousel" style:family="paragraph" style:parent-style-name="normal" style:default-outline-level="">
      <style:paragraph-properties fo:margin-top="0in" fo:margin-bottom="0.2083in" loext:contextual-spacing="false"/>
    </style:style>
    <style:style style:name="carousel-inner" style:family="paragraph" style:parent-style-name="normal" style:default-outline-level="">
      <style:paragraph-properties fo:margin-top="0in" fo:margin-bottom="0.1043in" loext:contextual-spacing="false"/>
    </style:style>
    <style:style style:name="carousel-control" style:family="paragraph" style:parent-style-name="normal" style:default-outline-level="">
      <loext:graphic-properties draw:fill="solid" draw:fill-color="#222222"/>
      <style:paragraph-properties fo:margin-top="0in" fo:margin-bottom="0.1043in" loext:contextual-spacing="false" style:line-height-at-least="0.3126in" fo:text-align="center" style:justify-single-word="false" fo:background-color="#222222" fo:padding="0in" fo:border="2.24pt solid #ffffff"/>
      <style:text-properties fo:color="#ffffff" fo:font-size="45pt" style:font-size-asian="45pt" style:font-size-complex="45pt"/>
    </style:style>
    <style:style style:name="carousel-caption" style:family="paragraph" style:parent-style-name="normal" style:default-outline-level="">
      <loext:graphic-properties draw:fill="solid" draw:fill-color="#333333"/>
      <style:paragraph-properties fo:margin-top="0in" fo:margin-bottom="0.1043in" loext:contextual-spacing="false" fo:background-color="#333333"/>
    </style:style>
    <style:style style:name="hero-unit" style:family="paragraph" style:parent-style-name="normal" style:default-outline-level="">
      <loext:graphic-properties draw:fill="solid" draw:fill-color="#eeeeee"/>
      <style:paragraph-properties fo:margin-top="0in" fo:margin-bottom="0.3126in" loext:contextual-spacing="false" style:line-height-at-least="0.3126in" fo:background-color="#eeeeee"/>
      <style:text-properties fo:font-size="13.5pt" style:font-size-asian="13.5pt" style:font-size-complex="13.5pt"/>
    </style:style>
    <style:style style:name="hide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show" style:family="paragraph" style:parent-style-name="normal" style:default-outline-level="">
      <style:paragraph-properties fo:margin-top="0in" fo:margin-bottom="0.1043in" loext:contextual-spacing="false"/>
    </style:style>
    <style:style style:name="hidden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container-full-width" style:family="paragraph" style:parent-style-name="normal" style:default-outline-level="">
      <style:paragraph-properties fo:margin-top="0in" fo:margin-bottom="0.1043in" loext:contextual-spacing="false"/>
    </style:style>
    <style:style style:name="flex-video" style:family="paragraph" style:parent-style-name="normal" style:default-outline-level="">
      <style:paragraph-properties fo:margin-top="0in" fo:margin-bottom="0.1665in" loext:contextual-spacing="false"/>
    </style:style>
    <style:style style:name="hgroup" style:family="paragraph" style:parent-style-name="normal" style:default-outline-level="">
      <style:paragraph-properties fo:margin-top="0in" fo:margin-bottom="0.1043in" loext:contextual-spacing="false"/>
    </style:style>
    <style:style style:name="symbol" style:family="paragraph" style:parent-style-name="normal" style:default-outline-level="">
      <style:paragraph-properties fo:margin-top="0in" fo:margin-bottom="0.1043in" loext:contextual-spacing="false"/>
      <style:text-properties style:font-name="FontAwesome" fo:font-family="FontAwesome" style:font-family-generic="roman" style:font-pitch="variable"/>
    </style:style>
    <style:style style:name="sf-space" style:family="paragraph" style:parent-style-name="normal" style:default-outline-level="">
      <style:paragraph-properties fo:margin-top="0.2083in" fo:margin-bottom="0.2083in" loext:contextual-spacing="false"/>
    </style:style>
    <style:style style:name="sf_5f_bookre" style:display-name="sf_bookre" style:family="paragraph" style:parent-style-name="normal" style:default-outline-level="">
      <style:paragraph-properties fo:margin-top="0in" fo:margin-bottom="0.1043in" loext:contextual-spacing="false" fo:text-align="justify" style:justify-single-word="false"/>
    </style:style>
    <style:style style:name="sf-codeh" style:family="paragraph" style:parent-style-name="normal" style:default-outline-level="">
      <style:paragraph-properties fo:margin-top="0.4165in" fo:margin-bottom="0.2083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f-ivq" style:family="paragraph" style:parent-style-name="normal" style:default-outline-level="">
      <style:paragraph-properties fo:margin-top="0in" fo:margin-bottom="0.1043in" loext:contextual-spacing="false"/>
      <style:text-properties fo:font-weight="bold" style:font-weight-asian="bold" style:font-weight-complex="bold"/>
    </style:style>
    <style:style style:name="sf-ivqa" style:family="paragraph" style:parent-style-name="normal" style:default-outline-level="">
      <loext:graphic-properties draw:fill="solid" draw:fill-color="#fdfdfd"/>
      <style:paragraph-properties fo:margin-top="0.2083in" fo:margin-bottom="0.2083in" loext:contextual-spacing="false" fo:text-align="justify" style:justify-single-word="false" fo:background-color="#fdfdfd" fo:padding-left="0.2083in" fo:padding-right="0.2083in" fo:padding-top="0.2083in" fo:padding-bottom="0.111in" fo:border="0.74pt solid #e5e5e5"/>
    </style:style>
    <style:style style:name="sf-post" style:family="paragraph" style:parent-style-name="normal" style:default-outline-level="">
      <loext:graphic-properties draw:fill="solid" draw:fill-color="#fdfdfd"/>
      <style:paragraph-properties fo:margin-top="0.2083in" fo:margin-bottom="0.2083in" loext:contextual-spacing="false" fo:text-align="justify" style:justify-single-word="false" fo:background-color="#fdfdfd" fo:padding="0.2083in" fo:border="0.74pt solid #e5e5e5"/>
    </style:style>
    <style:style style:name="sf-postw-category" style:family="paragraph" style:parent-style-name="normal" style:default-outline-level="">
      <style:text-properties fo:font-size="11pt" style:font-size-asian="11pt" style:font-size-complex="11pt"/>
    </style:style>
    <style:style style:name="sf-widget-title" style:family="paragraph" style:parent-style-name="normal" style:default-outline-level="">
      <style:paragraph-properties fo:margin-top="0in" fo:margin-bottom="0.1043in" loext:contextual-spacing="false" style:line-height-at-least="0.1665in" fo:text-align="center" style:justify-single-word="false" fo:padding="0.0555in" fo:border-left="0.74pt solid #cecece" fo:border-right="0.74pt solid #cecece" fo:border-top="0.74pt solid #fefefe" fo:border-bottom="0.74pt solid #cecece"/>
      <style:text-properties fo:color="#777777"/>
    </style:style>
    <style:style style:name="sf_5f_footer" style:display-name="sf_footer" style:family="paragraph" style:parent-style-name="normal" style:default-outline-level="">
      <style:paragraph-properties fo:margin-top="0in" fo:margin-bottom="0.1043in" loext:contextual-spacing="false"/>
    </style:style>
    <style:style style:name="sf_5f_sidebar" style:display-name="sf_sidebar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sf_5f_pageonly" style:display-name="sf_pageonly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broken_5f_link" style:display-name="broken_link" style:family="paragraph" style:parent-style-name="normal" style:default-outline-level="">
      <style:paragraph-properties fo:margin-top="0in" fo:margin-bottom="0.1043in" loext:contextual-spacing="false"/>
      <style:text-properties style:text-line-through-style="solid" style:text-line-through-type="single"/>
    </style:style>
    <style:style style:name="yarpp-related" style:family="paragraph" style:parent-style-name="normal" style:default-outline-level="">
      <style:paragraph-properties fo:margin-top="0.1665in" fo:margin-bottom="0.1665in" loext:contextual-spacing="false"/>
    </style:style>
    <style:style style:name="ml-webforms-popup-overlay" style:family="paragraph" style:parent-style-name="normal" style:default-outline-level="">
      <loext:graphic-properties draw:fill="solid" draw:fill-color="#000000"/>
      <style:paragraph-properties fo:margin-top="0in" fo:margin-bottom="0.1043in" loext:contextual-spacing="false" fo:background-color="#000000"/>
      <style:text-properties text:display="none"/>
    </style:style>
    <style:style style:name="mailerlite-form-slidebox" style:family="paragraph" style:parent-style-name="normal" style:default-outline-level="">
      <style:paragraph-properties fo:margin-top="0in" fo:margin-bottom="0.1043in" loext:contextual-spacing="false"/>
    </style:style>
    <style:style style:name="cre" style:family="paragraph" style:parent-style-name="normal" style:default-outline-level="">
      <style:paragraph-properties fo:margin-top="0in" fo:margin-bottom="0.2083in" loext:contextual-spacing="false"/>
    </style:style>
    <style:style style:name="cre-items-item" style:family="paragraph" style:parent-style-name="normal" style:default-outline-level="">
      <style:paragraph-properties fo:margin-top="0in" fo:margin-bottom="0.1043in" loext:contextual-spacing="false"/>
    </style:style>
    <style:style style:name="cre-item-holder" style:family="paragraph" style:parent-style-name="normal" style:default-outline-level="">
      <style:paragraph-properties fo:margin-top="0in" fo:margin-bottom="0.1043in" loext:contextual-spacing="false"/>
    </style:style>
    <style:style style:name="cre-item-image" style:family="paragraph" style:parent-style-name="normal" style:default-outline-level="">
      <style:paragraph-properties fo:margin-left="0in" fo:margin-right="0.1563in" fo:text-indent="0in" style:auto-text-indent="false"/>
    </style:style>
    <style:style style:name="cre-item-title" style:family="paragraph" style:parent-style-name="normal" style:default-outline-level="">
      <style:paragraph-properties fo:margin-top="0in" fo:margin-bottom="0.1043in" loext:contextual-spacing="false" style:line-height-at-least="0.1874in"/>
      <style:text-properties fo:color="#000000" style:font-name="inherit" fo:font-family="inherit" style:font-family-generic="roman" style:font-pitch="variable" fo:font-size="11.5pt" style:font-size-asian="11.5pt" style:font-size-complex="11.5pt"/>
    </style:style>
    <style:style style:name="cre-item-name" style:family="paragraph" style:parent-style-name="normal" style:default-outline-level="">
      <style:paragraph-properties fo:margin-top="0.1043in" fo:margin-bottom="0.1043in" loext:contextual-spacing="false"/>
      <style:text-properties fo:color="#bdbdbd" style:font-name="inherit" fo:font-family="inherit" style:font-family-generic="roman" style:font-pitch="variable" fo:font-size="9pt" style:font-size-asian="9pt" style:font-size-complex="9pt"/>
    </style:style>
    <style:style style:name="e-mailit_5f_toolbox" style:display-name="e-mailit_toolbox" style:family="paragraph" style:parent-style-name="normal" style:default-outline-level="">
      <style:paragraph-properties fo:margin-top="0.1252in" fo:margin-bottom="0.1043in" loext:contextual-spacing="false"/>
    </style:style>
    <style:style style:name="e-mailit-counter" style:family="paragraph" style:parent-style-name="normal" style:default-outline-level="">
      <loext:graphic-properties draw:fill="solid" draw:fill-color="#e6e7e9"/>
      <style:paragraph-properties fo:margin-left="0.0626in" fo:margin-right="0in" fo:text-align="center" style:justify-single-word="false" fo:text-indent="0in" style:auto-text-indent="false" fo:background-color="#e6e7e9"/>
      <style:text-properties fo:color="#000000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e_5f_mailit_5f_text_5f_custom" style:display-name="e_mailit_text_custom" style:family="paragraph" style:parent-style-name="normal" style:default-outline-level="">
      <style:paragraph-properties fo:margin-top="0in" fo:margin-bottom="0.1043in" loext:contextual-spacing="false" style:line-height-at-least="0.2083in" style:vertical-align="bottom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e_5f_mailit_5f_custom_5f_position" style:display-name="e_mailit_custom_position" style:family="paragraph" style:parent-style-name="normal" style:default-outline-level="">
      <style:paragraph-properties fo:margin-left="0in" fo:margin-right="0.052in" fo:margin-top="0in" fo:margin-bottom="0.1043in" loext:contextual-spacing="false" fo:text-indent="0in" style:auto-text-indent="false"/>
    </style:style>
    <style:style style:name="e_5f_mailit_5f_logo_5f_custom" style:display-name="e_mailit_logo_custom" style:family="paragraph" style:parent-style-name="normal" style:default-outline-level="">
      <style:paragraph-properties fo:margin-top="0in" fo:margin-bottom="0.1043in" loext:contextual-spacing="false"/>
    </style:style>
    <style:style style:name="e_5f_mailit_5f_follow" style:display-name="e_mailit_follow" style:family="paragraph" style:parent-style-name="normal" style:default-outline-level="">
      <style:paragraph-properties fo:margin-top="0in" fo:margin-bottom="0.1043in" loext:contextual-spacing="false"/>
    </style:style>
    <style:style style:name="e_5f_mailit_5f_emailit" style:display-name="e_mailit_emailit" style:family="paragraph" style:parent-style-name="normal" style:default-outline-level="">
      <style:paragraph-properties fo:margin-top="0in" fo:margin-bottom="0.1043in" loext:contextual-spacing="false"/>
    </style:style>
    <style:style style:name="e_5f_mailit_5f_aboutme" style:display-name="e_mailit_aboutme" style:family="paragraph" style:parent-style-name="normal" style:default-outline-level="">
      <style:paragraph-properties fo:margin-top="0in" fo:margin-bottom="0.1043in" loext:contextual-spacing="false"/>
    </style:style>
    <style:style style:name="e_5f_mailit_5f_adfty" style:display-name="e_mailit_adfty" style:family="paragraph" style:parent-style-name="normal" style:default-outline-level="">
      <style:paragraph-properties fo:margin-top="0in" fo:margin-bottom="0.1043in" loext:contextual-spacing="false"/>
    </style:style>
    <style:style style:name="e_5f_mailit_5f_amazon" style:display-name="e_mailit_amazon" style:family="paragraph" style:parent-style-name="normal" style:default-outline-level="">
      <style:paragraph-properties fo:margin-top="0in" fo:margin-bottom="0.1043in" loext:contextual-spacing="false"/>
    </style:style>
    <style:style style:name="e_5f_mailit_5f_angellist" style:display-name="e_mailit_angellist" style:family="paragraph" style:parent-style-name="normal" style:default-outline-level="">
      <style:paragraph-properties fo:margin-top="0in" fo:margin-bottom="0.1043in" loext:contextual-spacing="false"/>
    </style:style>
    <style:style style:name="e_5f_mailit_5f_aol_5f_mail" style:display-name="e_mailit_aol_mail" style:family="paragraph" style:parent-style-name="normal" style:default-outline-level="">
      <style:paragraph-properties fo:margin-top="0in" fo:margin-bottom="0.1043in" loext:contextual-spacing="false"/>
    </style:style>
    <style:style style:name="e_5f_mailit_5f_baidu" style:display-name="e_mailit_baidu" style:family="paragraph" style:parent-style-name="normal" style:default-outline-level="">
      <style:paragraph-properties fo:margin-top="0in" fo:margin-bottom="0.1043in" loext:contextual-spacing="false"/>
    </style:style>
    <style:style style:name="e_5f_mailit_5f_behance" style:display-name="e_mailit_behance" style:family="paragraph" style:parent-style-name="normal" style:default-outline-level="">
      <style:paragraph-properties fo:margin-top="0in" fo:margin-bottom="0.1043in" loext:contextual-spacing="false"/>
    </style:style>
    <style:style style:name="e_5f_mailit_5f_bitly" style:display-name="e_mailit_bitly" style:family="paragraph" style:parent-style-name="normal" style:default-outline-level="">
      <style:paragraph-properties fo:margin-top="0in" fo:margin-bottom="0.1043in" loext:contextual-spacing="false"/>
    </style:style>
    <style:style style:name="e_5f_mailit_5f_bizsugar" style:display-name="e_mailit_bizsugar" style:family="paragraph" style:parent-style-name="normal" style:default-outline-level="">
      <style:paragraph-properties fo:margin-top="0in" fo:margin-bottom="0.1043in" loext:contextual-spacing="false"/>
    </style:style>
    <style:style style:name="e_5f_mailit_5f_blogger" style:display-name="e_mailit_blogger" style:family="paragraph" style:parent-style-name="normal" style:default-outline-level="">
      <style:paragraph-properties fo:margin-top="0in" fo:margin-bottom="0.1043in" loext:contextual-spacing="false"/>
    </style:style>
    <style:style style:name="e_5f_mailit_5f_blogspot" style:display-name="e_mailit_blogspot" style:family="paragraph" style:parent-style-name="normal" style:default-outline-level="">
      <style:paragraph-properties fo:margin-top="0in" fo:margin-bottom="0.1043in" loext:contextual-spacing="false"/>
    </style:style>
    <style:style style:name="e_5f_mailit_5f_bloglovin" style:display-name="e_mailit_bloglovin" style:family="paragraph" style:parent-style-name="normal" style:default-outline-level="">
      <style:paragraph-properties fo:margin-top="0in" fo:margin-bottom="0.1043in" loext:contextual-spacing="false"/>
    </style:style>
    <style:style style:name="e_5f_mailit_5f_blogmarks" style:display-name="e_mailit_blogmarks" style:family="paragraph" style:parent-style-name="normal" style:default-outline-level="">
      <style:paragraph-properties fo:margin-top="0in" fo:margin-bottom="0.1043in" loext:contextual-spacing="false"/>
    </style:style>
    <style:style style:name="e_5f_mailit_5f_blurpalicious" style:display-name="e_mailit_blurpalicious" style:family="paragraph" style:parent-style-name="normal" style:default-outline-level="">
      <style:paragraph-properties fo:margin-top="0in" fo:margin-bottom="0.1043in" loext:contextual-spacing="false"/>
    </style:style>
    <style:style style:name="e_5f_mailit_5f_bobrdobr" style:display-name="e_mailit_bobrdobr" style:family="paragraph" style:parent-style-name="normal" style:default-outline-level="">
      <style:paragraph-properties fo:margin-top="0in" fo:margin-bottom="0.1043in" loext:contextual-spacing="false"/>
    </style:style>
    <style:style style:name="e_5f_mailit_5f_bonzobox" style:display-name="e_mailit_bonzobox" style:family="paragraph" style:parent-style-name="normal" style:default-outline-level="">
      <style:paragraph-properties fo:margin-top="0in" fo:margin-bottom="0.1043in" loext:contextual-spacing="false"/>
    </style:style>
    <style:style style:name="e_5f_mailit_5f_bookmarky" style:display-name="e_mailit_bookmarky" style:family="paragraph" style:parent-style-name="normal" style:default-outline-level="">
      <style:paragraph-properties fo:margin-top="0in" fo:margin-bottom="0.1043in" loext:contextual-spacing="false"/>
    </style:style>
    <style:style style:name="e_5f_mailit_5f_bookmerken" style:display-name="e_mailit_bookmerken" style:family="paragraph" style:parent-style-name="normal" style:default-outline-level="">
      <style:paragraph-properties fo:margin-top="0in" fo:margin-bottom="0.1043in" loext:contextual-spacing="false"/>
    </style:style>
    <style:style style:name="e_5f_mailit_5f_box" style:display-name="e_mailit_box" style:family="paragraph" style:parent-style-name="normal" style:default-outline-level="">
      <style:paragraph-properties fo:margin-top="0in" fo:margin-bottom="0.1043in" loext:contextual-spacing="false"/>
    </style:style>
    <style:style style:name="e_5f_mailit_5f_buddymarks" style:display-name="e_mailit_buddymarks" style:family="paragraph" style:parent-style-name="normal" style:default-outline-level="">
      <style:paragraph-properties fo:margin-top="0in" fo:margin-bottom="0.1043in" loext:contextual-spacing="false"/>
    </style:style>
    <style:style style:name="e_5f_mailit_5f_buffer" style:display-name="e_mailit_buffer" style:family="paragraph" style:parent-style-name="normal" style:default-outline-level="">
      <style:paragraph-properties fo:margin-top="0in" fo:margin-bottom="0.1043in" loext:contextual-spacing="false"/>
    </style:style>
    <style:style style:name="e_5f_mailit_5f_camyoo" style:display-name="e_mailit_camyoo" style:family="paragraph" style:parent-style-name="normal" style:default-outline-level="">
      <style:paragraph-properties fo:margin-top="0in" fo:margin-bottom="0.1043in" loext:contextual-spacing="false"/>
    </style:style>
    <style:style style:name="e_5f_mailit_5f_care2" style:display-name="e_mailit_care2" style:family="paragraph" style:parent-style-name="normal" style:default-outline-level="">
      <style:paragraph-properties fo:margin-top="0in" fo:margin-bottom="0.1043in" loext:contextual-spacing="false"/>
    </style:style>
    <style:style style:name="e_5f_mailit_5f_chiq" style:display-name="e_mailit_chiq" style:family="paragraph" style:parent-style-name="normal" style:default-outline-level="">
      <style:paragraph-properties fo:margin-top="0in" fo:margin-bottom="0.1043in" loext:contextual-spacing="false"/>
    </style:style>
    <style:style style:name="e_5f_mailit_5f_citeulike" style:display-name="e_mailit_citeulike" style:family="paragraph" style:parent-style-name="normal" style:default-outline-level="">
      <style:paragraph-properties fo:margin-top="0in" fo:margin-bottom="0.1043in" loext:contextual-spacing="false"/>
    </style:style>
    <style:style style:name="e_5f_mailit_5f_classicalplace" style:display-name="e_mailit_classicalplace" style:family="paragraph" style:parent-style-name="normal" style:default-outline-level="">
      <style:paragraph-properties fo:margin-top="0in" fo:margin-bottom="0.1043in" loext:contextual-spacing="false"/>
    </style:style>
    <style:style style:name="e_5f_mailit_5f_copy_5f_link" style:display-name="e_mailit_copy_link" style:family="paragraph" style:parent-style-name="normal" style:default-outline-level="">
      <style:paragraph-properties fo:margin-top="0in" fo:margin-bottom="0.1043in" loext:contextual-spacing="false"/>
    </style:style>
    <style:style style:name="e_5f_mailit_5f_cosmiq" style:display-name="e_mailit_cosmiq" style:family="paragraph" style:parent-style-name="normal" style:default-outline-level="">
      <style:paragraph-properties fo:margin-top="0in" fo:margin-bottom="0.1043in" loext:contextual-spacing="false"/>
    </style:style>
    <style:style style:name="e_5f_mailit_5f_delicious" style:display-name="e_mailit_delicious" style:family="paragraph" style:parent-style-name="normal" style:default-outline-level="">
      <style:paragraph-properties fo:margin-top="0in" fo:margin-bottom="0.1043in" loext:contextual-spacing="false"/>
    </style:style>
    <style:style style:name="e_5f_mailit_5f_diggita" style:display-name="e_mailit_diggita" style:family="paragraph" style:parent-style-name="normal" style:default-outline-level="">
      <style:paragraph-properties fo:margin-top="0in" fo:margin-bottom="0.1043in" loext:contextual-spacing="false"/>
    </style:style>
    <style:style style:name="e_5f_mailit_5f_digg" style:display-name="e_mailit_digg" style:family="paragraph" style:parent-style-name="normal" style:default-outline-level="">
      <style:paragraph-properties fo:margin-top="0in" fo:margin-bottom="0.1043in" loext:contextual-spacing="false"/>
    </style:style>
    <style:style style:name="e_5f_mailit_5f_digo" style:display-name="e_mailit_digo" style:family="paragraph" style:parent-style-name="normal" style:default-outline-level="">
      <style:paragraph-properties fo:margin-top="0in" fo:margin-bottom="0.1043in" loext:contextual-spacing="false"/>
    </style:style>
    <style:style style:name="e_5f_mailit_5f_diigo" style:display-name="e_mailit_diigo" style:family="paragraph" style:parent-style-name="normal" style:default-outline-level="">
      <style:paragraph-properties fo:margin-top="0in" fo:margin-bottom="0.1043in" loext:contextual-spacing="false"/>
    </style:style>
    <style:style style:name="e_5f_mailit_5f_disqus" style:display-name="e_mailit_disqus" style:family="paragraph" style:parent-style-name="normal" style:default-outline-level="">
      <style:paragraph-properties fo:margin-top="0in" fo:margin-bottom="0.1043in" loext:contextual-spacing="false"/>
    </style:style>
    <style:style style:name="e_5f_mailit_5f_dribbble" style:display-name="e_mailit_dribbble" style:family="paragraph" style:parent-style-name="normal" style:default-outline-level="">
      <style:paragraph-properties fo:margin-top="0in" fo:margin-bottom="0.1043in" loext:contextual-spacing="false"/>
    </style:style>
    <style:style style:name="e_5f_mailit_5f_dzone" style:display-name="e_mailit_dzone" style:family="paragraph" style:parent-style-name="normal" style:default-outline-level="">
      <style:paragraph-properties fo:margin-top="0in" fo:margin-bottom="0.1043in" loext:contextual-spacing="false"/>
    </style:style>
    <style:style style:name="e_5f_mailit_5f_douban" style:display-name="e_mailit_douban" style:family="paragraph" style:parent-style-name="normal" style:default-outline-level="">
      <style:paragraph-properties fo:margin-top="0in" fo:margin-bottom="0.1043in" loext:contextual-spacing="false"/>
    </style:style>
    <style:style style:name="e_5f_mailit_5f_email" style:display-name="e_mailit_email" style:family="paragraph" style:parent-style-name="normal" style:default-outline-level="">
      <style:paragraph-properties fo:margin-top="0in" fo:margin-bottom="0.1043in" loext:contextual-spacing="false"/>
    </style:style>
    <style:style style:name="e_5f_mailit_5f_embarkons" style:display-name="e_mailit_embarkons" style:family="paragraph" style:parent-style-name="normal" style:default-outline-level="">
      <style:paragraph-properties fo:margin-top="0in" fo:margin-bottom="0.1043in" loext:contextual-spacing="false"/>
    </style:style>
    <style:style style:name="e_5f_mailit_5f_etsy" style:display-name="e_mailit_etsy" style:family="paragraph" style:parent-style-name="normal" style:default-outline-level="">
      <style:paragraph-properties fo:margin-top="0in" fo:margin-bottom="0.1043in" loext:contextual-spacing="false"/>
    </style:style>
    <style:style style:name="e_5f_mailit_5f_evernote" style:display-name="e_mailit_evernote" style:family="paragraph" style:parent-style-name="normal" style:default-outline-level="">
      <style:paragraph-properties fo:margin-top="0in" fo:margin-bottom="0.1043in" loext:contextual-spacing="false"/>
    </style:style>
    <style:style style:name="e_5f_mailit_5f_fabulously40" style:display-name="e_mailit_fabulously40" style:family="paragraph" style:parent-style-name="normal" style:default-outline-level="">
      <style:paragraph-properties fo:margin-top="0in" fo:margin-bottom="0.1043in" loext:contextual-spacing="false"/>
    </style:style>
    <style:style style:name="e_5f_mailit_5f_facebook" style:display-name="e_mailit_facebook" style:family="paragraph" style:parent-style-name="normal" style:default-outline-level="">
      <style:paragraph-properties fo:margin-top="0in" fo:margin-bottom="0.1043in" loext:contextual-spacing="false"/>
    </style:style>
    <style:style style:name="e_5f_mailit_5f_facebook_5f_like" style:display-name="e_mailit_facebook_like" style:family="paragraph" style:parent-style-name="normal" style:default-outline-level="">
      <style:paragraph-properties fo:margin-top="0in" fo:margin-bottom="0.1043in" loext:contextual-spacing="false"/>
    </style:style>
    <style:style style:name="e_5f_mailit_5f_facebook_5f_like_5f_and_5f_share" style:display-name="e_mailit_facebook_like_and_share" style:family="paragraph" style:parent-style-name="normal" style:default-outline-level="">
      <style:paragraph-properties fo:margin-top="0in" fo:margin-bottom="0.1043in" loext:contextual-spacing="false"/>
    </style:style>
    <style:style style:name="e_5f_mailit_5f_facebook_5f_send" style:display-name="e_mailit_facebook_send" style:family="paragraph" style:parent-style-name="normal" style:default-outline-level="">
      <style:paragraph-properties fo:margin-top="0in" fo:margin-bottom="0.1043in" loext:contextual-spacing="false"/>
    </style:style>
    <style:style style:name="e_5f_mailit_5f_messenger" style:display-name="e_mailit_messenger" style:family="paragraph" style:parent-style-name="normal" style:default-outline-level="">
      <style:paragraph-properties fo:margin-top="0in" fo:margin-bottom="0.1043in" loext:contextual-spacing="false"/>
    </style:style>
    <style:style style:name="e_5f_mailit_5f_fark" style:display-name="e_mailit_fark" style:family="paragraph" style:parent-style-name="normal" style:default-outline-level="">
      <style:paragraph-properties fo:margin-top="0in" fo:margin-bottom="0.1043in" loext:contextual-spacing="false"/>
    </style:style>
    <style:style style:name="e_5f_mailit_5f_fai_5f_informazione" style:display-name="e_mailit_fai_informazione" style:family="paragraph" style:parent-style-name="normal" style:default-outline-level="">
      <style:paragraph-properties fo:margin-top="0in" fo:margin-bottom="0.1043in" loext:contextual-spacing="false"/>
    </style:style>
    <style:style style:name="e_5f_mailit_5f_favable" style:display-name="e_mailit_favable" style:family="paragraph" style:parent-style-name="normal" style:default-outline-level="">
      <style:paragraph-properties fo:margin-top="0in" fo:margin-bottom="0.1043in" loext:contextual-spacing="false"/>
    </style:style>
    <style:style style:name="e_5f_mailit_5f_favoritus" style:display-name="e_mailit_favoritus" style:family="paragraph" style:parent-style-name="normal" style:default-outline-level="">
      <style:paragraph-properties fo:margin-top="0in" fo:margin-bottom="0.1043in" loext:contextual-spacing="false"/>
    </style:style>
    <style:style style:name="e_5f_mailit_5f_flickr" style:display-name="e_mailit_flickr" style:family="paragraph" style:parent-style-name="normal" style:default-outline-level="">
      <style:paragraph-properties fo:margin-top="0in" fo:margin-bottom="0.1043in" loext:contextual-spacing="false"/>
    </style:style>
    <style:style style:name="e_5f_mailit_5f_flipboard" style:display-name="e_mailit_flipboard" style:family="paragraph" style:parent-style-name="normal" style:default-outline-level="">
      <style:paragraph-properties fo:margin-top="0in" fo:margin-bottom="0.1043in" loext:contextual-spacing="false"/>
    </style:style>
    <style:style style:name="e_5f_mailit_5f_folkd" style:display-name="e_mailit_folkd" style:family="paragraph" style:parent-style-name="normal" style:default-outline-level="">
      <style:paragraph-properties fo:margin-top="0in" fo:margin-bottom="0.1043in" loext:contextual-spacing="false"/>
    </style:style>
    <style:style style:name="e_5f_mailit_5f_foursquare" style:display-name="e_mailit_foursquare" style:family="paragraph" style:parent-style-name="normal" style:default-outline-level="">
      <style:paragraph-properties fo:margin-top="0in" fo:margin-bottom="0.1043in" loext:contextual-spacing="false"/>
    </style:style>
    <style:style style:name="e_5f_mailit_5f_github" style:display-name="e_mailit_github" style:family="paragraph" style:parent-style-name="normal" style:default-outline-level="">
      <style:paragraph-properties fo:margin-top="0in" fo:margin-bottom="0.1043in" loext:contextual-spacing="false"/>
    </style:style>
    <style:style style:name="e_5f_mailit_5f_gmail" style:display-name="e_mailit_gmail" style:family="paragraph" style:parent-style-name="normal" style:default-outline-level="">
      <style:paragraph-properties fo:margin-top="0in" fo:margin-bottom="0.1043in" loext:contextual-spacing="false"/>
    </style:style>
    <style:style style:name="e_5f_mailit_5f_good_5f_noows" style:display-name="e_mailit_good_noows" style:family="paragraph" style:parent-style-name="normal" style:default-outline-level="">
      <style:paragraph-properties fo:margin-top="0in" fo:margin-bottom="0.1043in" loext:contextual-spacing="false"/>
    </style:style>
    <style:style style:name="e_5f_mailit_5f_google" style:display-name="e_mailit_google" style:family="paragraph" style:parent-style-name="normal" style:default-outline-level="">
      <style:paragraph-properties fo:margin-top="0in" fo:margin-bottom="0.1043in" loext:contextual-spacing="false"/>
    </style:style>
    <style:style style:name="e_5f_mailit_5f_google_5f_plus" style:display-name="e_mailit_google_plus" style:family="paragraph" style:parent-style-name="normal" style:default-outline-level="">
      <style:paragraph-properties fo:margin-top="0in" fo:margin-bottom="0.1043in" loext:contextual-spacing="false"/>
    </style:style>
    <style:style style:name="e_5f_mailit_5f_hacker_5f_news" style:display-name="e_mailit_hacker_news" style:family="paragraph" style:parent-style-name="normal" style:default-outline-level="">
      <style:paragraph-properties fo:margin-top="0in" fo:margin-bottom="0.1043in" loext:contextual-spacing="false"/>
    </style:style>
    <style:style style:name="e_5f_mailit_5f_html_5f_validator" style:display-name="e_mailit_html_validator" style:family="paragraph" style:parent-style-name="normal" style:default-outline-level="">
      <style:paragraph-properties fo:margin-top="0in" fo:margin-bottom="0.1043in" loext:contextual-spacing="false"/>
    </style:style>
    <style:style style:name="e_5f_mailit_5f_hootsuite" style:display-name="e_mailit_hootsuite" style:family="paragraph" style:parent-style-name="normal" style:default-outline-level="">
      <style:paragraph-properties fo:margin-top="0in" fo:margin-bottom="0.1043in" loext:contextual-spacing="false"/>
    </style:style>
    <style:style style:name="e_5f_mailit_5f_identica" style:display-name="e_mailit_identica" style:family="paragraph" style:parent-style-name="normal" style:default-outline-level="">
      <style:paragraph-properties fo:margin-top="0in" fo:margin-bottom="0.1043in" loext:contextual-spacing="false"/>
    </style:style>
    <style:style style:name="e_5f_mailit_5f_imdb" style:display-name="e_mailit_imdb" style:family="paragraph" style:parent-style-name="normal" style:default-outline-level="">
      <style:paragraph-properties fo:margin-top="0in" fo:margin-bottom="0.1043in" loext:contextual-spacing="false"/>
    </style:style>
    <style:style style:name="e_5f_mailit_5f_instagram" style:display-name="e_mailit_instagram" style:family="paragraph" style:parent-style-name="normal" style:default-outline-level="">
      <style:paragraph-properties fo:margin-top="0in" fo:margin-bottom="0.1043in" loext:contextual-spacing="false"/>
    </style:style>
    <style:style style:name="e_5f_mailit_5f_instapaper" style:display-name="e_mailit_instapaper" style:family="paragraph" style:parent-style-name="normal" style:default-outline-level="">
      <style:paragraph-properties fo:margin-top="0in" fo:margin-bottom="0.1043in" loext:contextual-spacing="false"/>
    </style:style>
    <style:style style:name="e_5f_mailit_5f_kakao" style:display-name="e_mailit_kakao" style:family="paragraph" style:parent-style-name="normal" style:default-outline-level="">
      <style:paragraph-properties fo:margin-top="0in" fo:margin-bottom="0.1043in" loext:contextual-spacing="false"/>
    </style:style>
    <style:style style:name="e_5f_mailit_5f_kaevur" style:display-name="e_mailit_kaevur" style:family="paragraph" style:parent-style-name="normal" style:default-outline-level="">
      <style:paragraph-properties fo:margin-top="0in" fo:margin-bottom="0.1043in" loext:contextual-spacing="false"/>
    </style:style>
    <style:style style:name="e_5f_mailit_5f_kindle_5f_it" style:display-name="e_mailit_kindle_it" style:family="paragraph" style:parent-style-name="normal" style:default-outline-level="">
      <style:paragraph-properties fo:margin-top="0in" fo:margin-bottom="0.1043in" loext:contextual-spacing="false"/>
    </style:style>
    <style:style style:name="e_5f_mailit_5f_kik" style:display-name="e_mailit_kik" style:family="paragraph" style:parent-style-name="normal" style:default-outline-level="">
      <style:paragraph-properties fo:margin-top="0in" fo:margin-bottom="0.1043in" loext:contextual-spacing="false"/>
    </style:style>
    <style:style style:name="e_5f_mailit_5f_known" style:display-name="e_mailit_known" style:family="paragraph" style:parent-style-name="normal" style:default-outline-level="">
      <style:paragraph-properties fo:margin-top="0in" fo:margin-bottom="0.1043in" loext:contextual-spacing="false"/>
    </style:style>
    <style:style style:name="e_5f_mailit_5f_line" style:display-name="e_mailit_line" style:family="paragraph" style:parent-style-name="normal" style:default-outline-level="">
      <style:paragraph-properties fo:margin-top="0in" fo:margin-bottom="0.1043in" loext:contextual-spacing="false"/>
    </style:style>
    <style:style style:name="e_5f_mailit_5f_linkedin" style:display-name="e_mailit_linkedin" style:family="paragraph" style:parent-style-name="normal" style:default-outline-level="">
      <style:paragraph-properties fo:margin-top="0in" fo:margin-bottom="0.1043in" loext:contextual-spacing="false"/>
    </style:style>
    <style:style style:name="e_5f_mailit_5f_linkedin_5f_2" style:display-name="e_mailit_linkedin_2" style:family="paragraph" style:parent-style-name="normal" style:default-outline-level="">
      <style:paragraph-properties fo:margin-top="0in" fo:margin-bottom="0.1043in" loext:contextual-spacing="false"/>
    </style:style>
    <style:style style:name="e_5f_mailit_5f_livejournal" style:display-name="e_mailit_livejournal" style:family="paragraph" style:parent-style-name="normal" style:default-outline-level="">
      <style:paragraph-properties fo:margin-top="0in" fo:margin-bottom="0.1043in" loext:contextual-spacing="false"/>
    </style:style>
    <style:style style:name="e_5f_mailit_5f_mailru" style:display-name="e_mailit_mailru" style:family="paragraph" style:parent-style-name="normal" style:default-outline-level="">
      <style:paragraph-properties fo:margin-top="0in" fo:margin-bottom="0.1043in" loext:contextual-spacing="false"/>
    </style:style>
    <style:style style:name="e_5f_mailit_5f_medium" style:display-name="e_mailit_medium" style:family="paragraph" style:parent-style-name="normal" style:default-outline-level="">
      <style:paragraph-properties fo:margin-top="0in" fo:margin-bottom="0.1043in" loext:contextual-spacing="false"/>
    </style:style>
    <style:style style:name="e_5f_mailit_5f_mendeley" style:display-name="e_mailit_mendeley" style:family="paragraph" style:parent-style-name="normal" style:default-outline-level="">
      <style:paragraph-properties fo:margin-top="0in" fo:margin-bottom="0.1043in" loext:contextual-spacing="false"/>
    </style:style>
    <style:style style:name="e_5f_mailit_5f_meneame" style:display-name="e_mailit_meneame" style:family="paragraph" style:parent-style-name="normal" style:default-outline-level="">
      <style:paragraph-properties fo:margin-top="0in" fo:margin-bottom="0.1043in" loext:contextual-spacing="false"/>
    </style:style>
    <style:style style:name="e_5f_mailit_5f_mixi" style:display-name="e_mailit_mixi" style:family="paragraph" style:parent-style-name="normal" style:default-outline-level="">
      <style:paragraph-properties fo:margin-top="0in" fo:margin-bottom="0.1043in" loext:contextual-spacing="false"/>
    </style:style>
    <style:style style:name="e_5f_mailit_5f_moemesto" style:display-name="e_mailit_moemesto" style:family="paragraph" style:parent-style-name="normal" style:default-outline-level="">
      <style:paragraph-properties fo:margin-top="0in" fo:margin-bottom="0.1043in" loext:contextual-spacing="false"/>
    </style:style>
    <style:style style:name="e_5f_mailit_5f_myspace" style:display-name="e_mailit_myspace" style:family="paragraph" style:parent-style-name="normal" style:default-outline-level="">
      <style:paragraph-properties fo:margin-top="0in" fo:margin-bottom="0.1043in" loext:contextual-spacing="false"/>
    </style:style>
    <style:style style:name="e_5f_mailit_5f_n4g" style:display-name="e_mailit_n4g" style:family="paragraph" style:parent-style-name="normal" style:default-outline-level="">
      <style:paragraph-properties fo:margin-top="0in" fo:margin-bottom="0.1043in" loext:contextual-spacing="false"/>
    </style:style>
    <style:style style:name="e_5f_mailit_5f_nasza_5f_klasa" style:display-name="e_mailit_nasza_klasa" style:family="paragraph" style:parent-style-name="normal" style:default-outline-level="">
      <style:paragraph-properties fo:margin-top="0in" fo:margin-bottom="0.1043in" loext:contextual-spacing="false"/>
    </style:style>
    <style:style style:name="e_5f_mailit_5f_netvouz" style:display-name="e_mailit_netvouz" style:family="paragraph" style:parent-style-name="normal" style:default-outline-level="">
      <style:paragraph-properties fo:margin-top="0in" fo:margin-bottom="0.1043in" loext:contextual-spacing="false"/>
    </style:style>
    <style:style style:name="e_5f_mailit_5f_newsvine" style:display-name="e_mailit_newsvine" style:family="paragraph" style:parent-style-name="normal" style:default-outline-level="">
      <style:paragraph-properties fo:margin-top="0in" fo:margin-bottom="0.1043in" loext:contextual-spacing="false"/>
    </style:style>
    <style:style style:name="e_5f_mailit_5f_nujij" style:display-name="e_mailit_nujij" style:family="paragraph" style:parent-style-name="normal" style:default-outline-level="">
      <style:paragraph-properties fo:margin-top="0in" fo:margin-bottom="0.1043in" loext:contextual-spacing="false"/>
    </style:style>
    <style:style style:name="e_5f_mailit_5f_odnoklassniki" style:display-name="e_mailit_odnoklassniki" style:family="paragraph" style:parent-style-name="normal" style:default-outline-level="">
      <style:paragraph-properties fo:margin-top="0in" fo:margin-bottom="0.1043in" loext:contextual-spacing="false"/>
    </style:style>
    <style:style style:name="e_5f_mailit_5f_oknotizie" style:display-name="e_mailit_oknotizie" style:family="paragraph" style:parent-style-name="normal" style:default-outline-level="">
      <style:paragraph-properties fo:margin-top="0in" fo:margin-bottom="0.1043in" loext:contextual-spacing="false"/>
    </style:style>
    <style:style style:name="e_5f_mailit_5f_outlook" style:display-name="e_mailit_outlook" style:family="paragraph" style:parent-style-name="normal" style:default-outline-level="">
      <style:paragraph-properties fo:margin-top="0in" fo:margin-bottom="0.1043in" loext:contextual-spacing="false"/>
    </style:style>
    <style:style style:name="e_5f_mailit_5f_pdf_5f_online" style:display-name="e_mailit_pdf_online" style:family="paragraph" style:parent-style-name="normal" style:default-outline-level="">
      <style:paragraph-properties fo:margin-top="0in" fo:margin-bottom="0.1043in" loext:contextual-spacing="false"/>
    </style:style>
    <style:style style:name="e_5f_mailit_5f_pdfmyurl" style:display-name="e_mailit_pdfmyurl" style:family="paragraph" style:parent-style-name="normal" style:default-outline-level="">
      <style:paragraph-properties fo:margin-top="0in" fo:margin-bottom="0.1043in" loext:contextual-spacing="false"/>
    </style:style>
    <style:style style:name="e_5f_mailit_5f_pinboard" style:display-name="e_mailit_pinboard" style:family="paragraph" style:parent-style-name="normal" style:default-outline-level="">
      <style:paragraph-properties fo:margin-top="0in" fo:margin-bottom="0.1043in" loext:contextual-spacing="false"/>
    </style:style>
    <style:style style:name="e_5f_mailit_5f_pinterest" style:display-name="e_mailit_pinterest" style:family="paragraph" style:parent-style-name="normal" style:default-outline-level="">
      <style:paragraph-properties fo:margin-top="0in" fo:margin-bottom="0.1043in" loext:contextual-spacing="false"/>
    </style:style>
    <style:style style:name="e_5f_mailit_5f_plaxo" style:display-name="e_mailit_plaxo" style:family="paragraph" style:parent-style-name="normal" style:default-outline-level="">
      <style:paragraph-properties fo:margin-top="0in" fo:margin-bottom="0.1043in" loext:contextual-spacing="false"/>
    </style:style>
    <style:style style:name="e_5f_mailit_5f_pocket" style:display-name="e_mailit_pocket" style:family="paragraph" style:parent-style-name="normal" style:default-outline-level="">
      <style:paragraph-properties fo:margin-top="0in" fo:margin-bottom="0.1043in" loext:contextual-spacing="false"/>
    </style:style>
    <style:style style:name="e_5f_mailit_5f_post_5f_to_5f_your_5f_blog" style:display-name="e_mailit_post_to_your_blog" style:family="paragraph" style:parent-style-name="normal" style:default-outline-level="">
      <style:paragraph-properties fo:margin-top="0in" fo:margin-bottom="0.1043in" loext:contextual-spacing="false"/>
    </style:style>
    <style:style style:name="e_5f_mailit_5f_posteezy" style:display-name="e_mailit_posteezy" style:family="paragraph" style:parent-style-name="normal" style:default-outline-level="">
      <style:paragraph-properties fo:margin-top="0in" fo:margin-bottom="0.1043in" loext:contextual-spacing="false"/>
    </style:style>
    <style:style style:name="e_5f_mailit_5f_printfriendly" style:display-name="e_mailit_printfriendly" style:family="paragraph" style:parent-style-name="normal" style:default-outline-level="">
      <style:paragraph-properties fo:margin-top="0in" fo:margin-bottom="0.1043in" loext:contextual-spacing="false"/>
    </style:style>
    <style:style style:name="e_5f_mailit_5f_product_5f_hunt" style:display-name="e_mailit_product_hunt" style:family="paragraph" style:parent-style-name="normal" style:default-outline-level="">
      <style:paragraph-properties fo:margin-top="0in" fo:margin-bottom="0.1043in" loext:contextual-spacing="false"/>
    </style:style>
    <style:style style:name="e_5f_mailit_5f_pusha" style:display-name="e_mailit_pusha" style:family="paragraph" style:parent-style-name="normal" style:default-outline-level="">
      <style:paragraph-properties fo:margin-top="0in" fo:margin-bottom="0.1043in" loext:contextual-spacing="false"/>
    </style:style>
    <style:style style:name="e_5f_mailit_5f_qq" style:display-name="e_mailit_qq" style:family="paragraph" style:parent-style-name="normal" style:default-outline-level="">
      <style:paragraph-properties fo:margin-top="0in" fo:margin-bottom="0.1043in" loext:contextual-spacing="false"/>
    </style:style>
    <style:style style:name="e_5f_mailit_5f_quantcast" style:display-name="e_mailit_quantcast" style:family="paragraph" style:parent-style-name="normal" style:default-outline-level="">
      <style:paragraph-properties fo:margin-top="0in" fo:margin-bottom="0.1043in" loext:contextual-spacing="false"/>
    </style:style>
    <style:style style:name="e_5f_mailit_5f_quora" style:display-name="e_mailit_quora" style:family="paragraph" style:parent-style-name="normal" style:default-outline-level="">
      <style:paragraph-properties fo:margin-top="0in" fo:margin-bottom="0.1043in" loext:contextual-spacing="false"/>
    </style:style>
    <style:style style:name="e_5f_mailit_5f_qzone" style:display-name="e_mailit_qzone" style:family="paragraph" style:parent-style-name="normal" style:default-outline-level="">
      <style:paragraph-properties fo:margin-top="0in" fo:margin-bottom="0.1043in" loext:contextual-spacing="false"/>
    </style:style>
    <style:style style:name="e_5f_mailit_5f_reddit" style:display-name="e_mailit_reddit" style:family="paragraph" style:parent-style-name="normal" style:default-outline-level="">
      <style:paragraph-properties fo:margin-top="0in" fo:margin-bottom="0.1043in" loext:contextual-spacing="false"/>
    </style:style>
    <style:style style:name="e_5f_mailit_5f_rediff_5f_mypage" style:display-name="e_mailit_rediff_mypage" style:family="paragraph" style:parent-style-name="normal" style:default-outline-level="">
      <style:paragraph-properties fo:margin-top="0in" fo:margin-bottom="0.1043in" loext:contextual-spacing="false"/>
    </style:style>
    <style:style style:name="e_5f_mailit_5f_renren" style:display-name="e_mailit_renren" style:family="paragraph" style:parent-style-name="normal" style:default-outline-level="">
      <style:paragraph-properties fo:margin-top="0in" fo:margin-bottom="0.1043in" loext:contextual-spacing="false"/>
    </style:style>
    <style:style style:name="e_5f_mailit_5f_rss_5f_and_5f_blog" style:display-name="e_mailit_rss_and_blog" style:family="paragraph" style:parent-style-name="normal" style:default-outline-level="">
      <style:paragraph-properties fo:margin-top="0in" fo:margin-bottom="0.1043in" loext:contextual-spacing="false"/>
    </style:style>
    <style:style style:name="e_5f_mailit_5f_sekoman" style:display-name="e_mailit_sekoman" style:family="paragraph" style:parent-style-name="normal" style:default-outline-level="">
      <style:paragraph-properties fo:margin-top="0in" fo:margin-bottom="0.1043in" loext:contextual-spacing="false"/>
    </style:style>
    <style:style style:name="e_5f_mailit_5f_send_5f_via_5f_email" style:display-name="e_mailit_send_via_email" style:family="paragraph" style:parent-style-name="normal" style:default-outline-level="">
      <style:paragraph-properties fo:margin-top="0in" fo:margin-bottom="0.1043in" loext:contextual-spacing="false"/>
    </style:style>
    <style:style style:name="e_5f_mailit_5f_sina_5f_weibo" style:display-name="e_mailit_sina_weibo" style:family="paragraph" style:parent-style-name="normal" style:default-outline-level="">
      <style:paragraph-properties fo:margin-top="0in" fo:margin-bottom="0.1043in" loext:contextual-spacing="false"/>
    </style:style>
    <style:style style:name="e_5f_mailit_5f_skype" style:display-name="e_mailit_skype" style:family="paragraph" style:parent-style-name="normal" style:default-outline-level="">
      <style:paragraph-properties fo:margin-top="0in" fo:margin-bottom="0.1043in" loext:contextual-spacing="false"/>
    </style:style>
    <style:style style:name="e_5f_mailit_5f_slashdot" style:display-name="e_mailit_slashdot" style:family="paragraph" style:parent-style-name="normal" style:default-outline-level="">
      <style:paragraph-properties fo:margin-top="0in" fo:margin-bottom="0.1043in" loext:contextual-spacing="false"/>
    </style:style>
    <style:style style:name="e_5f_mailit_5f_sms" style:display-name="e_mailit_sms" style:family="paragraph" style:parent-style-name="normal" style:default-outline-level="">
      <style:paragraph-properties fo:margin-top="0in" fo:margin-bottom="0.1043in" loext:contextual-spacing="false"/>
    </style:style>
    <style:style style:name="e_5f_mailit_5f_snapchat" style:display-name="e_mailit_snapchat" style:family="paragraph" style:parent-style-name="normal" style:default-outline-level="">
      <style:paragraph-properties fo:margin-top="0in" fo:margin-bottom="0.1043in" loext:contextual-spacing="false"/>
    </style:style>
    <style:style style:name="e_5f_mailit_5f_sodahead" style:display-name="e_mailit_sodahead" style:family="paragraph" style:parent-style-name="normal" style:default-outline-level="">
      <style:paragraph-properties fo:margin-top="0in" fo:margin-bottom="0.1043in" loext:contextual-spacing="false"/>
    </style:style>
    <style:style style:name="e_5f_mailit_5f_sonico" style:display-name="e_mailit_sonico" style:family="paragraph" style:parent-style-name="normal" style:default-outline-level="">
      <style:paragraph-properties fo:margin-top="0in" fo:margin-bottom="0.1043in" loext:contextual-spacing="false"/>
    </style:style>
    <style:style style:name="e_5f_mailit_5f_soundcloud" style:display-name="e_mailit_soundcloud" style:family="paragraph" style:parent-style-name="normal" style:default-outline-level="">
      <style:paragraph-properties fo:margin-top="0in" fo:margin-bottom="0.1043in" loext:contextual-spacing="false"/>
    </style:style>
    <style:style style:name="e_5f_mailit_5f_spotify" style:display-name="e_mailit_spotify" style:family="paragraph" style:parent-style-name="normal" style:default-outline-level="">
      <style:paragraph-properties fo:margin-top="0in" fo:margin-bottom="0.1043in" loext:contextual-spacing="false"/>
    </style:style>
    <style:style style:name="e_5f_mailit_5f_stack_5f_overflow" style:display-name="e_mailit_stack_overflow" style:family="paragraph" style:parent-style-name="normal" style:default-outline-level="">
      <style:paragraph-properties fo:margin-top="0in" fo:margin-bottom="0.1043in" loext:contextual-spacing="false"/>
    </style:style>
    <style:style style:name="e_5f_mailit_5f_startlap" style:display-name="e_mailit_startlap" style:family="paragraph" style:parent-style-name="normal" style:default-outline-level="">
      <style:paragraph-properties fo:margin-top="0in" fo:margin-bottom="0.1043in" loext:contextual-spacing="false"/>
    </style:style>
    <style:style style:name="e_5f_mailit_5f_stuffpit" style:display-name="e_mailit_stuffpit" style:family="paragraph" style:parent-style-name="normal" style:default-outline-level="">
      <style:paragraph-properties fo:margin-top="0in" fo:margin-bottom="0.1043in" loext:contextual-spacing="false"/>
    </style:style>
    <style:style style:name="e_5f_mailit_5f_stumbleupon" style:display-name="e_mailit_stumbleupon" style:family="paragraph" style:parent-style-name="normal" style:default-outline-level="">
      <style:paragraph-properties fo:margin-top="0in" fo:margin-bottom="0.1043in" loext:contextual-spacing="false"/>
    </style:style>
    <style:style style:name="e_5f_mailit_5f_stumpedia" style:display-name="e_mailit_stumpedia" style:family="paragraph" style:parent-style-name="normal" style:default-outline-level="">
      <style:paragraph-properties fo:margin-top="0in" fo:margin-bottom="0.1043in" loext:contextual-spacing="false"/>
    </style:style>
    <style:style style:name="e_5f_mailit_5f_svejo" style:display-name="e_mailit_svejo" style:family="paragraph" style:parent-style-name="normal" style:default-outline-level="">
      <style:paragraph-properties fo:margin-top="0in" fo:margin-bottom="0.1043in" loext:contextual-spacing="false"/>
    </style:style>
    <style:style style:name="e_5f_mailit_5f_symbaloo" style:display-name="e_mailit_symbaloo" style:family="paragraph" style:parent-style-name="normal" style:default-outline-level="">
      <style:paragraph-properties fo:margin-top="0in" fo:margin-bottom="0.1043in" loext:contextual-spacing="false"/>
    </style:style>
    <style:style style:name="e_5f_mailit_5f_taringa" style:display-name="e_mailit_taringa" style:family="paragraph" style:parent-style-name="normal" style:default-outline-level="">
      <style:paragraph-properties fo:margin-top="0in" fo:margin-bottom="0.1043in" loext:contextual-spacing="false"/>
    </style:style>
    <style:style style:name="e_5f_mailit_5f_telegram" style:display-name="e_mailit_telegram" style:family="paragraph" style:parent-style-name="normal" style:default-outline-level="">
      <style:paragraph-properties fo:margin-top="0in" fo:margin-bottom="0.1043in" loext:contextual-spacing="false"/>
    </style:style>
    <style:style style:name="e_5f_mailit_5f_the_5f_web_5f_blend" style:display-name="e_mailit_the_web_blend" style:family="paragraph" style:parent-style-name="normal" style:default-outline-level="">
      <style:paragraph-properties fo:margin-top="0in" fo:margin-bottom="0.1043in" loext:contextual-spacing="false"/>
    </style:style>
    <style:style style:name="e_5f_mailit_5f_thisnext" style:display-name="e_mailit_thisnext" style:family="paragraph" style:parent-style-name="normal" style:default-outline-level="">
      <style:paragraph-properties fo:margin-top="0in" fo:margin-bottom="0.1043in" loext:contextual-spacing="false"/>
    </style:style>
    <style:style style:name="e_5f_mailit_5f_translate" style:display-name="e_mailit_translate" style:family="paragraph" style:parent-style-name="normal" style:default-outline-level="">
      <style:paragraph-properties fo:margin-top="0in" fo:margin-bottom="0.1043in" loext:contextual-spacing="false"/>
    </style:style>
    <style:style style:name="e_5f_mailit_5f_tuenti" style:display-name="e_mailit_tuenti" style:family="paragraph" style:parent-style-name="normal" style:default-outline-level="">
      <style:paragraph-properties fo:margin-top="0in" fo:margin-bottom="0.1043in" loext:contextual-spacing="false"/>
    </style:style>
    <style:style style:name="e_5f_mailit_5f_tumblr" style:display-name="e_mailit_tumblr" style:family="paragraph" style:parent-style-name="normal" style:default-outline-level="">
      <style:paragraph-properties fo:margin-top="0in" fo:margin-bottom="0.1043in" loext:contextual-spacing="false"/>
    </style:style>
    <style:style style:name="e_5f_mailit_5f_twitter" style:display-name="e_mailit_twitter" style:family="paragraph" style:parent-style-name="normal" style:default-outline-level="">
      <style:paragraph-properties fo:margin-top="0in" fo:margin-bottom="0.1043in" loext:contextual-spacing="false"/>
    </style:style>
    <style:style style:name="e_5f_mailit_5f_typepad" style:display-name="e_mailit_typepad" style:family="paragraph" style:parent-style-name="normal" style:default-outline-level="">
      <style:paragraph-properties fo:margin-top="0in" fo:margin-bottom="0.1043in" loext:contextual-spacing="false"/>
    </style:style>
    <style:style style:name="e_5f_mailit_5f_viadeo" style:display-name="e_mailit_viadeo" style:family="paragraph" style:parent-style-name="normal" style:default-outline-level="">
      <style:paragraph-properties fo:margin-top="0in" fo:margin-bottom="0.1043in" loext:contextual-spacing="false"/>
    </style:style>
    <style:style style:name="e_5f_mailit_5f_viber" style:display-name="e_mailit_viber" style:family="paragraph" style:parent-style-name="normal" style:default-outline-level="">
      <style:paragraph-properties fo:margin-top="0in" fo:margin-bottom="0.1043in" loext:contextual-spacing="false"/>
    </style:style>
    <style:style style:name="e_5f_mailit_5f_vimeo" style:display-name="e_mailit_vimeo" style:family="paragraph" style:parent-style-name="normal" style:default-outline-level="">
      <style:paragraph-properties fo:margin-top="0in" fo:margin-bottom="0.1043in" loext:contextual-spacing="false"/>
    </style:style>
    <style:style style:name="e_5f_mailit_5f_vine" style:display-name="e_mailit_vine" style:family="paragraph" style:parent-style-name="normal" style:default-outline-level="">
      <style:paragraph-properties fo:margin-top="0in" fo:margin-bottom="0.1043in" loext:contextual-spacing="false"/>
    </style:style>
    <style:style style:name="e_5f_mailit_5f_virb" style:display-name="e_mailit_virb" style:family="paragraph" style:parent-style-name="normal" style:default-outline-level="">
      <style:paragraph-properties fo:margin-top="0in" fo:margin-bottom="0.1043in" loext:contextual-spacing="false"/>
    </style:style>
    <style:style style:name="e_5f_mailit_5f_vkontakte" style:display-name="e_mailit_vkontakte" style:family="paragraph" style:parent-style-name="normal" style:default-outline-level="">
      <style:paragraph-properties fo:margin-top="0in" fo:margin-bottom="0.1043in" loext:contextual-spacing="false"/>
    </style:style>
    <style:style style:name="e_5f_mailit_5f_wanelo" style:display-name="e_mailit_wanelo" style:family="paragraph" style:parent-style-name="normal" style:default-outline-level="">
      <style:paragraph-properties fo:margin-top="0in" fo:margin-bottom="0.1043in" loext:contextual-spacing="false"/>
    </style:style>
    <style:style style:name="e_5f_mailit_5f_webnews" style:display-name="e_mailit_webnews" style:family="paragraph" style:parent-style-name="normal" style:default-outline-level="">
      <style:paragraph-properties fo:margin-top="0in" fo:margin-bottom="0.1043in" loext:contextual-spacing="false"/>
    </style:style>
    <style:style style:name="e_5f_mailit_5f_whatsapp" style:display-name="e_mailit_whatsapp" style:family="paragraph" style:parent-style-name="normal" style:default-outline-level="">
      <style:paragraph-properties fo:margin-top="0in" fo:margin-bottom="0.1043in" loext:contextual-spacing="false"/>
    </style:style>
    <style:style style:name="e_5f_mailit_5f_wechat" style:display-name="e_mailit_wechat" style:family="paragraph" style:parent-style-name="normal" style:default-outline-level="">
      <style:paragraph-properties fo:margin-top="0in" fo:margin-bottom="0.1043in" loext:contextual-spacing="false"/>
    </style:style>
    <style:style style:name="e_5f_mailit_5f_whois_5f_lookup" style:display-name="e_mailit_whois_lookup" style:family="paragraph" style:parent-style-name="normal" style:default-outline-level="">
      <style:paragraph-properties fo:margin-top="0in" fo:margin-bottom="0.1043in" loext:contextual-spacing="false"/>
    </style:style>
    <style:style style:name="e_5f_mailit_5f_wordpress" style:display-name="e_mailit_wordpress" style:family="paragraph" style:parent-style-name="normal" style:default-outline-level="">
      <style:paragraph-properties fo:margin-top="0in" fo:margin-bottom="0.1043in" loext:contextual-spacing="false"/>
    </style:style>
    <style:style style:name="e_5f_mailit_5f_wykop" style:display-name="e_mailit_wykop" style:family="paragraph" style:parent-style-name="normal" style:default-outline-level="">
      <style:paragraph-properties fo:margin-top="0in" fo:margin-bottom="0.1043in" loext:contextual-spacing="false"/>
    </style:style>
    <style:style style:name="e_5f_mailit_5f_xanga" style:display-name="e_mailit_xanga" style:family="paragraph" style:parent-style-name="normal" style:default-outline-level="">
      <style:paragraph-properties fo:margin-top="0in" fo:margin-bottom="0.1043in" loext:contextual-spacing="false"/>
    </style:style>
    <style:style style:name="e_5f_mailit_5f_xing" style:display-name="e_mailit_xing" style:family="paragraph" style:parent-style-name="normal" style:default-outline-level="">
      <style:paragraph-properties fo:margin-top="0in" fo:margin-bottom="0.1043in" loext:contextual-spacing="false"/>
    </style:style>
    <style:style style:name="e_5f_mailit_5f_yahoo_5f_bookmarks" style:display-name="e_mailit_yahoo_bookmarks" style:family="paragraph" style:parent-style-name="normal" style:default-outline-level="">
      <style:paragraph-properties fo:margin-top="0in" fo:margin-bottom="0.1043in" loext:contextual-spacing="false"/>
    </style:style>
    <style:style style:name="e_5f_mailit_5f_yahoo_5f_mail" style:display-name="e_mailit_yahoo_mail" style:family="paragraph" style:parent-style-name="normal" style:default-outline-level="">
      <style:paragraph-properties fo:margin-top="0in" fo:margin-bottom="0.1043in" loext:contextual-spacing="false"/>
    </style:style>
    <style:style style:name="e_5f_mailit_5f_yammer" style:display-name="e_mailit_yammer" style:family="paragraph" style:parent-style-name="normal" style:default-outline-level="">
      <style:paragraph-properties fo:margin-top="0in" fo:margin-bottom="0.1043in" loext:contextual-spacing="false"/>
    </style:style>
    <style:style style:name="e_5f_mailit_5f_yardbarker" style:display-name="e_mailit_yardbarker" style:family="paragraph" style:parent-style-name="normal" style:default-outline-level="">
      <style:paragraph-properties fo:margin-top="0in" fo:margin-bottom="0.1043in" loext:contextual-spacing="false"/>
    </style:style>
    <style:style style:name="e_5f_mailit_5f_yelp" style:display-name="e_mailit_yelp" style:family="paragraph" style:parent-style-name="normal" style:default-outline-level="">
      <style:paragraph-properties fo:margin-top="0in" fo:margin-bottom="0.1043in" loext:contextual-spacing="false"/>
    </style:style>
    <style:style style:name="e_5f_mailit_5f_yoolink" style:display-name="e_mailit_yoolink" style:family="paragraph" style:parent-style-name="normal" style:default-outline-level="">
      <style:paragraph-properties fo:margin-top="0in" fo:margin-bottom="0.1043in" loext:contextual-spacing="false"/>
    </style:style>
    <style:style style:name="e_5f_mailit_5f_youtube" style:display-name="e_mailit_youtube" style:family="paragraph" style:parent-style-name="normal" style:default-outline-level="">
      <style:paragraph-properties fo:margin-top="0in" fo:margin-bottom="0.1043in" loext:contextual-spacing="false"/>
    </style:style>
    <style:style style:name="e_5f_mailit_5f_youtube_5f_2" style:display-name="e_mailit_youtube_2" style:family="paragraph" style:parent-style-name="normal" style:default-outline-level="">
      <style:paragraph-properties fo:margin-top="0in" fo:margin-bottom="0.1043in" loext:contextual-spacing="false"/>
    </style:style>
    <style:style style:name="e_5f_mailit_5f_yummly" style:display-name="e_mailit_yummly" style:family="paragraph" style:parent-style-name="normal" style:default-outline-level="">
      <style:paragraph-properties fo:margin-top="0in" fo:margin-bottom="0.1043in" loext:contextual-spacing="false"/>
    </style:style>
    <style:style style:name="e_5f_mailit_5f_zakladoknet" style:display-name="e_mailit_zakladoknet" style:family="paragraph" style:parent-style-name="normal" style:default-outline-level="">
      <style:paragraph-properties fo:margin-top="0in" fo:margin-bottom="0.1043in" loext:contextual-spacing="false"/>
    </style:style>
    <style:style style:name="e_5f_mailit_5f_send_5f_via_5f_email_5f_menu" style:display-name="e_mailit_send_via_email_menu" style:family="paragraph" style:parent-style-name="normal" style:default-outline-level="">
      <style:paragraph-properties fo:margin-top="0in" fo:margin-bottom="0.1043in" loext:contextual-spacing="false"/>
    </style:style>
    <style:style style:name="e_5f_mailit_5f_rss_5f_and_5f_blog_5f_menu" style:display-name="e_mailit_rss_and_blog_menu" style:family="paragraph" style:parent-style-name="normal" style:default-outline-level="">
      <style:paragraph-properties fo:margin-top="0in" fo:margin-bottom="0.1043in" loext:contextual-spacing="false"/>
    </style:style>
    <style:style style:name="e_5f_mailit_5f_share_5f_to_5f_any_5f_service" style:display-name="e_mailit_share_to_any_service" style:family="paragraph" style:parent-style-name="normal" style:default-outline-level="">
      <style:paragraph-properties fo:margin-top="0in" fo:margin-bottom="0.1043in" loext:contextual-spacing="false"/>
    </style:style>
    <style:style style:name="e_5f_mailit_5f_copy_5f_link_5f_menu" style:display-name="e_mailit_copy_link_menu" style:family="paragraph" style:parent-style-name="normal" style:default-outline-level="">
      <style:paragraph-properties fo:margin-top="0in" fo:margin-bottom="0.1043in" loext:contextual-spacing="false"/>
    </style:style>
    <style:style style:name="e_5f_mailit_5f_close_5f_menu" style:display-name="e_mailit_close_menu" style:family="paragraph" style:parent-style-name="normal" style:default-outline-level="">
      <style:paragraph-properties fo:margin-top="0in" fo:margin-bottom="0.1043in" loext:contextual-spacing="false"/>
    </style:style>
    <style:style style:name="cbola-banner-structure" style:family="paragraph" style:parent-style-name="normal" style:default-outline-level="">
      <style:paragraph-properties fo:margin-top="0in" fo:margin-bottom="0.1043in" loext:contextual-spacing="false" fo:text-align="center" style:justify-single-word="false"/>
      <style:text-properties fo:color="#999999" style:font-name="Open Sans" fo:font-family="'Open Sans'" style:font-family-generic="roman" style:font-pitch="variable" fo:font-size="7.5pt" style:font-size-asian="7.5pt" style:font-size-complex="7.5pt"/>
    </style:style>
    <style:style style:name="hide-ad-button" style:family="paragraph" style:parent-style-name="normal" style:default-outline-level="">
      <loext:graphic-properties draw:fill="solid" draw:fill-color="#000000"/>
      <style:paragraph-properties fo:margin-top="0in" fo:margin-bottom="0.1043in" loext:contextual-spacing="false" fo:background-color="#000000"/>
    </style:style>
    <style:style style:name="cbola-banner-structure_5f__5f_advertisement-title" style:display-name="cbola-banner-structure__advertisement-title" style:family="paragraph" style:parent-style-name="normal" style:default-outline-level="">
      <style:paragraph-properties fo:margin-top="0in" fo:margin-bottom="0.1043in" loext:contextual-spacing="false"/>
      <style:text-properties fo:color="#ffffff" style:font-name="Open Sans" fo:font-family="'Open Sans'" style:font-family-generic="roman" style:font-pitch="variable" fo:letter-spacing="0.0165in" fo:font-weight="bold" style:font-weight-asian="bold" style:font-weight-complex="bold"/>
    </style:style>
    <style:style style:name="cbola-banner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cbola-banner-preload--active" style:family="paragraph" style:parent-style-name="normal" style:default-outline-level="">
      <loext:graphic-properties draw:fill="solid" draw:fill-color="#c3d9ff"/>
      <style:paragraph-properties fo:margin-top="0in" fo:margin-bottom="0.1043in" loext:contextual-spacing="false" fo:background-color="#c3d9ff"/>
    </style:style>
    <style:style style:name="cbola-banner-preload" style:family="paragraph" style:parent-style-name="normal" style:default-outline-level="">
      <loext:graphic-properties draw:fill="solid" draw:fill-color="#f6f6f6"/>
      <style:paragraph-properties fo:margin-top="0in" fo:margin-bottom="0.1043in" loext:contextual-spacing="false" fo:background-color="#f6f6f6"/>
    </style:style>
    <style:style style:name="cbola-banner-preload_5f__5f_spinner" style:display-name="cbola-banner-preload__spinner" style:family="paragraph" style:parent-style-name="normal" style:default-outline-level="">
      <style:paragraph-properties fo:margin-top="0in" fo:margin-bottom="0.1043in" loext:contextual-spacing="false"/>
    </style:style>
    <style:style style:name="cbola-banner-preload-spinner_5f__5f_path" style:display-name="cbola-banner-preload-spinner__path" style:family="paragraph" style:parent-style-name="normal" style:default-outline-level="">
      <style:paragraph-properties fo:margin-top="0in" fo:margin-bottom="0.1043in" loext:contextual-spacing="false"/>
    </style:style>
    <style:style style:name="cbola-banner-preload_5f__5f_sponsored-text" style:display-name="cbola-banner-preload__sponsored-text" style:family="paragraph" style:parent-style-name="normal" style:default-outline-level="">
      <style:paragraph-properties fo:margin-top="0.0209in" fo:margin-bottom="0.1043in" loext:contextual-spacing="false"/>
      <style:text-properties fo:color="#bebebe" style:font-name="Roboto" fo:font-family="Roboto" style:font-family-generic="roman" style:font-pitch="variable" fo:font-size="10.5pt" fo:letter-spacing="-0.002in" style:font-size-asian="10.5pt" style:font-size-complex="10.5pt"/>
    </style:style>
    <style:style style:name="cbola-icon" style:family="paragraph" style:parent-style-name="normal" style:default-outline-level="">
      <style:paragraph-properties fo:margin-top="0in" fo:margin-bottom="0.1043in" loext:contextual-spacing="false"/>
      <style:text-properties style:font-name="cbolaIcons!important" fo:font-family="cbolaIcons!important" style:font-family-generic="roman" style:font-pitch="variable" fo:font-size="10.5pt" style:font-size-asian="10.5pt" style:font-size-complex="10.5pt"/>
    </style:style>
    <style:style style:name="cbola-loader" style:family="paragraph" style:parent-style-name="normal" style:default-outline-level="">
      <style:paragraph-properties fo:margin-top="0in" fo:margin-bottom="0.1043in" loext:contextual-spacing="false"/>
    </style:style>
    <style:style style:name="cbola-hide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cbola-ghost-center-container" style:family="paragraph" style:parent-style-name="normal" style:default-outline-level="">
      <style:paragraph-properties fo:margin-top="0in" fo:margin-bottom="0.1043in" loext:contextual-spacing="false"/>
      <style:text-properties fo:font-size="1pt" style:font-size-asian="1pt" style:font-size-complex="1pt"/>
    </style:style>
    <style:style style:name="cbola-spinner-timer_5f__5f_wrapper" style:display-name="cbola-spinner-timer__wrapper" style:family="paragraph" style:parent-style-name="normal" style:default-outline-level="">
      <style:paragraph-properties fo:margin-top="0in" fo:margin-bottom="0.1043in" loext:contextual-spacing="false"/>
    </style:style>
    <style:style style:name="cbola-spinner-timer_5f__5f_time" style:display-name="cbola-spinner-timer__time" style:family="paragraph" style:parent-style-name="normal" style:default-outline-level="">
      <style:paragraph-properties fo:margin-top="0in" fo:margin-bottom="0.1043in" loext:contextual-spacing="false"/>
      <style:text-properties fo:color="#ffffff" style:font-name="Oswald" fo:font-family="Oswald" style:font-family-generic="roman" style:font-pitch="variable"/>
    </style:style>
    <style:style style:name="cbola-spinner-timer_5f__5f_section" style:display-name="cbola-spinner-timer__section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image-loader" style:display-name="cbola-d-trivia-multi_image-loader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image" style:display-name="cbola-d-trivia-multi__image" style:family="paragraph" style:parent-style-name="normal" style:default-outline-level="">
      <style:paragraph-properties fo:margin-top="0in" fo:margin-bottom="0.1043in" loext:contextual-spacing="false"/>
    </style:style>
    <style:style style:name="cbola-d-trivia-multi" style:family="paragraph" style:parent-style-name="normal" style:default-outline-level="">
      <style:paragraph-properties fo:padding="0in" fo:border="0.74pt solid #ededed"/>
    </style:style>
    <style:style style:name="cbola-d-trivia-multi_5f__5f_body" style:display-name="cbola-d-trivia-multi__body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/>
    </style:style>
    <style:style style:name="cbola-d-trivia-multi_5f__5f_game" style:display-name="cbola-d-trivia-multi__game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item-container" style:display-name="cbola-d-trivia-multi__item-container" style:family="paragraph" style:parent-style-name="normal" style:default-outline-level="">
      <style:paragraph-properties fo:margin-left="0.0835in" fo:margin-right="0in" fo:margin-top="0in" fo:margin-bottom="0.1043in" loext:contextual-spacing="false" fo:text-indent="0in" style:auto-text-indent="false"/>
    </style:style>
    <style:style style:name="cbola-d-trivia-multi_5f__5f_question-wrapper" style:display-name="cbola-d-trivia-multi__question-wrapper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answer-list-wrapper" style:display-name="cbola-d-trivia-multi__answer-list-wrapper" style:family="paragraph" style:parent-style-name="normal" style:default-outline-level="">
      <style:paragraph-properties fo:margin-left="0in" fo:margin-right="0.4252in" fo:text-indent="0in" style:auto-text-indent="false"/>
    </style:style>
    <style:style style:name="cbola-d-trivia-multi_5f__5f_answer-list-container" style:display-name="cbola-d-trivia-multi__answer-list-container" style:family="paragraph" style:parent-style-name="normal" style:default-outline-level=""/>
    <style:style style:name="cbola-d-trivia-multi_5f__5f_next-game" style:display-name="cbola-d-trivia-multi__next-game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start-next-button" style:display-name="cbola-d-trivia-multi__start-next-button" style:family="paragraph" style:parent-style-name="normal" style:default-outline-level="">
      <style:paragraph-properties fo:margin-top="0in" fo:margin-bottom="0.1043in" loext:contextual-spacing="false" fo:text-align="center" style:justify-single-word="false"/>
      <style:text-properties fo:text-transform="uppercase" fo:color="#ffffff" style:font-name="Oswald" fo:font-family="Oswald" style:font-family-generic="roman" style:font-pitch="variable" fo:font-size="14.5pt" fo:font-weight="bold" style:font-size-asian="14.5pt" style:font-weight-asian="bold" style:font-size-complex="14.5pt" style:font-weight-complex="bold"/>
    </style:style>
    <style:style style:name="cbola-d-trivia-multi_5f__5f_content-wrapper" style:display-name="cbola-d-trivia-multi__content-wrapper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image-wrapper" style:display-name="cbola-d-trivia-multi__image-wrapper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share" style:display-name="cbola-d-trivia-multi__share" style:family="paragraph" style:parent-style-name="normal" style:default-outline-level="">
      <style:paragraph-properties fo:margin-top="0in" fo:margin-bottom="0.1043in" loext:contextual-spacing="false"/>
      <style:text-properties fo:font-size="13.5pt" style:font-size-asian="13.5pt" style:font-size-complex="13.5pt"/>
    </style:style>
    <style:style style:name="cbola-d-trivia-multi_5f_image-container" style:display-name="cbola-d-trivia-multi_image-container" style:family="paragraph" style:parent-style-name="normal" style:default-outline-level="">
      <style:paragraph-properties fo:margin-top="0in" fo:margin-bottom="0.1043in" loext:contextual-spacing="false"/>
    </style:style>
    <style:style style:name="cbola-d-trivia-multi-game-end" style:family="paragraph" style:parent-style-name="normal" style:default-outline-level="">
      <style:paragraph-properties fo:margin-top="0in" fo:margin-bottom="0.1043in" loext:contextual-spacing="false"/>
      <style:text-properties fo:color="#ffffff"/>
    </style:style>
    <style:style style:name="cbola-d-trivia-multi-game-end_5f__5f_score-container" style:display-name="cbola-d-trivia-multi-game-end__score-container" style:family="paragraph" style:parent-style-name="normal" style:default-outline-level="">
      <style:paragraph-properties fo:margin-top="0in" fo:margin-bottom="0.1043in" loext:contextual-spacing="false"/>
    </style:style>
    <style:style style:name="cbola-d-trivia-multi-game-end_5f__5f_text" style:display-name="cbola-d-trivia-multi-game-end__text" style:family="paragraph" style:parent-style-name="normal" style:default-outline-level="">
      <style:paragraph-properties fo:margin-top="0in" fo:margin-bottom="0.1043in" loext:contextual-spacing="false" style:line-height-at-least="0.1665in"/>
      <style:text-properties style:font-name="Open Sans" fo:font-family="'Open Sans'" style:font-family-generic="roman" style:font-pitch="variable" fo:font-size="13pt" style:font-size-asian="13pt" style:font-size-complex="13pt"/>
    </style:style>
    <style:style style:name="cbola-d-trivia-multi-game-end_5f__5f_score" style:display-name="cbola-d-trivia-multi-game-end__score" style:family="paragraph" style:parent-style-name="normal" style:default-outline-level="">
      <style:paragraph-properties fo:margin-left="0.1693in" fo:margin-right="0.1693in" fo:margin-top="0in" fo:margin-bottom="0.1043in" loext:contextual-spacing="false" style:line-height-at-least="0.6563in" fo:text-align="center" style:justify-single-word="false" fo:text-indent="0in" style:auto-text-indent="false"/>
      <style:text-properties style:font-name="Open Sans" fo:font-family="'Open Sans'" style:font-family-generic="roman" style:font-pitch="variable" fo:font-size="16.5pt" fo:letter-spacing="-0.0102in" fo:font-weight="bold" style:font-size-asian="16.5pt" style:font-weight-asian="bold" style:font-size-complex="16.5pt" style:font-weight-complex="bold"/>
    </style:style>
    <style:style style:name="cbola-d-trivia-multi-game-end_5f__5f_challenge" style:display-name="cbola-d-trivia-multi-game-end__challenge" style:family="paragraph" style:parent-style-name="normal" style:default-outline-level="">
      <style:paragraph-properties fo:margin-top="0in" fo:margin-bottom="0.1043in" loext:contextual-spacing="false" style:line-height-at-least="0.2917in"/>
      <style:text-properties fo:text-transform="uppercase" style:font-name="Open Sans" fo:font-family="'Open Sans'" style:font-family-generic="roman" style:font-pitch="variable" fo:font-size="21pt" style:font-size-asian="21pt" style:font-size-complex="21pt"/>
    </style:style>
    <style:style style:name="cbola-d-trivia-multi-game-end_5f__5f_your-friends" style:display-name="cbola-d-trivia-multi-game-end__your-friends" style:family="paragraph" style:parent-style-name="normal" style:default-outline-level="">
      <style:paragraph-properties fo:margin-top="0in" fo:margin-bottom="0.1043in" loext:contextual-spacing="false" style:line-height-at-least="0.2917in"/>
      <style:text-properties fo:text-transform="uppercase" style:font-name="Open Sans" fo:font-family="'Open Sans'" style:font-family-generic="roman" style:font-pitch="variable" fo:font-size="21pt" style:font-size-asian="21pt" style:font-size-complex="21pt"/>
    </style:style>
    <style:style style:name="cbola-d-trivia-multi-game-end_5f__5f_share" style:display-name="cbola-d-trivia-multi-game-end__share" style:family="paragraph" style:parent-style-name="normal" style:default-outline-level="">
      <style:paragraph-properties fo:margin-top="0in" fo:margin-bottom="0.1043in" loext:contextual-spacing="false"/>
      <style:text-properties fo:color="#ffffff"/>
    </style:style>
    <style:style style:name="cbola-d-trivia-multi-game-end-share_5f__5f_fb" style:display-name="cbola-d-trivia-multi-game-end-share__fb" style:family="paragraph" style:parent-style-name="normal" style:default-outline-level="">
      <loext:graphic-properties draw:fill="solid" draw:fill-color="#3a5081"/>
      <style:paragraph-properties fo:margin-left="0.4252in" fo:margin-right="0in" fo:margin-top="0in" fo:margin-bottom="0.1043in" loext:contextual-spacing="false" fo:text-indent="0in" style:auto-text-indent="false" fo:background-color="#3a5081" fo:padding="0in" fo:border="0.74pt solid #ffffff"/>
      <style:text-properties fo:font-size="15pt" style:font-size-asian="15pt" style:font-size-complex="15pt"/>
    </style:style>
    <style:style style:name="cbola-d-trivia-multi-game-end-share_5f__5f_tw" style:display-name="cbola-d-trivia-multi-game-end-share__tw" style:family="paragraph" style:parent-style-name="normal" style:default-outline-level="">
      <loext:graphic-properties draw:fill="solid" draw:fill-color="#41aae1"/>
      <style:paragraph-properties fo:margin-left="0.4252in" fo:margin-right="0in" fo:margin-top="0in" fo:margin-bottom="0.1043in" loext:contextual-spacing="false" fo:text-indent="0in" style:auto-text-indent="false" fo:background-color="#41aae1" fo:padding="0in" fo:border="0.74pt solid #ffffff"/>
      <style:text-properties fo:font-size="13pt" style:font-size-asian="13pt" style:font-size-complex="13pt"/>
    </style:style>
    <style:style style:name="cbola-d-trivia-multi-game-end_5f__5f_teaser" style:display-name="cbola-d-trivia-multi-game-end__teaser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content-footer" style:display-name="cbola-d-trivia-multi__content-footer" style:family="paragraph" style:parent-style-name="normal" style:default-outline-level="">
      <style:paragraph-properties fo:margin-top="0in" fo:margin-bottom="0.1043in" loext:contextual-spacing="false"/>
      <style:text-properties fo:font-size="1pt" style:font-size-asian="1pt" style:font-size-complex="1pt"/>
    </style:style>
    <style:style style:name="cbola-d-trivia-multi_5f__5f_logo-container" style:display-name="cbola-d-trivia-multi__logo-container" style:family="paragraph" style:parent-style-name="normal" style:default-outline-level="">
      <style:paragraph-properties fo:margin-top="0in" fo:margin-bottom="0.1043in" loext:contextual-spacing="false" fo:text-align="end" style:justify-single-word="false" style:vertical-align="middle"/>
    </style:style>
    <style:style style:name="cbola-d-trivia-multi_5f__5f_progress-wrapper" style:display-name="cbola-d-trivia-multi__progress-wrapper" style:family="paragraph" style:parent-style-name="normal" style:default-outline-level="">
      <style:paragraph-properties fo:margin-top="0in" fo:margin-bottom="0.1043in" loext:contextual-spacing="false" style:vertical-align="middle"/>
    </style:style>
    <style:style style:name="cbola-d-trivia-multi-footer_5f__5f_question" style:display-name="cbola-d-trivia-multi-footer__question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10.5pt" style:font-size-asian="10.5pt" style:font-size-complex="10.5pt"/>
    </style:style>
    <style:style style:name="cbola-d-trivia-multi-footer_5f__5f_your-score" style:display-name="cbola-d-trivia-multi-footer__your-score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10.5pt" style:font-size-asian="10.5pt" style:font-size-complex="10.5pt"/>
    </style:style>
    <style:style style:name="cbola-d-trivia-multi-footer_5f__5f_progress" style:display-name="cbola-d-trivia-multi-footer__progress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cbola-d-trivia-multi-footer_5f__5f_score" style:display-name="cbola-d-trivia-multi-footer__score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cbola-d-trivia-multi_5f__5f_logo" style:display-name="cbola-d-trivia-multi__logo" style:family="paragraph" style:parent-style-name="normal" style:default-outline-level=""/>
    <style:style style:name="cbola-d-trivia-multi_5f__5f_carambola_5f_logo" style:display-name="cbola-d-trivia-multi__carambola_logo" style:family="paragraph" style:parent-style-name="normal" style:default-outline-level="">
      <style:paragraph-properties fo:margin-left="0in" fo:margin-right="0.0626in" fo:margin-top="0in" fo:margin-bottom="0.1043in" loext:contextual-spacing="false" fo:text-indent="0in" style:auto-text-indent="false"/>
    </style:style>
    <style:style style:name="cbola-d-trivia-multi_5f__5f_add-this" style:display-name="cbola-d-trivia-multi__add-this" style:family="paragraph" style:parent-style-name="normal" style:default-outline-level="">
      <style:paragraph-properties fo:margin-top="0in" fo:margin-bottom="0.1043in" loext:contextual-spacing="false"/>
      <style:text-properties fo:color="#e6e6e6" style:font-name="Open Sans" fo:font-family="'Open Sans'" style:font-family-generic="roman" style:font-pitch="variable" fo:font-size="9pt" style:font-size-asian="9pt" style:font-size-complex="9pt"/>
    </style:style>
    <style:style style:name="cbolaapperancestyle_5f_4_5f_-1" style:display-name="cbolaapperancestyle_4_-1" style:family="paragraph" style:parent-style-name="normal" style:default-outline-level="">
      <style:paragraph-properties fo:margin-top="0in" fo:margin-bottom="0.1043in" loext:contextual-spacing="false"/>
    </style:style>
    <style:style style:name="cbolaapperancestyle_5f_5_5f_-1" style:display-name="cbolaapperancestyle_5_-1" style:family="paragraph" style:parent-style-name="normal" style:default-outline-level="">
      <style:paragraph-properties fo:margin-top="0in" fo:margin-bottom="0.1043in" loext:contextual-spacing="false"/>
    </style:style>
    <style:style style:name="fb_5f_invisible" style:display-name="fb_invisible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fb_5f_reset" style:display-name="fb_reset" style:family="paragraph" style:parent-style-name="normal" style:default-outline-level="">
      <style:text-properties fo:color="#000000" style:font-name="Tahoma" fo:font-family="Tahoma" style:font-family-generic="roman" style:font-pitch="variable" fo:font-size="8.5pt" style:font-size-asian="8.5pt" style:font-name-complex="Tahoma1" style:font-family-complex="Tahoma" style:font-family-generic-complex="system" style:font-pitch-complex="variable" style:font-size-complex="8.5pt"/>
    </style:style>
    <style:style style:name="fb_5f_dialog_5f_advanced" style:display-name="fb_dialog_advanced" style:family="paragraph" style:parent-style-name="normal" style:default-outline-level="">
      <style:paragraph-properties fo:margin-top="0in" fo:margin-bottom="0.1043in" loext:contextual-spacing="false"/>
    </style:style>
    <style:style style:name="fb_5f_dialog_5f_content" style:display-name="fb_dialog_content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/>
      <style:text-properties fo:color="#333333"/>
    </style:style>
    <style:style style:name="fb_5f_dialog_5f_close_5f_icon" style:display-name="fb_dialog_close_icon" style:family="paragraph" style:parent-style-name="normal" style:default-outline-level="">
      <style:paragraph-properties fo:margin-top="0in" fo:margin-bottom="0.1043in" loext:contextual-spacing="false"/>
    </style:style>
    <style:style style:name="fb_5f_dialog_5f_padding" style:display-name="fb_dialog_padding" style:family="paragraph" style:parent-style-name="normal" style:default-outline-level="">
      <style:paragraph-properties fo:margin-top="0in" fo:margin-bottom="0.1043in" loext:contextual-spacing="false"/>
    </style:style>
    <style:style style:name="fb_5f_dialog_5f_loader" style:display-name="fb_dialog_loader" style:family="paragraph" style:parent-style-name="normal" style:default-outline-level="">
      <loext:graphic-properties draw:fill="solid" draw:fill-color="#f6f7f9"/>
      <style:paragraph-properties fo:margin-top="0in" fo:margin-bottom="0.1043in" loext:contextual-spacing="false" fo:background-color="#f6f7f9" fo:padding="0.2083in" fo:border="0.74pt solid #606060"/>
      <style:text-properties fo:font-size="18pt" style:font-size-asian="18pt" style:font-size-complex="18pt"/>
    </style:style>
    <style:style style:name="fb_5f_dialog_5f_top_5f_left" style:display-name="fb_dialog_top_left" style:family="paragraph" style:parent-style-name="normal" style:default-outline-level="">
      <style:paragraph-properties fo:margin-top="0in" fo:margin-bottom="0.1043in" loext:contextual-spacing="false"/>
    </style:style>
    <style:style style:name="fb_5f_dialog_5f_top_5f_right" style:display-name="fb_dialog_top_right" style:family="paragraph" style:parent-style-name="normal" style:default-outline-level="">
      <style:paragraph-properties fo:margin-top="0in" fo:margin-bottom="0.1043in" loext:contextual-spacing="false"/>
    </style:style>
    <style:style style:name="fb_5f_dialog_5f_bottom_5f_left" style:display-name="fb_dialog_bottom_left" style:family="paragraph" style:parent-style-name="normal" style:default-outline-level="">
      <style:paragraph-properties fo:margin-top="0in" fo:margin-bottom="0.1043in" loext:contextual-spacing="false"/>
    </style:style>
    <style:style style:name="fb_5f_dialog_5f_bottom_5f_right" style:display-name="fb_dialog_bottom_right" style:family="paragraph" style:parent-style-name="normal" style:default-outline-level="">
      <style:paragraph-properties fo:margin-top="0in" fo:margin-bottom="0.1043in" loext:contextual-spacing="false"/>
    </style:style>
    <style:style style:name="fb_5f_dialog_5f_vert_5f_left" style:display-name="fb_dialog_vert_left" style:family="paragraph" style:parent-style-name="normal" style:default-outline-level="">
      <loext:graphic-properties draw:fill="solid" draw:fill-color="#525252"/>
      <style:paragraph-properties fo:margin-left="-0.1043in" fo:margin-right="0in" fo:margin-top="0in" fo:margin-bottom="0.1043in" loext:contextual-spacing="false" fo:text-indent="0in" style:auto-text-indent="false" fo:background-color="#525252"/>
    </style:style>
    <style:style style:name="fb_5f_dialog_5f_vert_5f_right" style:display-name="fb_dialog_vert_right" style:family="paragraph" style:parent-style-name="normal" style:default-outline-level="">
      <loext:graphic-properties draw:fill="solid" draw:fill-color="#525252"/>
      <style:paragraph-properties fo:margin-left="0in" fo:margin-right="-0.1043in" fo:margin-top="0in" fo:margin-bottom="0.1043in" loext:contextual-spacing="false" fo:text-indent="0in" style:auto-text-indent="false" fo:background-color="#525252"/>
    </style:style>
    <style:style style:name="fb_5f_dialog_5f_horiz_5f_top" style:display-name="fb_dialog_horiz_top" style:family="paragraph" style:parent-style-name="normal" style:default-outline-level="">
      <loext:graphic-properties draw:fill="solid" draw:fill-color="#525252"/>
      <style:paragraph-properties fo:margin-top="0in" fo:margin-bottom="0.1043in" loext:contextual-spacing="false" fo:background-color="#525252"/>
    </style:style>
    <style:style style:name="fb_5f_dialog_5f_horiz_5f_bottom" style:display-name="fb_dialog_horiz_bottom" style:family="paragraph" style:parent-style-name="normal" style:default-outline-level="">
      <loext:graphic-properties draw:fill="solid" draw:fill-color="#525252"/>
      <style:paragraph-properties fo:background-color="#525252"/>
    </style:style>
    <style:style style:name="fb_5f_dialog_5f_iframe" style:display-name="fb_dialog_iframe" style:family="paragraph" style:parent-style-name="normal" style:default-outline-level="">
      <style:paragraph-properties fo:margin-top="0in" fo:margin-bottom="0.1043in" loext:contextual-spacing="false" fo:line-height="0%"/>
    </style:style>
    <style:style style:name="fb_5f_iframe_5f_widget_5f_fluid" style:display-name="fb_iframe_widget_fluid" style:family="paragraph" style:parent-style-name="normal" style:default-outline-level="">
      <style:paragraph-properties fo:margin-top="0in" fo:margin-bottom="0.1043in" loext:contextual-spacing="false"/>
    </style:style>
    <style:style style:name="fb_5f_invisible_5f_flow" style:display-name="fb_invisible_flow" style:family="paragraph" style:parent-style-name="normal" style:default-outline-level="">
      <style:paragraph-properties fo:margin-top="0in" fo:margin-bottom="0.1043in" loext:contextual-spacing="false"/>
    </style:style>
    <style:style style:name="fb_5f_mobile_5f_overlay_5f_active" style:display-name="fb_mobile_overlay_active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/>
    </style:style>
    <style:style style:name="nav_3e_li" style:display-name="nav&gt;li" style:family="paragraph" style:parent-style-name="normal" style:default-outline-level="">
      <style:paragraph-properties fo:margin-top="0in" fo:margin-bottom="0.1043in" loext:contextual-spacing="false"/>
    </style:style>
    <style:style style:name="nav_3e_li_3e_a" style:display-name="nav&gt;li&gt;a" style:family="paragraph" style:parent-style-name="normal" style:default-outline-level="">
      <style:paragraph-properties fo:margin-top="0in" fo:margin-bottom="0.1043in" loext:contextual-spacing="false"/>
    </style:style>
    <style:style style:name="btn-navbar" style:family="paragraph" style:parent-style-name="normal" style:default-outline-level="">
      <style:paragraph-properties fo:margin-top="0in" fo:margin-bottom="0.1043in" loext:contextual-spacing="false"/>
    </style:style>
    <style:style style:name="nav_3e_li_3e_ul_3e_li_3e_ul" style:display-name="nav&gt;li&gt;ul&gt;li&gt;ul" style:family="paragraph" style:parent-style-name="normal" style:default-outline-level="">
      <style:paragraph-properties fo:margin-top="0in" fo:margin-bottom="0.1043in" loext:contextual-spacing="false"/>
    </style:style>
    <style:style style:name="glyphicon-file" style:family="paragraph" style:parent-style-name="normal" style:default-outline-level="">
      <style:paragraph-properties fo:margin-top="0in" fo:margin-bottom="0.1043in" loext:contextual-spacing="false"/>
    </style:style>
    <style:style style:name="mailerlite-form-description" style:family="paragraph" style:parent-style-name="normal" style:default-outline-level="">
      <style:paragraph-properties fo:margin-top="0in" fo:margin-bottom="0.1043in" loext:contextual-spacing="false"/>
    </style:style>
    <style:style style:name="mailerlite-form-field" style:family="paragraph" style:parent-style-name="normal" style:default-outline-level="">
      <style:paragraph-properties fo:margin-top="0in" fo:margin-bottom="0.1043in" loext:contextual-spacing="false"/>
    </style:style>
    <style:style style:name="mailerlite-subscribe-button-container" style:family="paragraph" style:parent-style-name="normal" style:default-outline-level="">
      <style:paragraph-properties fo:margin-top="0in" fo:margin-bottom="0.1043in" loext:contextual-spacing="false"/>
    </style:style>
    <style:style style:name="jcarousel-container-vertical" style:family="paragraph" style:parent-style-name="normal" style:default-outline-level="">
      <style:paragraph-properties fo:margin-top="0in" fo:margin-bottom="0.1043in" loext:contextual-spacing="false"/>
    </style:style>
    <style:style style:name="jcarousel-clip-vertical" style:family="paragraph" style:parent-style-name="normal" style:default-outline-level="">
      <style:paragraph-properties fo:margin-top="0in" fo:margin-bottom="0.1043in" loext:contextual-spacing="false"/>
    </style:style>
    <style:style style:name="jcarousel-item-vertical" style:family="paragraph" style:parent-style-name="normal" style:default-outline-level="">
      <style:paragraph-properties fo:margin-top="0in" fo:margin-bottom="0.1043in" loext:contextual-spacing="false"/>
    </style:style>
    <style:style style:name="jcarousel-item-placeholder" style:family="paragraph" style:parent-style-name="normal" style:default-outline-level="">
      <style:paragraph-properties fo:margin-top="0in" fo:margin-bottom="0.1043in" loext:contextual-spacing="false"/>
    </style:style>
    <style:style style:name="jcarousel-next-vertical" style:family="paragraph" style:parent-style-name="normal" style:default-outline-level="">
      <style:paragraph-properties fo:margin-top="0in" fo:margin-bottom="0.1043in" loext:contextual-spacing="false"/>
    </style:style>
    <style:style style:name="jcarousel-prev-vertical" style:family="paragraph" style:parent-style-name="normal" style:default-outline-level="">
      <style:paragraph-properties fo:margin-top="0in" fo:margin-bottom="0.1043in" loext:contextual-spacing="false"/>
    </style:style>
    <style:style style:name="add-on" style:family="paragraph" style:parent-style-name="normal" style:default-outline-level="">
      <style:paragraph-properties fo:margin-top="0in" fo:margin-bottom="0.1043in" loext:contextual-spacing="false"/>
    </style:style>
    <style:style style:name="active" style:family="paragraph" style:parent-style-name="normal" style:default-outline-level="">
      <style:paragraph-properties fo:margin-top="0in" fo:margin-bottom="0.1043in" loext:contextual-spacing="false"/>
    </style:style>
    <style:style style:name="control-label" style:family="paragraph" style:parent-style-name="normal" style:default-outline-level="">
      <style:paragraph-properties fo:margin-top="0in" fo:margin-bottom="0.1043in" loext:contextual-spacing="false"/>
    </style:style>
    <style:style style:name="controls" style:family="paragraph" style:parent-style-name="normal" style:default-outline-level="">
      <style:paragraph-properties fo:margin-top="0in" fo:margin-bottom="0.1043in" loext:contextual-spacing="false"/>
    </style:style>
    <style:style style:name="divider" style:family="paragraph" style:parent-style-name="normal" style:default-outline-level="">
      <style:paragraph-properties fo:margin-top="0in" fo:margin-bottom="0.1043in" loext:contextual-spacing="false"/>
    </style:style>
    <style:style style:name="btn-link_5b_disabled_5d_" style:display-name="btn-link[disabled]" style:family="paragraph" style:parent-style-name="normal" style:default-outline-level="">
      <style:paragraph-properties fo:margin-top="0in" fo:margin-bottom="0.1043in" loext:contextual-spacing="false"/>
    </style:style>
    <style:style style:name="brand" style:family="paragraph" style:parent-style-name="normal" style:default-outline-level="">
      <style:paragraph-properties fo:margin-top="0in" fo:margin-bottom="0.1043in" loext:contextual-spacing="false"/>
    </style:style>
    <style:style style:name="divider-vertical" style:family="paragraph" style:parent-style-name="normal" style:default-outline-level="">
      <style:paragraph-properties fo:margin-top="0in" fo:margin-bottom="0.1043in" loext:contextual-spacing="false"/>
    </style:style>
    <style:style style:name="search-query" style:family="paragraph" style:parent-style-name="normal" style:default-outline-level="">
      <style:paragraph-properties fo:margin-top="0in" fo:margin-bottom="0.1043in" loext:contextual-spacing="false"/>
    </style:style>
    <style:style style:name="arrow" style:family="paragraph" style:parent-style-name="normal" style:default-outline-level="">
      <style:paragraph-properties fo:margin-top="0in" fo:margin-bottom="0.1043in" loext:contextual-spacing="false"/>
    </style:style>
    <style:style style:name="caption" style:family="paragraph" style:parent-style-name="normal" style:default-outline-level="">
      <style:paragraph-properties fo:margin-top="0in" fo:margin-bottom="0.1043in" loext:contextual-spacing="false"/>
    </style:style>
    <style:style style:name="pull-left" style:family="paragraph" style:parent-style-name="normal" style:default-outline-level="">
      <style:paragraph-properties fo:margin-top="0in" fo:margin-bottom="0.1043in" loext:contextual-spacing="false"/>
    </style:style>
    <style:style style:name="pull-right" style:family="paragraph" style:parent-style-name="normal" style:default-outline-level="">
      <style:paragraph-properties fo:margin-top="0in" fo:margin-bottom="0.1043in" loext:contextual-spacing="false"/>
    </style:style>
    <style:style style:name="bar" style:family="paragraph" style:parent-style-name="normal" style:default-outline-level="">
      <style:paragraph-properties fo:margin-top="0in" fo:margin-bottom="0.1043in" loext:contextual-spacing="false"/>
    </style:style>
    <style:style style:name="bar-danger" style:family="paragraph" style:parent-style-name="normal" style:default-outline-level="">
      <style:paragraph-properties fo:margin-top="0in" fo:margin-bottom="0.1043in" loext:contextual-spacing="false"/>
    </style:style>
    <style:style style:name="bar-success" style:family="paragraph" style:parent-style-name="normal" style:default-outline-level="">
      <style:paragraph-properties fo:margin-top="0in" fo:margin-bottom="0.1043in" loext:contextual-spacing="false"/>
    </style:style>
    <style:style style:name="bar-info" style:family="paragraph" style:parent-style-name="normal" style:default-outline-level="">
      <style:paragraph-properties fo:margin-top="0in" fo:margin-bottom="0.1043in" loext:contextual-spacing="false"/>
    </style:style>
    <style:style style:name="bar-warning" style:family="paragraph" style:parent-style-name="normal" style:default-outline-level="">
      <style:paragraph-properties fo:margin-top="0in" fo:margin-bottom="0.1043in" loext:contextual-spacing="false"/>
    </style:style>
    <style:style style:name="accordion-toggle" style:family="paragraph" style:parent-style-name="normal" style:default-outline-level="">
      <style:paragraph-properties fo:margin-top="0in" fo:margin-bottom="0.1043in" loext:contextual-spacing="false"/>
    </style:style>
    <style:style style:name="yarpp-thumbnail-title" style:family="paragraph" style:parent-style-name="normal" style:default-outline-level="">
      <style:paragraph-properties fo:margin-top="0in" fo:margin-bottom="0.1043in" loext:contextual-spacing="false"/>
    </style:style>
    <style:style style:name="yarpp-promote" style:family="paragraph" style:parent-style-name="normal" style:default-outline-level="">
      <style:paragraph-properties fo:margin-top="0in" fo:margin-bottom="0.1043in" loext:contextual-spacing="false"/>
    </style:style>
    <style:style style:name="cre-header-logo" style:family="paragraph" style:parent-style-name="normal" style:default-outline-level="">
      <style:paragraph-properties fo:margin-top="0in" fo:margin-bottom="0.1043in" loext:contextual-spacing="false"/>
    </style:style>
    <style:style style:name="cre-footer-logo" style:family="paragraph" style:parent-style-name="normal" style:default-outline-level="">
      <style:paragraph-properties fo:margin-top="0in" fo:margin-bottom="0.1043in" loext:contextual-spacing="false"/>
    </style:style>
    <style:style style:name="e-mailit_5f_btn_5f_pinterest" style:display-name="e-mailit_btn_pinterest" style:family="paragraph" style:parent-style-name="normal" style:default-outline-level="">
      <style:paragraph-properties fo:margin-top="0in" fo:margin-bottom="0.1043in" loext:contextual-spacing="false"/>
    </style:style>
    <style:style style:name="cbola-d-trivia-multi-share_5f__5f_fb" style:display-name="cbola-d-trivia-multi-share__fb" style:family="paragraph" style:parent-style-name="normal" style:default-outline-level="">
      <style:paragraph-properties fo:margin-top="0in" fo:margin-bottom="0.1043in" loext:contextual-spacing="false"/>
    </style:style>
    <style:style style:name="cbola-d-trivia-multi-share_5f__5f_tw" style:display-name="cbola-d-trivia-multi-share__tw" style:family="paragraph" style:parent-style-name="normal" style:default-outline-level="">
      <style:paragraph-properties fo:margin-top="0in" fo:margin-bottom="0.1043in" loext:contextual-spacing="false"/>
    </style:style>
    <style:style style:name="cbola-d-trivia-multi-game-end_5f__5f_container" style:display-name="cbola-d-trivia-multi-game-end__container" style:family="paragraph" style:parent-style-name="normal" style:default-outline-level="">
      <style:paragraph-properties fo:margin-top="0in" fo:margin-bottom="0.1043in" loext:contextual-spacing="false"/>
    </style:style>
    <style:style style:name="dialog_5f_title" style:display-name="dialog_title" style:family="paragraph" style:parent-style-name="normal" style:default-outline-level="">
      <style:paragraph-properties fo:margin-top="0in" fo:margin-bottom="0.1043in" loext:contextual-spacing="false"/>
    </style:style>
    <style:style style:name="dialog_5f_title_3e_span" style:display-name="dialog_title&gt;span" style:family="paragraph" style:parent-style-name="normal" style:default-outline-level="">
      <style:paragraph-properties fo:margin-top="0in" fo:margin-bottom="0.1043in" loext:contextual-spacing="false"/>
    </style:style>
    <style:style style:name="dialog_5f_header" style:display-name="dialog_header" style:family="paragraph" style:parent-style-name="normal" style:default-outline-level="">
      <style:paragraph-properties fo:margin-top="0in" fo:margin-bottom="0.1043in" loext:contextual-spacing="false"/>
    </style:style>
    <style:style style:name="touchable_5f_button" style:display-name="touchable_button" style:family="paragraph" style:parent-style-name="normal" style:default-outline-level="">
      <style:paragraph-properties fo:margin-top="0in" fo:margin-bottom="0.1043in" loext:contextual-spacing="false"/>
    </style:style>
    <style:style style:name="dialog_5f_content" style:display-name="dialog_content" style:family="paragraph" style:parent-style-name="normal" style:default-outline-level="">
      <style:paragraph-properties fo:margin-top="0in" fo:margin-bottom="0.1043in" loext:contextual-spacing="false"/>
    </style:style>
    <style:style style:name="dialog_5f_footer" style:display-name="dialog_footer" style:family="paragraph" style:parent-style-name="normal" style:default-outline-level="">
      <style:paragraph-properties fo:margin-top="0in" fo:margin-bottom="0.1043in" loext:contextual-spacing="false"/>
    </style:style>
    <style:style style:name="fb_5f_loader" style:display-name="fb_loader" style:family="paragraph" style:parent-style-name="normal" style:default-outline-level="">
      <style:paragraph-properties fo:margin-top="0in" fo:margin-bottom="0.1043in" loext:contextual-spacing="false"/>
    </style:style>
    <style:style style:name="active_3e_a" style:display-name="active&gt;a" style:family="paragraph" style:parent-style-name="normal" style:default-outline-level="">
      <style:paragraph-properties fo:margin-top="0in" fo:margin-bottom="0.1043in" loext:contextual-spacing="false"/>
    </style:style>
    <style:style style:name="current_5f_page_5f_item_3e_a" style:display-name="current_page_item&gt;a" style:family="paragraph" style:parent-style-name="normal" style:default-outline-level="">
      <style:paragraph-properties fo:margin-top="0in" fo:margin-bottom="0.1043in" loext:contextual-spacing="false"/>
    </style:style>
    <style:style style:name="icon-bar" style:family="paragraph" style:parent-style-name="normal" style:default-outline-level="">
      <style:paragraph-properties fo:margin-top="0in" fo:margin-bottom="0.1043in" loext:contextual-spacing="false"/>
    </style:style>
    <style:style style:name="header_5f_center" style:display-name="header_center" style:family="paragraph" style:parent-style-name="normal" style:default-outline-level="">
      <style:paragraph-properties fo:margin-top="0in" fo:margin-bottom="0.1043in" loext:contextual-spacing="false"/>
    </style:style>
    <style:style style:name="top-head-description" style:family="paragraph" style:parent-style-name="normal" style:default-outline-level="">
      <style:paragraph-properties fo:margin-top="0in" fo:margin-bottom="0.1043in" loext:contextual-spacing="false"/>
    </style:style>
    <style:style style:name="navigation" style:family="paragraph" style:parent-style-name="normal" style:default-outline-level="">
      <style:paragraph-properties fo:margin-top="0in" fo:margin-bottom="0.1043in" loext:contextual-spacing="false"/>
    </style:style>
    <style:style style:name="widget-container" style:family="paragraph" style:parent-style-name="normal" style:default-outline-level="">
      <style:paragraph-properties fo:margin-top="0in" fo:margin-bottom="0.1043in" loext:contextual-spacing="false"/>
    </style:style>
    <style:style style:name="twitter-img" style:family="paragraph" style:parent-style-name="normal" style:default-outline-level="">
      <style:paragraph-properties fo:margin-top="0in" fo:margin-bottom="0.1043in" loext:contextual-spacing="false"/>
    </style:style>
    <style:style style:name="post-container" style:family="paragraph" style:parent-style-name="normal" style:default-outline-level="">
      <style:paragraph-properties fo:margin-top="0in" fo:margin-bottom="0.1043in" loext:contextual-spacing="false"/>
    </style:style>
    <style:style style:name="magazine-metadata" style:family="paragraph" style:parent-style-name="normal" style:default-outline-level="">
      <style:paragraph-properties fo:margin-top="0in" fo:margin-bottom="0.1043in" loext:contextual-spacing="false"/>
    </style:style>
    <style:style style:name="column-width-4" style:family="paragraph" style:parent-style-name="normal" style:default-outline-level="">
      <style:paragraph-properties fo:margin-top="0in" fo:margin-bottom="0.1043in" loext:contextual-spacing="false"/>
    </style:style>
    <style:style style:name="column-width-6" style:family="paragraph" style:parent-style-name="normal" style:default-outline-level="">
      <style:paragraph-properties fo:margin-top="0in" fo:margin-bottom="0.1043in" loext:contextual-spacing="false"/>
    </style:style>
    <style:style style:name="post-title" style:family="paragraph" style:parent-style-name="normal" style:default-outline-level="">
      <style:paragraph-properties fo:margin-top="0in" fo:margin-bottom="0.1043in" loext:contextual-spacing="false"/>
    </style:style>
    <style:style style:name="cc-credit-text" style:family="paragraph" style:parent-style-name="normal" style:default-outline-level="">
      <style:paragraph-properties fo:margin-top="0in" fo:margin-bottom="0.1043in" loext:contextual-spacing="false"/>
    </style:style>
    <style:style style:name="e-mailit_5f_mobile_5f_facebook" style:display-name="e-mailit_mobile_facebook" style:family="paragraph" style:parent-style-name="normal" style:default-outline-level="">
      <style:paragraph-properties fo:margin-top="0in" fo:margin-bottom="0.1043in" loext:contextual-spacing="false"/>
    </style:style>
    <style:style style:name="e-mailit_5f_mobile_5f_twitter" style:display-name="e-mailit_mobile_twitter" style:family="paragraph" style:parent-style-name="normal" style:default-outline-level="">
      <style:paragraph-properties fo:margin-top="0in" fo:margin-bottom="0.1043in" loext:contextual-spacing="false"/>
    </style:style>
    <style:style style:name="e-mailit_5f_mobile_5f_email" style:display-name="e-mailit_mobile_email" style:family="paragraph" style:parent-style-name="normal" style:default-outline-level="">
      <style:paragraph-properties fo:margin-top="0in" fo:margin-bottom="0.1043in" loext:contextual-spacing="false"/>
    </style:style>
    <style:style style:name="e-mailit_5f_mobile_5f_whatsapp" style:display-name="e-mailit_mobile_whatsapp" style:family="paragraph" style:parent-style-name="normal" style:default-outline-level="">
      <style:paragraph-properties fo:margin-top="0in" fo:margin-bottom="0.1043in" loext:contextual-spacing="false"/>
    </style:style>
    <style:style style:name="e-mailit_5f_mobile_5f_emailit" style:display-name="e-mailit_mobile_emailit" style:family="paragraph" style:parent-style-name="normal" style:default-outline-level="">
      <style:paragraph-properties fo:margin-top="0in" fo:margin-bottom="0.1043in" loext:contextual-spacing="false"/>
    </style:style>
    <style:style style:name="e-mailit_5f_mobile_5f_sms" style:display-name="e-mailit_mobile_sms" style:family="paragraph" style:parent-style-name="normal" style:default-outline-level="">
      <style:paragraph-properties fo:margin-top="0in" fo:margin-bottom="0.1043in" loext:contextual-spacing="false"/>
    </style:style>
    <style:style style:name="filter-ui-input" style:family="paragraph" style:parent-style-name="normal" style:default-outline-level="">
      <style:paragraph-properties fo:margin-top="0in" fo:margin-bottom="0.1043in" loext:contextual-spacing="false"/>
    </style:style>
    <style:style style:name="services" style:family="paragraph" style:parent-style-name="normal" style:default-outline-level="">
      <style:paragraph-properties fo:margin-top="0in" fo:margin-bottom="0.1043in" loext:contextual-spacing="false"/>
    </style:style>
    <style:style style:name="Footer" style:family="paragraph" style:parent-style-name="normal" style:default-outline-level="" style:class="extra">
      <style:paragraph-properties fo:margin-top="0in" fo:margin-bottom="0.1043in" loext:contextual-spacing="false"/>
    </style:style>
    <style:style style:name="thanks-message" style:family="paragraph" style:parent-style-name="normal" style:default-outline-level="">
      <style:paragraph-properties fo:margin-top="0in" fo:margin-bottom="0.1043in" loext:contextual-spacing="false"/>
    </style:style>
    <style:style style:name="right" style:family="paragraph" style:parent-style-name="normal" style:default-outline-level="">
      <style:paragraph-properties fo:margin-top="0in" fo:margin-bottom="0.1043in" loext:contextual-spacing="false"/>
    </style:style>
    <style:style style:name="left" style:family="paragraph" style:parent-style-name="normal" style:default-outline-level="">
      <style:paragraph-properties fo:margin-top="0in" fo:margin-bottom="0.1043in" loext:contextual-spacing="false"/>
    </style:style>
    <style:style style:name="blog-container" style:family="paragraph" style:parent-style-name="normal" style:default-outline-level="">
      <style:paragraph-properties fo:margin-top="0in" fo:margin-bottom="0.1043in" loext:contextual-spacing="false"/>
    </style:style>
    <style:style style:name="email-container" style:family="paragraph" style:parent-style-name="normal" style:default-outline-level="">
      <style:paragraph-properties fo:margin-top="0in" fo:margin-bottom="0.1043in" loext:contextual-spacing="false"/>
    </style:style>
    <style:style style:name="tab" style:family="paragraph" style:parent-style-name="normal" style:default-outline-level="">
      <style:paragraph-properties fo:margin-top="0in" fo:margin-bottom="0.1043in" loext:contextual-spacing="false"/>
    </style:style>
    <style:style style:name="_5f_sai" style:display-name="_sai" style:family="paragraph" style:parent-style-name="normal" style:default-outline-level="">
      <style:paragraph-properties fo:margin-top="0in" fo:margin-bottom="0.1043in" loext:contextual-spacing="false"/>
    </style:style>
    <style:style style:name="tagcloud" style:family="paragraph" style:parent-style-name="normal" style:default-outline-level="">
      <style:paragraph-properties fo:margin-top="0in" fo:margin-bottom="0.1043in" loext:contextual-spacing="false"/>
    </style:style>
    <style:style style:name="post" style:family="paragraph" style:parent-style-name="normal" style:default-outline-level="">
      <style:paragraph-properties fo:margin-top="0in" fo:margin-bottom="0.1043in" loext:contextual-spacing="false"/>
    </style:style>
    <style:style style:name="copy-text" style:family="paragraph" style:parent-style-name="normal" style:default-outline-level="">
      <style:paragraph-properties fo:margin-top="0in" fo:margin-bottom="0.1043in" loext:contextual-spacing="false"/>
    </style:style>
    <style:style style:name="input" style:family="paragraph" style:parent-style-name="normal" style:default-outline-level="">
      <style:paragraph-properties fo:margin-top="0in" fo:margin-bottom="0.1043in" loext:contextual-spacing="false"/>
    </style:style>
    <style:style style:name="no-ad" style:family="paragraph" style:parent-style-name="normal" style:default-outline-level="">
      <style:paragraph-properties fo:margin-top="0in" fo:margin-bottom="0.1043in" loext:contextual-spacing="false"/>
    </style:style>
    <style:style style:name="portfolio-item" style:family="paragraph" style:parent-style-name="normal" style:default-outline-level="">
      <style:paragraph-properties fo:margin-top="0in" fo:margin-bottom="0.1043in" loext:contextual-spacing="false"/>
    </style:style>
    <style:style style:name="span_5f_fix" style:display-name="span_fix" style:family="paragraph" style:parent-style-name="normal" style:default-outline-level=""/>
    <style:style style:name="cc-shortcode-button" style:family="paragraph" style:parent-style-name="normal" style:default-outline-level="">
      <style:paragraph-properties fo:margin-left="0.052in" fo:margin-right="0.052in" fo:margin-top="0.052in" fo:margin-bottom="0.052in" loext:contextual-spacing="false" fo:text-indent="0in" style:auto-text-indent="false"/>
    </style:style>
    <style:style style:name="visible-phone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visible-tablet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hidden-desktop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label1" style:family="paragraph" style:parent-style-name="normal" style:default-outline-level="">
      <loext:graphic-properties draw:fill="solid" draw:fill-color="#999999"/>
      <style:paragraph-properties fo:margin-top="0in" fo:margin-bottom="0.1043in" loext:contextual-spacing="false" fo:background-color="#999999" style:vertical-align="baseline"/>
      <style:text-properties fo:color="#ffffff" fo:font-size="9pt" fo:font-weight="bold" style:font-size-asian="9pt" style:font-weight-asian="bold" style:font-size-complex="9pt" style:font-weight-complex="bold"/>
    </style:style>
    <style:style style:name="top-head-description1" style:family="paragraph" style:parent-style-name="normal" style:default-outline-level="">
      <style:paragraph-properties fo:margin-top="0.0835in" fo:margin-bottom="0.0626in" loext:contextual-spacing="false"/>
      <style:text-properties fo:color="#bababa" fo:font-size="10.5pt" style:font-size-asian="10.5pt" style:font-size-complex="10.5pt"/>
    </style:style>
    <style:style style:name="symbol1" style:family="paragraph" style:parent-style-name="normal" style:default-outline-level="">
      <style:paragraph-properties fo:margin-left="0.052in" fo:margin-right="0in" fo:margin-top="0.052in" fo:margin-bottom="0.0626in" loext:contextual-spacing="false" fo:text-align="center" style:justify-single-word="false" fo:text-indent="0in" style:auto-text-indent="false"/>
      <style:text-properties style:font-name="FontAwesome" fo:font-family="FontAwesome" style:font-family-generic="roman" style:font-pitch="variable"/>
    </style:style>
    <style:style style:name="navbar-inner1" style:family="paragraph" style:parent-style-name="normal" style:default-outline-level="">
      <loext:graphic-properties draw:fill="solid" draw:fill-color="#b6b6b6"/>
      <style:paragraph-properties fo:margin-top="0in" fo:margin-bottom="0.1043in" loext:contextual-spacing="false" fo:background-color="#b6b6b6" fo:padding="0in" fo:border-left="0.74pt solid #666666" fo:border-right="0.74pt solid #666666" fo:border-top="0.74pt solid #888888" fo:border-bottom="0.74pt solid #666666"/>
    </style:style>
    <style:style style:name="nav_3e_li1" style:display-name="nav&gt;li1" style:family="paragraph" style:parent-style-name="normal" style:default-outline-level="">
      <style:paragraph-properties fo:margin-top="0in" fo:margin-bottom="0.1043in" loext:contextual-spacing="false" fo:padding="0in" fo:border-left="none" fo:border-right="0.74pt solid #b6b6b6" fo:border-top="none" fo:border-bottom="none"/>
    </style:style>
    <style:style style:name="nav_3e_li_3e_a1" style:display-name="nav&gt;li&gt;a1" style:family="paragraph" style:parent-style-name="normal" style:default-outline-level="">
      <style:paragraph-properties fo:margin-top="0in" fo:margin-bottom="0.1043in" loext:contextual-spacing="false"/>
      <style:text-properties fo:color="#ffffff" fo:font-size="13pt" style:font-size-asian="13pt" style:font-size-complex="13pt"/>
    </style:style>
    <style:style style:name="nav_3e_li_3e_a2" style:display-name="nav&gt;li&gt;a2" style:family="paragraph" style:parent-style-name="normal" style:default-outline-level="">
      <loext:graphic-properties draw:fill="solid" draw:fill-color="#666666"/>
      <style:paragraph-properties fo:margin-top="0in" fo:margin-bottom="0.1043in" loext:contextual-spacing="false" fo:background-color="#666666"/>
      <style:text-properties fo:color="#f6f6f6" fo:font-size="13pt" style:font-size-asian="13pt" style:font-size-complex="13pt"/>
    </style:style>
    <style:style style:name="active_3e_a1" style:display-name="active&gt;a1" style:family="paragraph" style:parent-style-name="normal" style:default-outline-level="">
      <loext:graphic-properties draw:fill="solid" draw:fill-color="#717171"/>
      <style:paragraph-properties fo:margin-top="0in" fo:margin-bottom="0.1043in" loext:contextual-spacing="false" fo:background-color="#717171"/>
      <style:text-properties fo:color="#ffffff"/>
    </style:style>
    <style:style style:name="current_5f_page_5f_item_3e_a1" style:display-name="current_page_item&gt;a1" style:family="paragraph" style:parent-style-name="normal" style:default-outline-level="">
      <loext:graphic-properties draw:fill="solid" draw:fill-color="#717171"/>
      <style:paragraph-properties fo:margin-top="0in" fo:margin-bottom="0.1043in" loext:contextual-spacing="false" fo:background-color="#717171"/>
      <style:text-properties fo:color="#ffffff"/>
    </style:style>
    <style:style style:name="btn-navbar1" style:family="paragraph" style:parent-style-name="normal" style:default-outline-level="">
      <loext:graphic-properties draw:fill="solid" draw:fill-color="#ededed"/>
      <style:paragraph-properties fo:margin-left="0.052in" fo:margin-right="0.052in" fo:margin-top="0in" fo:margin-bottom="0.052in" loext:contextual-spacing="false" fo:text-indent="0in" style:auto-text-indent="false" fo:background-color="#ededed"/>
      <style:text-properties fo:color="#ffffff" text:display="none"/>
    </style:style>
    <style:style style:name="nav_3e_li_3e_ul_3e_li_3e_ul1" style:display-name="nav&gt;li&gt;ul&gt;li&gt;ul1" style:family="paragraph" style:parent-style-name="normal" style:default-outline-level="">
      <loext:graphic-properties draw:fill="solid" draw:fill-color="#666666"/>
      <style:paragraph-properties fo:margin-top="0in" fo:margin-bottom="0.1043in" loext:contextual-spacing="false" fo:background-color="#666666"/>
      <style:text-properties text:display="none"/>
    </style:style>
    <style:style style:name="glyphicon1" style:family="paragraph" style:parent-style-name="normal" style:default-outline-level="">
      <style:paragraph-properties fo:margin-left="0.1043in" fo:margin-right="0in" fo:margin-top="0in" fo:margin-bottom="0.1043in" loext:contextual-spacing="false" fo:text-indent="0in" style:auto-text-indent="false"/>
      <style:text-properties fo:color="#ffffff" style:font-name="Glyphicons Halflings" fo:font-family="'Glyphicons Halflings'" style:font-family-generic="roman" style:font-pitch="variable" fo:font-size="19pt" style:font-size-asian="19pt" style:font-size-complex="19pt"/>
    </style:style>
    <style:style style:name="glyphicon-file1" style:family="paragraph" style:parent-style-name="normal" style:default-outline-level="">
      <style:paragraph-properties fo:margin-top="0in" fo:margin-bottom="0.1043in" loext:contextual-spacing="false"/>
    </style:style>
    <style:style style:name="wp-caption-text1" style:family="paragraph" style:parent-style-name="normal" style:default-outline-level="">
      <style:paragraph-properties style:line-height-at-least="0.1772in"/>
      <style:text-properties fo:font-size="8.5pt" style:font-size-asian="8.5pt" style:font-size-complex="8.5pt"/>
    </style:style>
    <style:style style:name="navigation1" style:family="paragraph" style:parent-style-name="normal" style:default-outline-level="">
      <style:paragraph-properties fo:margin-top="0in" fo:margin-bottom="0.1043in" loext:contextual-spacing="false"/>
    </style:style>
    <style:style style:name="widget-container1" style:family="paragraph" style:parent-style-name="normal" style:default-outline-level="">
      <loext:graphic-properties draw:fill="solid" draw:fill-color="#fdfdfd"/>
      <style:paragraph-properties fo:margin-top="0in" fo:margin-bottom="0.1043in" loext:contextual-spacing="false" fo:background-color="#fdfdfd" fo:padding-left="0in" fo:padding-right="0in" fo:padding-top="0in" fo:padding-bottom="0.1528in" fo:border="0.74pt solid #eaeaea"/>
    </style:style>
    <style:style style:name="tagcloud1" style:family="paragraph" style:parent-style-name="normal" style:default-outline-level="">
      <style:paragraph-properties fo:margin-top="0in" fo:margin-bottom="0.1043in" loext:contextual-spacing="false"/>
    </style:style>
    <style:style style:name="widget_5f_search1" style:display-name="widget_search1" style:family="paragraph" style:parent-style-name="normal" style:default-outline-level="">
      <style:paragraph-properties fo:margin-top="0in" fo:margin-bottom="0.1043in" loext:contextual-spacing="false"/>
    </style:style>
    <style:style style:name="widget-container2" style:family="paragraph" style:parent-style-name="normal" style:default-outline-level="">
      <style:paragraph-properties fo:margin-top="0in" fo:margin-bottom="0.1043in" loext:contextual-spacing="false"/>
      <style:text-properties fo:color="#ffffff"/>
    </style:style>
    <style:style style:name="btn-primary1" style:family="paragraph" style:parent-style-name="normal" style:default-outline-level="">
      <loext:graphic-properties draw:fill="solid" draw:fill-color="#6fb7d6"/>
      <style:paragraph-properties fo:margin-top="0in" fo:margin-bottom="0.1043in" loext:contextual-spacing="false" fo:background-color="#6fb7d6" fo:padding="0in" fo:border="0.74pt solid #2b7a9f"/>
      <style:text-properties fo:color="#ffffff"/>
    </style:style>
    <style:style style:name="btn1" style:family="paragraph" style:parent-style-name="normal" style:default-outline-level="">
      <loext:graphic-properties draw:fill="solid" draw:fill-color="#3599c7"/>
      <style:paragraph-properties style:line-height-at-least="0.2083in" fo:text-align="center" style:justify-single-word="false" fo:background-color="#3599c7" fo:padding-left="0.1252in" fo:padding-right="0.1252in" fo:padding-top="0.0417in" fo:padding-bottom="0.0417in" fo:border="0.74pt solid #c5c5c5" style:vertical-align="middle"/>
      <style:text-properties fo:color="#ffffff" fo:font-size="10.5pt" style:font-size-asian="10.5pt" style:font-size-complex="10.5pt"/>
    </style:style>
    <style:style style:name="portfolio-item1" style:family="paragraph" style:parent-style-name="normal" style:default-outline-level="">
      <style:paragraph-properties fo:margin-top="0in" fo:margin-bottom="0.1043in" loext:contextual-spacing="false"/>
    </style:style>
    <style:style style:name="tweet1" style:family="paragraph" style:parent-style-name="normal" style:default-outline-level="">
      <loext:graphic-properties draw:fill="solid" draw:fill-color="#9f9f9f"/>
      <style:paragraph-properties fo:background-color="#9f9f9f"/>
      <style:text-properties fo:color="#000000" fo:font-size="9pt" style:font-size-asian="9pt" style:font-size-complex="9pt"/>
    </style:style>
    <style:style style:name="twitter-img1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 fo:padding="0.028in" fo:border="1.5pt solid #9f9f9f"/>
    </style:style>
    <style:style style:name="twitter-followers1" style:family="paragraph" style:parent-style-name="normal" style:default-outline-level="">
      <style:paragraph-properties fo:margin-left="0.0626in" fo:margin-right="0in" fo:margin-top="0.052in" fo:margin-bottom="0in" loext:contextual-spacing="false" style:line-height-at-least="0.1665in" fo:text-indent="0in" style:auto-text-indent="false"/>
      <style:text-properties fo:color="#000000" fo:font-size="6pt" style:font-size-asian="6pt" style:font-size-complex="6pt"/>
    </style:style>
    <style:style style:name="carousel-control1" style:family="paragraph" style:parent-style-name="normal" style:default-outline-level="">
      <loext:graphic-properties draw:fill="solid" draw:fill-color="#222222"/>
      <style:paragraph-properties fo:margin-top="0in" fo:margin-bottom="0.1043in" loext:contextual-spacing="false" style:line-height-at-least="0.3126in" fo:text-align="center" style:justify-single-word="false" fo:background-color="#222222"/>
      <style:text-properties fo:color="#ffffff" fo:font-size="45pt" style:font-size-asian="45pt" style:font-size-complex="45pt"/>
    </style:style>
    <style:style style:name="carousel-caption1" style:family="paragraph" style:parent-style-name="normal" style:default-outline-level="">
      <loext:graphic-properties draw:fill="solid" draw:fill-color="#333333"/>
      <style:paragraph-properties fo:margin-top="0in" fo:margin-bottom="0.1043in" loext:contextual-spacing="false" fo:background-color="#333333"/>
    </style:style>
    <style:style style:name="post-container1" style:family="paragraph" style:parent-style-name="normal" style:default-outline-level="">
      <loext:graphic-properties draw:fill="solid" draw:fill-color="#fdfdfd"/>
      <style:paragraph-properties fo:margin-top="0in" fo:margin-bottom="0.3126in" loext:contextual-spacing="false" fo:background-color="#fdfdfd" fo:padding="0in" fo:border="0.74pt solid #eaeaea"/>
    </style:style>
    <style:style style:name="featured-image1" style:family="paragraph" style:parent-style-name="normal" style:default-outline-level="">
      <style:paragraph-properties fo:margin-left="0in" fo:margin-right="0.1043in" fo:margin-top="0in" fo:margin-bottom="0.1043in" loext:contextual-spacing="false" fo:text-indent="0in" style:auto-text-indent="false"/>
    </style:style>
    <style:style style:name="magazine-metadata1" style:family="paragraph" style:parent-style-name="normal" style:default-outline-level="">
      <style:paragraph-properties fo:margin-top="0in" fo:margin-bottom="0.1563in" loext:contextual-spacing="false"/>
    </style:style>
    <style:style style:name="yarpp_5f_help_5f_msg1" style:display-name="yarpp_help_msg1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text-align="justify" style:justify-single-word="false" fo:background-color="#ffffff" fo:padding-left="0.1528in" fo:padding-right="0.1528in" fo:padding-top="0.111in" fo:padding-bottom="0.111in" fo:border="0.74pt solid #d0d0d0"/>
    </style:style>
    <style:style style:name="mailerlite-form-description1" style:family="paragraph" style:parent-style-name="normal" style:default-outline-level="">
      <style:paragraph-properties fo:margin-top="0in" fo:margin-bottom="0.1043in" loext:contextual-spacing="false"/>
    </style:style>
    <style:style style:name="mailerlite-form-field1" style:family="paragraph" style:parent-style-name="normal" style:default-outline-level="">
      <style:paragraph-properties fo:margin-top="0in" fo:margin-bottom="0.1043in" loext:contextual-spacing="false"/>
    </style:style>
    <style:style style:name="mailerlite-subscribe-button-container1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column-width-41" style:family="paragraph" style:parent-style-name="normal" style:default-outline-level="">
      <style:paragraph-properties fo:margin-top="0in" fo:margin-bottom="0.1043in" loext:contextual-spacing="false"/>
    </style:style>
    <style:style style:name="column-width-61" style:family="paragraph" style:parent-style-name="normal" style:default-outline-level="">
      <style:paragraph-properties fo:margin-top="0in" fo:margin-bottom="0.1043in" loext:contextual-spacing="false"/>
    </style:style>
    <style:style style:name="post1" style:family="paragraph" style:parent-style-name="normal" style:default-outline-level="">
      <style:paragraph-properties fo:margin-left="0.1043in" fo:margin-right="0.1043in" fo:margin-top="0.1043in" fo:margin-bottom="0.2083in" loext:contextual-spacing="false" fo:text-indent="0in" style:auto-text-indent="false"/>
    </style:style>
    <style:style style:name="post-title1" style:family="paragraph" style:parent-style-name="normal" style:default-outline-level="">
      <style:paragraph-properties fo:margin-top="0in" fo:margin-bottom="0.1043in" loext:contextual-spacing="false"/>
      <style:text-properties fo:font-size="24pt" style:font-size-asian="24pt" style:font-size-complex="24pt"/>
    </style:style>
    <style:style style:name="jcarousel-container-vertical1" style:family="paragraph" style:parent-style-name="normal" style:default-outline-level="">
      <style:paragraph-properties fo:margin-top="0in" fo:margin-bottom="0.1043in" loext:contextual-spacing="false"/>
    </style:style>
    <style:style style:name="jcarousel-clip-vertical1" style:family="paragraph" style:parent-style-name="normal" style:default-outline-level="">
      <style:paragraph-properties fo:margin-top="0in" fo:margin-bottom="0.1043in" loext:contextual-spacing="false"/>
    </style:style>
    <style:style style:name="jcarousel-item1" style:family="paragraph" style:parent-style-name="normal" style:default-outline-level="">
      <style:paragraph-properties fo:margin-top="0in" fo:margin-bottom="0.1043in" loext:contextual-spacing="false"/>
    </style:style>
    <style:style style:name="jcarousel-item-vertical1" style:family="paragraph" style:parent-style-name="normal" style:default-outline-level="">
      <style:paragraph-properties fo:margin-top="0in" fo:margin-bottom="0.0835in" loext:contextual-spacing="false"/>
    </style:style>
    <style:style style:name="jcarousel-item-placeholder1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/>
      <style:text-properties fo:color="#000000"/>
    </style:style>
    <style:style style:name="jcarousel-next-vertical1" style:family="paragraph" style:parent-style-name="normal" style:default-outline-level="">
      <style:paragraph-properties fo:margin-top="0in" fo:margin-bottom="0.1043in" loext:contextual-spacing="false"/>
    </style:style>
    <style:style style:name="jcarousel-prev-vertical1" style:family="paragraph" style:parent-style-name="normal" style:default-outline-level="">
      <style:paragraph-properties fo:margin-top="0in" fo:margin-bottom="0.1043in" loext:contextual-spacing="false"/>
    </style:style>
    <style:style style:name="container1" style:family="paragraph" style:parent-style-name="normal" style:default-outline-level="">
      <style:paragraph-properties fo:margin-top="0in" fo:margin-bottom="0.1043in" loext:contextual-spacing="false"/>
    </style:style>
    <style:style style:name="container2" style:family="paragraph" style:parent-style-name="normal" style:default-outline-level="">
      <style:paragraph-properties fo:margin-top="0in" fo:margin-bottom="0.1043in" loext:contextual-spacing="false"/>
    </style:style>
    <style:style style:name="container3" style:family="paragraph" style:parent-style-name="normal" style:default-outline-level="">
      <style:paragraph-properties fo:margin-top="0in" fo:margin-bottom="0.1043in" loext:contextual-spacing="false"/>
    </style:style>
    <style:style style:name="span121" style:family="paragraph" style:parent-style-name="normal" style:default-outline-level="">
      <style:paragraph-properties fo:margin-top="0in" fo:margin-bottom="0.1043in" loext:contextual-spacing="false"/>
    </style:style>
    <style:style style:name="span111" style:family="paragraph" style:parent-style-name="normal" style:default-outline-level="">
      <style:paragraph-properties fo:margin-top="0in" fo:margin-bottom="0.1043in" loext:contextual-spacing="false"/>
    </style:style>
    <style:style style:name="span101" style:family="paragraph" style:parent-style-name="normal" style:default-outline-level="">
      <style:paragraph-properties fo:margin-top="0in" fo:margin-bottom="0.1043in" loext:contextual-spacing="false"/>
    </style:style>
    <style:style style:name="span91" style:family="paragraph" style:parent-style-name="normal" style:default-outline-level="">
      <style:paragraph-properties fo:margin-top="0in" fo:margin-bottom="0.1043in" loext:contextual-spacing="false"/>
    </style:style>
    <style:style style:name="span81" style:family="paragraph" style:parent-style-name="normal" style:default-outline-level="">
      <style:paragraph-properties fo:margin-top="0in" fo:margin-bottom="0.1043in" loext:contextual-spacing="false"/>
    </style:style>
    <style:style style:name="span71" style:family="paragraph" style:parent-style-name="normal" style:default-outline-level="">
      <style:paragraph-properties fo:margin-top="0in" fo:margin-bottom="0.1043in" loext:contextual-spacing="false"/>
    </style:style>
    <style:style style:name="span61" style:family="paragraph" style:parent-style-name="normal" style:default-outline-level="">
      <style:paragraph-properties fo:margin-top="0in" fo:margin-bottom="0.1043in" loext:contextual-spacing="false"/>
    </style:style>
    <style:style style:name="span51" style:family="paragraph" style:parent-style-name="normal" style:default-outline-level="">
      <style:paragraph-properties fo:margin-top="0in" fo:margin-bottom="0.1043in" loext:contextual-spacing="false"/>
    </style:style>
    <style:style style:name="span41" style:family="paragraph" style:parent-style-name="normal" style:default-outline-level="">
      <style:paragraph-properties fo:margin-top="0in" fo:margin-bottom="0.1043in" loext:contextual-spacing="false"/>
    </style:style>
    <style:style style:name="span31" style:family="paragraph" style:parent-style-name="normal" style:default-outline-level="">
      <style:paragraph-properties fo:margin-top="0in" fo:margin-bottom="0.1043in" loext:contextual-spacing="false"/>
    </style:style>
    <style:style style:name="span21" style:family="paragraph" style:parent-style-name="normal" style:default-outline-level="">
      <style:paragraph-properties fo:margin-top="0in" fo:margin-bottom="0.1043in" loext:contextual-spacing="false"/>
    </style:style>
    <style:style style:name="span13" style:family="paragraph" style:parent-style-name="normal" style:default-outline-level="">
      <style:paragraph-properties fo:margin-top="0in" fo:margin-bottom="0.1043in" loext:contextual-spacing="false"/>
    </style:style>
    <style:style style:name="offset121" style:family="paragraph" style:parent-style-name="normal" style:default-outline-level="">
      <style:paragraph-properties fo:margin-left="19.048in" fo:margin-right="0in" fo:margin-top="0in" fo:margin-bottom="0.1043in" loext:contextual-spacing="false" fo:text-indent="0in" style:auto-text-indent="false"/>
    </style:style>
    <style:style style:name="offset111" style:family="paragraph" style:parent-style-name="normal" style:default-outline-level="">
      <style:paragraph-properties fo:margin-left="17.45in" fo:margin-right="0in" fo:margin-top="0in" fo:margin-bottom="0.1043in" loext:contextual-spacing="false" fo:text-indent="0in" style:auto-text-indent="false"/>
    </style:style>
    <style:style style:name="offset101" style:family="paragraph" style:parent-style-name="normal" style:default-outline-level="">
      <style:paragraph-properties fo:margin-left="15.9362in" fo:margin-right="0in" fo:margin-top="0in" fo:margin-bottom="0.1043in" loext:contextual-spacing="false" fo:text-indent="0in" style:auto-text-indent="false"/>
    </style:style>
    <style:style style:name="offset91" style:family="paragraph" style:parent-style-name="normal" style:default-outline-level="">
      <style:paragraph-properties fo:margin-left="14.3382in" fo:margin-right="0in" fo:margin-top="0in" fo:margin-bottom="0.1043in" loext:contextual-spacing="false" fo:text-indent="0in" style:auto-text-indent="false"/>
    </style:style>
    <style:style style:name="offset81" style:family="paragraph" style:parent-style-name="normal" style:default-outline-level="">
      <style:paragraph-properties fo:margin-left="12.8252in" fo:margin-right="0in" fo:margin-top="0in" fo:margin-bottom="0.1043in" loext:contextual-spacing="false" fo:text-indent="0in" style:auto-text-indent="false"/>
    </style:style>
    <style:style style:name="offset71" style:family="paragraph" style:parent-style-name="normal" style:default-outline-level="">
      <style:paragraph-properties fo:margin-left="11.2264in" fo:margin-right="0in" fo:margin-top="0in" fo:margin-bottom="0.1043in" loext:contextual-spacing="false" fo:text-indent="0in" style:auto-text-indent="false"/>
    </style:style>
    <style:style style:name="offset61" style:family="paragraph" style:parent-style-name="normal" style:default-outline-level="">
      <style:paragraph-properties fo:margin-left="9.7134in" fo:margin-right="0in" fo:margin-top="0in" fo:margin-bottom="0.1043in" loext:contextual-spacing="false" fo:text-indent="0in" style:auto-text-indent="false"/>
    </style:style>
    <style:style style:name="offset51" style:family="paragraph" style:parent-style-name="normal" style:default-outline-level="">
      <style:paragraph-properties fo:margin-left="8.1146in" fo:margin-right="0in" fo:margin-top="0in" fo:margin-bottom="0.1043in" loext:contextual-spacing="false" fo:text-indent="0in" style:auto-text-indent="false"/>
    </style:style>
    <style:style style:name="offset41" style:family="paragraph" style:parent-style-name="normal" style:default-outline-level="">
      <style:paragraph-properties fo:margin-left="6.6016in" fo:margin-right="0in" fo:margin-top="0in" fo:margin-bottom="0.1043in" loext:contextual-spacing="false" fo:text-indent="0in" style:auto-text-indent="false"/>
    </style:style>
    <style:style style:name="offset31" style:family="paragraph" style:parent-style-name="normal" style:default-outline-level="">
      <style:paragraph-properties fo:margin-left="5.0028in" fo:margin-right="0in" fo:margin-top="0in" fo:margin-bottom="0.1043in" loext:contextual-spacing="false" fo:text-indent="0in" style:auto-text-indent="false"/>
    </style:style>
    <style:style style:name="offset21" style:family="paragraph" style:parent-style-name="normal" style:default-outline-level="">
      <style:paragraph-properties fo:margin-left="3.4898in" fo:margin-right="0in" fo:margin-top="0in" fo:margin-bottom="0.1043in" loext:contextual-spacing="false" fo:text-indent="0in" style:auto-text-indent="false"/>
    </style:style>
    <style:style style:name="offset13" style:family="paragraph" style:parent-style-name="normal" style:default-outline-level="">
      <style:paragraph-properties fo:margin-left="1.8917in" fo:margin-right="0in" fo:margin-top="0in" fo:margin-bottom="0.1043in" loext:contextual-spacing="false" fo:text-indent="0in" style:auto-text-indent="false"/>
    </style:style>
    <style:style style:name="uneditable-input1" style:family="paragraph" style:parent-style-name="normal" style:default-outline-level="">
      <loext:graphic-properties draw:fill="solid" draw:fill-color="#fcfcfc"/>
      <style:paragraph-properties fo:background-color="#fcfcfc" style:vertical-align="top"/>
      <style:text-properties fo:color="#999999" fo:font-size="10.5pt" style:font-size-asian="10.5pt" style:font-size-complex="10.5pt"/>
    </style:style>
    <style:style style:name="uneditable-input2" style:family="paragraph" style:parent-style-name="normal" style:default-outline-level="">
      <loext:graphic-properties draw:fill="solid" draw:fill-color="#fcfcfc"/>
      <style:paragraph-properties fo:background-color="#fcfcfc" style:vertical-align="top"/>
      <style:text-properties fo:color="#999999" fo:font-size="10.5pt" style:font-size-asian="10.5pt" style:font-size-complex="10.5pt"/>
    </style:style>
    <style:style style:name="dropdown-menu1" style:family="paragraph" style:parent-style-name="normal" style:default-outline-level="">
      <loext:graphic-properties draw:fill="solid" draw:fill-color="#ffffff"/>
      <style:paragraph-properties fo:margin-top="0.0209in" fo:margin-bottom="0in" loext:contextual-spacing="false" fo:background-color="#ffffff" fo:padding-left="0in" fo:padding-right="0in" fo:padding-top="0.0555in" fo:padding-bottom="0.0555in" fo:border="0.74pt solid #cccccc"/>
      <style:text-properties fo:font-size="10.5pt" style:font-size-asian="10.5pt" style:font-size-complex="10.5pt" text:display="none"/>
    </style:style>
    <style:style style:name="dropdown-menu2" style:family="paragraph" style:parent-style-name="normal" style:default-outline-level="">
      <loext:graphic-properties draw:fill="solid" draw:fill-color="#ffffff"/>
      <style:paragraph-properties fo:margin-top="0.0209in" fo:margin-bottom="0in" loext:contextual-spacing="false" fo:background-color="#ffffff" fo:padding-left="0in" fo:padding-right="0in" fo:padding-top="0.0555in" fo:padding-bottom="0.0555in" fo:border="0.74pt solid #cccccc"/>
      <style:text-properties fo:font-size="10.5pt" style:font-size-asian="10.5pt" style:font-size-complex="10.5pt" text:display="none"/>
    </style:style>
    <style:style style:name="add-on1" style:family="paragraph" style:parent-style-name="normal" style:default-outline-level="">
      <loext:graphic-properties draw:fill="solid" draw:fill-color="#eeeeee"/>
      <style:paragraph-properties fo:margin-left="-0.0102in" fo:margin-right="0in" fo:margin-top="0in" fo:margin-bottom="0.1043in" loext:contextual-spacing="false" style:line-height-at-least="0.2083in" fo:text-align="center" style:justify-single-word="false" fo:text-indent="0in" style:auto-text-indent="false" fo:background-color="#eeeeee" fo:padding-left="0.0555in" fo:padding-right="0.0555in" fo:padding-top="0.0417in" fo:padding-bottom="0.0417in" fo:border="0.74pt solid #cccccc"/>
      <style:text-properties fo:font-size="10.5pt" style:font-size-asian="10.5pt" style:font-size-complex="10.5pt"/>
    </style:style>
    <style:style style:name="add-on2" style:family="paragraph" style:parent-style-name="normal" style:default-outline-level="">
      <loext:graphic-properties draw:fill="solid" draw:fill-color="#eeeeee"/>
      <style:paragraph-properties fo:margin-left="0in" fo:margin-right="-0.0102in" fo:margin-top="0in" fo:margin-bottom="0.1043in" loext:contextual-spacing="false" style:line-height-at-least="0.2083in" fo:text-align="center" style:justify-single-word="false" fo:text-indent="0in" style:auto-text-indent="false" fo:background-color="#eeeeee" fo:padding-left="0.0555in" fo:padding-right="0.0555in" fo:padding-top="0.0417in" fo:padding-bottom="0.0417in" fo:border="0.74pt solid #cccccc"/>
      <style:text-properties fo:font-size="10.5pt" style:font-size-asian="10.5pt" style:font-size-complex="10.5pt"/>
    </style:style>
    <style:style style:name="active1" style:family="paragraph" style:parent-style-name="normal" style:default-outline-level="">
      <loext:graphic-properties draw:fill="solid" draw:fill-color="#a9dba9"/>
      <style:paragraph-properties fo:margin-top="0in" fo:margin-bottom="0.1043in" loext:contextual-spacing="false" fo:background-color="#a9dba9"/>
    </style:style>
    <style:style style:name="active2" style:family="paragraph" style:parent-style-name="normal" style:default-outline-level="">
      <loext:graphic-properties draw:fill="solid" draw:fill-color="#a9dba9"/>
      <style:paragraph-properties fo:margin-top="0in" fo:margin-bottom="0.1043in" loext:contextual-spacing="false" fo:background-color="#a9dba9"/>
    </style:style>
    <style:style style:name="btn2" style:family="paragraph" style:parent-style-name="normal" style:default-outline-level="">
      <loext:graphic-properties draw:fill="solid" draw:fill-color="#f5f5f5"/>
      <style:paragraph-properties fo:margin-left="0in" fo:margin-right="-0.0102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3" style:family="paragraph" style:parent-style-name="normal" style:default-outline-level="">
      <loext:graphic-properties draw:fill="solid" draw:fill-color="#f5f5f5"/>
      <style:paragraph-properties fo:margin-left="-0.0102in" fo:margin-right="0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-group1" style:family="paragraph" style:parent-style-name="normal" style:default-outline-level="">
      <style:paragraph-properties fo:margin-left="-0.0102in" fo:margin-right="0in" fo:margin-top="0in" fo:margin-bottom="0.1043in" loext:contextual-spacing="false" fo:text-indent="0in" style:auto-text-indent="false" style:vertical-align="middle"/>
      <style:text-properties fo:font-size="1pt" style:font-size-asian="1pt" style:font-size-complex="1pt"/>
    </style:style>
    <style:style style:name="help-inline1" style:family="paragraph" style:parent-style-name="normal" style:default-outline-level="">
      <style:paragraph-properties style:vertical-align="middle"/>
      <style:text-properties fo:color="#595959"/>
    </style:style>
    <style:style style:name="help-inline2" style:family="paragraph" style:parent-style-name="normal" style:default-outline-level="">
      <style:paragraph-properties style:vertical-align="middle"/>
      <style:text-properties fo:color="#595959"/>
    </style:style>
    <style:style style:name="help-inline3" style:family="paragraph" style:parent-style-name="normal" style:default-outline-level="">
      <style:paragraph-properties style:vertical-align="middle"/>
      <style:text-properties fo:color="#595959"/>
    </style:style>
    <style:style style:name="uneditable-input3" style:family="paragraph" style:parent-style-name="normal" style:default-outline-level="">
      <loext:graphic-properties draw:fill="solid" draw:fill-color="#fcfcfc"/>
      <style:paragraph-properties fo:background-color="#fcfcfc" style:vertical-align="middle"/>
      <style:text-properties fo:color="#999999"/>
    </style:style>
    <style:style style:name="uneditable-input4" style:family="paragraph" style:parent-style-name="normal" style:default-outline-level="">
      <loext:graphic-properties draw:fill="solid" draw:fill-color="#fcfcfc"/>
      <style:paragraph-properties fo:background-color="#fcfcfc" style:vertical-align="middle"/>
      <style:text-properties fo:color="#999999"/>
    </style:style>
    <style:style style:name="uneditable-input5" style:family="paragraph" style:parent-style-name="normal" style:default-outline-level="">
      <loext:graphic-properties draw:fill="solid" draw:fill-color="#fcfcfc"/>
      <style:paragraph-properties fo:background-color="#fcfcfc" style:vertical-align="middle"/>
      <style:text-properties fo:color="#999999"/>
    </style:style>
    <style:style style:name="input-prepend1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prepend2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prepend3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append1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append2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append3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hide1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hide2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hide3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radio1" style:family="paragraph" style:parent-style-name="normal" style:default-outline-level="">
      <style:paragraph-properties style:vertical-align="middle"/>
    </style:style>
    <style:style style:name="checkbox1" style:family="paragraph" style:parent-style-name="normal" style:default-outline-level="">
      <style:paragraph-properties style:vertical-align="middle"/>
    </style:style>
    <style:style style:name="radio2" style:family="paragraph" style:parent-style-name="normal" style:default-outline-level="">
      <style:paragraph-properties style:vertical-align="middle"/>
    </style:style>
    <style:style style:name="checkbox2" style:family="paragraph" style:parent-style-name="normal" style:default-outline-level="">
      <style:paragraph-properties style:vertical-align="middle"/>
    </style:style>
    <style:style style:name="control-group1" style:family="paragraph" style:parent-style-name="normal" style:default-outline-level="">
      <style:paragraph-properties fo:margin-top="0in" fo:margin-bottom="0.2083in" loext:contextual-spacing="false"/>
    </style:style>
    <style:style style:name="control-label1" style:family="paragraph" style:parent-style-name="normal" style:default-outline-level="">
      <style:paragraph-properties fo:margin-top="0in" fo:margin-bottom="0.1043in" loext:contextual-spacing="false" fo:text-align="end" style:justify-single-word="false"/>
    </style:style>
    <style:style style:name="controls1" style:family="paragraph" style:parent-style-name="normal" style:default-outline-level="">
      <style:paragraph-properties fo:margin-left="1.8752in" fo:margin-right="0in" fo:margin-top="0in" fo:margin-bottom="0.1043in" loext:contextual-spacing="false" fo:text-indent="0in" style:auto-text-indent="false"/>
    </style:style>
    <style:style style:name="help-block1" style:family="paragraph" style:parent-style-name="normal" style:default-outline-level="">
      <style:text-properties fo:color="#595959"/>
    </style:style>
    <style:style style:name="form-actions1" style:family="paragraph" style:parent-style-name="normal" style:default-outline-level="">
      <loext:graphic-properties draw:fill="solid" draw:fill-color="#f5f5f5"/>
      <style:paragraph-properties fo:margin-top="0.2083in" fo:margin-bottom="0.2083in" loext:contextual-spacing="false" fo:background-color="#f5f5f5" fo:padding-left="0in" fo:padding-right="0in" fo:padding-top="0.1945in" fo:padding-bottom="0in" fo:border-left="none" fo:border-right="none" fo:border-top="0.74pt solid #e5e5e5" fo:border-bottom="none"/>
    </style:style>
    <style:style style:name="table1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fo:background-color="#ffffff"/>
    </style:style>
    <style:style style:name="caret1" style:family="paragraph" style:parent-style-name="normal" style:default-outline-level="">
      <style:paragraph-properties fo:margin-left="0.0209in" fo:margin-right="0in" fo:margin-top="0.0835in" fo:margin-bottom="0.1043in" loext:contextual-spacing="false" fo:text-indent="0in" style:auto-text-indent="false" fo:padding="0in" fo:border-left="none" fo:border-right="none" fo:border-top="3pt solid #000000" fo:border-bottom="none" style:vertical-align="top"/>
    </style:style>
    <style:style style:name="divider1" style:family="paragraph" style:parent-style-name="normal" style:default-outline-level="">
      <loext:graphic-properties draw:fill="solid" draw:fill-color="#e5e5e5"/>
      <style:paragraph-properties fo:margin-left="0.0102in" fo:margin-right="0.0102in" fo:margin-top="0.0937in" fo:margin-bottom="0.0937in" loext:contextual-spacing="false" fo:text-indent="0in" style:auto-text-indent="false" fo:background-color="#e5e5e5" fo:padding="0in" fo:border-left="none" fo:border-right="none" fo:border-top="none" fo:border-bottom="0.74pt solid #ffffff"/>
    </style:style>
    <style:style style:name="caret2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none" fo:border-bottom="3pt solid #000000" style:vertical-align="top"/>
    </style:style>
    <style:style style:name="caret3" style:family="paragraph" style:parent-style-name="normal" style:default-outline-level="">
      <style:paragraph-properties fo:margin-left="0.0209in" fo:margin-right="0in" fo:margin-top="0.0835in" fo:margin-bottom="0.1043in" loext:contextual-spacing="false" fo:text-indent="0in" style:auto-text-indent="false" fo:padding="0in" fo:border-left="none" fo:border-right="none" fo:border-top="none" fo:border-bottom="3pt solid #000000" style:vertical-align="top"/>
    </style:style>
    <style:style style:name="dropdown-menu3" style:family="paragraph" style:parent-style-name="normal" style:default-outline-level="">
      <loext:graphic-properties draw:fill="solid" draw:fill-color="#ffffff"/>
      <style:paragraph-properties fo:margin-top="0.0209in" fo:margin-bottom="0.0102in" loext:contextual-spacing="false" fo:background-color="#ffffff" fo:padding-left="0in" fo:padding-right="0in" fo:padding-top="0.0555in" fo:padding-bottom="0.0555in" fo:border="0.74pt solid #cccccc"/>
      <style:text-properties text:display="none"/>
    </style:style>
    <style:style style:name="dropdown-menu4" style:family="paragraph" style:parent-style-name="normal" style:default-outline-level="">
      <loext:graphic-properties draw:fill="solid" draw:fill-color="#ffffff"/>
      <style:paragraph-properties fo:margin-top="0.0209in" fo:margin-bottom="0.0102in" loext:contextual-spacing="false" fo:background-color="#ffffff" fo:padding-left="0in" fo:padding-right="0in" fo:padding-top="0.0555in" fo:padding-bottom="0.0555in" fo:border="0.74pt solid #cccccc"/>
      <style:text-properties text:display="none"/>
    </style:style>
    <style:style style:name="nav-header1" style:family="paragraph" style:parent-style-name="normal" style:default-outline-level="">
      <style:paragraph-properties fo:margin-top="0in" fo:margin-bottom="0.1043in" loext:contextual-spacing="false" style:line-height-at-least="0.2083in"/>
      <style:text-properties fo:text-transform="uppercase" fo:color="#999999" fo:font-size="8.5pt" fo:font-weight="bold" style:font-size-asian="8.5pt" style:font-weight-asian="bold" style:font-size-complex="8.5pt" style:font-weight-complex="bold"/>
    </style:style>
    <style:style style:name="caret4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000000" fo:border-bottom="none" style:vertical-align="top"/>
    </style:style>
    <style:style style:name="caret5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0000" fo:border-bottom="none" style:vertical-align="top"/>
    </style:style>
    <style:style style:name="caret6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0000" fo:border-bottom="none" style:vertical-align="top"/>
    </style:style>
    <style:style style:name="caret7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4.51pt solid #000000" fo:border-bottom="none" style:vertical-align="top"/>
    </style:style>
    <style:style style:name="caret8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none" fo:border-bottom="4.51pt solid #000000" style:vertical-align="top"/>
    </style:style>
    <style:style style:name="caret9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10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11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12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13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14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lose1" style:family="paragraph" style:parent-style-name="normal" style:default-outline-level="">
      <style:paragraph-properties fo:margin-top="0in" fo:margin-bottom="0.1043in" loext:contextual-spacing="false" style:line-height-at-least="0.2083in"/>
      <style:text-properties fo:color="#000000" fo:font-size="15pt" fo:font-weight="bold" style:font-size-asian="15pt" style:font-weight-asian="bold" style:font-size-complex="15pt" style:font-weight-complex="bold"/>
    </style:style>
    <style:style style:name="divider2" style:family="paragraph" style:parent-style-name="normal" style:default-outline-level="">
      <loext:graphic-properties draw:fill="solid" draw:fill-color="#e5e5e5"/>
      <style:paragraph-properties fo:margin-left="0.0102in" fo:margin-right="0.0102in" fo:margin-top="0.0937in" fo:margin-bottom="0.0937in" loext:contextual-spacing="false" fo:text-indent="0in" style:auto-text-indent="false" fo:background-color="#e5e5e5" fo:padding="0in" fo:border-left="none" fo:border-right="none" fo:border-top="none" fo:border-bottom="0.74pt solid #ffffff"/>
    </style:style>
    <style:style style:name="caret15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88cc" fo:border-bottom="none" style:vertical-align="top"/>
    </style:style>
    <style:style style:name="caret16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5580" fo:border-bottom="none" style:vertical-align="top"/>
    </style:style>
    <style:style style:name="caret17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000000" fo:border-bottom="none" style:vertical-align="top"/>
    </style:style>
    <style:style style:name="caret18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ffffff" fo:border-bottom="none" style:vertical-align="top"/>
    </style:style>
    <style:style style:name="caret19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555555" fo:border-bottom="none" style:vertical-align="top"/>
    </style:style>
    <style:style style:name="container4" style:family="paragraph" style:parent-style-name="normal" style:default-outline-level="">
      <style:paragraph-properties fo:margin-top="0in" fo:margin-bottom="0.1043in" loext:contextual-spacing="false"/>
    </style:style>
    <style:style style:name="brand1" style:family="paragraph" style:parent-style-name="normal" style:default-outline-level="">
      <style:paragraph-properties fo:margin-left="-0.2083in" fo:margin-right="0in" fo:margin-top="0in" fo:margin-bottom="0.1043in" loext:contextual-spacing="false" fo:text-indent="0in" style:auto-text-indent="false"/>
      <style:text-properties fo:color="#777777" fo:font-size="15pt" style:font-size-asian="15pt" style:font-size-complex="15pt"/>
    </style:style>
    <style:style style:name="brand2" style:family="paragraph" style:parent-style-name="normal" style:default-outline-level="">
      <style:paragraph-properties fo:margin-left="-0.2083in" fo:margin-right="0in" fo:margin-top="0in" fo:margin-bottom="0.1043in" loext:contextual-spacing="false" fo:text-indent="0in" style:auto-text-indent="false"/>
      <style:text-properties fo:color="#777777" fo:font-size="15pt" style:font-size-asian="15pt" style:font-size-complex="15pt"/>
    </style:style>
    <style:style style:name="divider-vertical1" style:family="paragraph" style:parent-style-name="normal" style:default-outline-level="">
      <style:paragraph-properties fo:margin-left="0.0937in" fo:margin-right="0.0937in" fo:text-indent="0in" style:auto-text-indent="false" fo:padding="0in" fo:border-left="0.74pt solid #f2f2f2" fo:border-right="0.74pt solid #ffffff" fo:border-top="none" fo:border-bottom="none"/>
    </style:style>
    <style:style style:name="btn4" style:family="paragraph" style:parent-style-name="normal" style:default-outline-level="">
      <loext:graphic-properties draw:fill="solid" draw:fill-color="#f5f5f5"/>
      <style:paragraph-properties fo:margin-top="0.052in" fo:margin-bottom="0in" loext:contextual-spacing="false" style:line-height-at-least="0.2083in" fo:text-align="center" style:justify-single-word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-group2" style:family="paragraph" style:parent-style-name="normal" style:default-outline-level="">
      <style:paragraph-properties fo:margin-top="0.052in" fo:margin-bottom="0.1043in" loext:contextual-spacing="false" style:vertical-align="middle"/>
      <style:text-properties fo:font-size="1pt" style:font-size-asian="1pt" style:font-size-complex="1pt"/>
    </style:style>
    <style:style style:name="btn5" style:family="paragraph" style:parent-style-name="normal" style:default-outline-level="">
      <loext:graphic-properties draw:fill="solid" draw:fill-color="#f5f5f5"/>
      <style:paragraph-properties style:line-height-at-least="0.2083in" fo:text-align="center" style:justify-single-word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6" style:family="paragraph" style:parent-style-name="normal" style:default-outline-level="">
      <loext:graphic-properties draw:fill="solid" draw:fill-color="#f5f5f5"/>
      <style:paragraph-properties fo:margin-left="0in" fo:margin-right="-0.0102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7" style:family="paragraph" style:parent-style-name="normal" style:default-outline-level="">
      <loext:graphic-properties draw:fill="solid" draw:fill-color="#f5f5f5"/>
      <style:paragraph-properties fo:margin-left="-0.0102in" fo:margin-right="0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radio3" style:family="paragraph" style:parent-style-name="normal" style:default-outline-level="">
      <style:paragraph-properties fo:margin-top="0.052in" fo:margin-bottom="0.1043in" loext:contextual-spacing="false"/>
    </style:style>
    <style:style style:name="checkbox3" style:family="paragraph" style:parent-style-name="normal" style:default-outline-level="">
      <style:paragraph-properties fo:margin-top="0.052in" fo:margin-bottom="0.1043in" loext:contextual-spacing="false"/>
    </style:style>
    <style:style style:name="btn8" style:family="paragraph" style:parent-style-name="normal" style:default-outline-level="">
      <loext:graphic-properties draw:fill="solid" draw:fill-color="#f5f5f5"/>
      <style:paragraph-properties style:line-height-at-least="0.2083in" fo:text-align="center" style:justify-single-word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input-append4" style:family="paragraph" style:parent-style-name="normal" style:default-outline-level="">
      <style:paragraph-properties fo:margin-top="0.052in" fo:margin-bottom="0.052in" loext:contextual-spacing="false"/>
      <style:text-properties fo:font-size="1pt" style:font-size-asian="1pt" style:font-size-complex="1pt"/>
    </style:style>
    <style:style style:name="input-prepend4" style:family="paragraph" style:parent-style-name="normal" style:default-outline-level="">
      <style:paragraph-properties fo:margin-top="0.052in" fo:margin-bottom="0.052in" loext:contextual-spacing="false"/>
      <style:text-properties fo:font-size="1pt" style:font-size-asian="1pt" style:font-size-complex="1pt"/>
    </style:style>
    <style:style style:name="search-query1" style:family="paragraph" style:parent-style-name="normal" style:default-outline-level="">
      <style:text-properties style:font-name="Helvetica" fo:font-family="Helvetica" style:font-family-generic="roman" style:font-pitch="variable" fo:font-size="10pt" style:font-size-asian="10pt" style:font-name-complex="Helvetica1" style:font-family-complex="Helvetica" style:font-family-generic-complex="system" style:font-pitch-complex="variable" style:font-size-complex="10pt"/>
    </style:style>
    <style:style style:name="navbar-inner2" style:family="paragraph" style:parent-style-name="normal" style:default-outline-level="">
      <loext:graphic-properties draw:fill="solid" draw:fill-color="#fafafa"/>
      <style:paragraph-properties fo:margin-top="0in" fo:margin-bottom="0.1043in" loext:contextual-spacing="false" fo:background-color="#fafafa" fo:padding-left="0.2083in" fo:padding-right="0.2083in" fo:padding-top="0in" fo:padding-bottom="0in" fo:border-left="0.26pt solid #d4d4d4" fo:border-right="0.26pt solid #d4d4d4" fo:border-top="0.26pt solid #d4d4d4" fo:border-bottom="0.74pt solid #d4d4d4"/>
    </style:style>
    <style:style style:name="navbar-inner3" style:family="paragraph" style:parent-style-name="normal" style:default-outline-level="">
      <loext:graphic-properties draw:fill="solid" draw:fill-color="#fafafa"/>
      <style:paragraph-properties fo:margin-top="0in" fo:margin-bottom="0.1043in" loext:contextual-spacing="false" fo:background-color="#fafafa" fo:padding-left="0.2083in" fo:padding-right="0.2083in" fo:padding-top="0in" fo:padding-bottom="0in" fo:border-left="0.26pt solid #d4d4d4" fo:border-right="0.26pt solid #d4d4d4" fo:border-top="0.26pt solid #d4d4d4" fo:border-bottom="0.74pt solid #d4d4d4"/>
    </style:style>
    <style:style style:name="navbar-inner4" style:family="paragraph" style:parent-style-name="normal" style:default-outline-level="">
      <loext:graphic-properties draw:fill="solid" draw:fill-color="#fafafa"/>
      <style:paragraph-properties fo:margin-top="0in" fo:margin-bottom="0.1043in" loext:contextual-spacing="false" fo:background-color="#fafafa" fo:padding-left="0.2083in" fo:padding-right="0.2083in" fo:padding-top="0in" fo:padding-bottom="0in" fo:border-left="0.26pt solid #d4d4d4" fo:border-right="0.26pt solid #d4d4d4" fo:border-top="0.74pt solid #d4d4d4" fo:border-bottom="0.26pt solid #d4d4d4"/>
    </style:style>
    <style:style style:name="nav1" style:family="paragraph" style:parent-style-name="normal" style:default-outline-level="">
      <style:paragraph-properties fo:margin-left="0in" fo:margin-right="0.1043in" fo:text-indent="0in" style:auto-text-indent="false"/>
    </style:style>
    <style:style style:name="caret20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0088cc" fo:border-bottom="none" style:vertical-align="top"/>
    </style:style>
    <style:style style:name="icon-bar1" style:family="paragraph" style:parent-style-name="normal" style:default-outline-level="">
      <loext:graphic-properties draw:fill="solid" draw:fill-color="#f5f5f5"/>
      <style:paragraph-properties fo:margin-top="0in" fo:margin-bottom="0.1043in" loext:contextual-spacing="false" fo:background-color="#f5f5f5"/>
    </style:style>
    <style:style style:name="navbar-inner5" style:family="paragraph" style:parent-style-name="normal" style:default-outline-level="">
      <loext:graphic-properties draw:fill="solid" draw:fill-color="#1b1b1b"/>
      <style:paragraph-properties fo:margin-top="0in" fo:margin-bottom="0.1043in" loext:contextual-spacing="false" fo:background-color="#1b1b1b" fo:padding-left="0.2083in" fo:padding-right="0.2083in" fo:padding-top="0in" fo:padding-bottom="0in" fo:border="0.74pt solid #252525"/>
    </style:style>
    <style:style style:name="brand3" style:family="paragraph" style:parent-style-name="normal" style:default-outline-level="">
      <style:paragraph-properties fo:margin-top="0in" fo:margin-bottom="0.1043in" loext:contextual-spacing="false"/>
      <style:text-properties fo:color="#999999"/>
    </style:style>
    <style:style style:name="navbar-text1" style:family="paragraph" style:parent-style-name="normal" style:default-outline-level="">
      <style:paragraph-properties style:line-height-at-least="0.4165in"/>
      <style:text-properties fo:color="#999999"/>
    </style:style>
    <style:style style:name="navbar-link1" style:family="paragraph" style:parent-style-name="normal" style:default-outline-level="">
      <style:paragraph-properties fo:margin-top="0in" fo:margin-bottom="0.1043in" loext:contextual-spacing="false"/>
      <style:text-properties fo:color="#999999"/>
    </style:style>
    <style:style style:name="navbar-link2" style:family="paragraph" style:parent-style-name="normal" style:default-outline-level="">
      <style:paragraph-properties fo:margin-top="0in" fo:margin-bottom="0.1043in" loext:contextual-spacing="false"/>
      <style:text-properties fo:color="#ffffff"/>
    </style:style>
    <style:style style:name="divider-vertical2" style:family="paragraph" style:parent-style-name="normal" style:default-outline-level="">
      <style:paragraph-properties fo:margin-top="0in" fo:margin-bottom="0.1043in" loext:contextual-spacing="false"/>
    </style:style>
    <style:style style:name="search-query2" style:family="paragraph" style:parent-style-name="normal" style:default-outline-level="">
      <loext:graphic-properties draw:fill="solid" draw:fill-color="#515151"/>
      <style:paragraph-properties fo:background-color="#515151"/>
      <style:text-properties fo:color="#ffffff" style:font-name="Helvetica" fo:font-family="Helvetica" style:font-family-generic="roman" style:font-pitch="variable" fo:font-size="10pt" style:font-size-asian="10pt" style:font-name-complex="Helvetica1" style:font-family-complex="Helvetica" style:font-family-generic-complex="system" style:font-pitch-complex="variable" style:font-size-complex="10pt"/>
    </style:style>
    <style:style style:name="btn-navbar2" style:family="paragraph" style:parent-style-name="normal" style:default-outline-level="">
      <loext:graphic-properties draw:fill="solid" draw:fill-color="#0e0e0e"/>
      <style:paragraph-properties fo:margin-top="0in" fo:margin-bottom="0.1043in" loext:contextual-spacing="false" fo:background-color="#0e0e0e"/>
      <style:text-properties fo:color="#ffffff"/>
    </style:style>
    <style:style style:name="close2" style:family="paragraph" style:parent-style-name="normal" style:default-outline-level="">
      <style:paragraph-properties fo:margin-top="0.0209in" fo:margin-bottom="0.1043in" loext:contextual-spacing="false" style:line-height-at-least="0.2083in"/>
      <style:text-properties fo:color="#000000" fo:font-size="15pt" fo:font-weight="bold" style:font-size-asian="15pt" style:font-weight-asian="bold" style:font-size-complex="15pt" style:font-weight-complex="bold"/>
    </style:style>
    <style:style style:name="arrow1" style:family="paragraph" style:parent-style-name="normal" style:default-outline-level="">
      <style:paragraph-properties fo:margin-top="0in" fo:margin-bottom="0.1043in" loext:contextual-spacing="false"/>
    </style:style>
    <style:style style:name="thumbnails1" style:family="paragraph" style:parent-style-name="normal" style:default-outline-level="">
      <style:paragraph-properties fo:margin-top="0in" fo:margin-bottom="0.1043in" loext:contextual-spacing="false"/>
    </style:style>
    <style:style style:name="caption1" style:family="paragraph" style:parent-style-name="normal" style:default-outline-level="">
      <style:paragraph-properties fo:margin-top="0in" fo:margin-bottom="0.1043in" loext:contextual-spacing="false"/>
      <style:text-properties fo:color="#555555"/>
    </style:style>
    <style:style style:name="media1" style:family="paragraph" style:parent-style-name="normal" style:default-outline-level="">
      <style:paragraph-properties fo:margin-top="0.1563in" fo:margin-bottom="0.1043in" loext:contextual-spacing="false"/>
    </style:style>
    <style:style style:name="pull-left1" style:family="paragraph" style:parent-style-name="normal" style:default-outline-level="">
      <style:paragraph-properties fo:margin-left="0in" fo:margin-right="0.1043in" fo:margin-top="0in" fo:margin-bottom="0.1043in" loext:contextual-spacing="false" fo:text-indent="0in" style:auto-text-indent="false"/>
    </style:style>
    <style:style style:name="pull-right1" style:family="paragraph" style:parent-style-name="normal" style:default-outline-level="">
      <style:paragraph-properties fo:margin-left="0.1043in" fo:margin-right="0in" fo:margin-top="0in" fo:margin-bottom="0.1043in" loext:contextual-spacing="false" fo:text-indent="0in" style:auto-text-indent="false"/>
    </style:style>
    <style:style style:name="bar1" style:family="paragraph" style:parent-style-name="normal" style:default-outline-level="">
      <loext:graphic-properties draw:fill="solid" draw:fill-color="#0e90d2"/>
      <style:paragraph-properties fo:margin-top="0in" fo:margin-bottom="0.1043in" loext:contextual-spacing="false" fo:text-align="center" style:justify-single-word="false" fo:background-color="#0e90d2"/>
      <style:text-properties fo:color="#ffffff" fo:font-size="9pt" style:font-size-asian="9pt" style:font-size-complex="9pt"/>
    </style:style>
    <style:style style:name="bar2" style:family="paragraph" style:parent-style-name="normal" style:default-outline-level="">
      <loext:graphic-properties draw:fill="solid" draw:fill-color="#149bdf"/>
      <style:paragraph-properties fo:margin-top="0in" fo:margin-bottom="0.1043in" loext:contextual-spacing="false" fo:background-color="#149bdf"/>
    </style:style>
    <style:style style:name="bar3" style:family="paragraph" style:parent-style-name="normal" style:default-outline-level="">
      <loext:graphic-properties draw:fill="solid" draw:fill-color="#dd514c"/>
      <style:paragraph-properties fo:margin-top="0in" fo:margin-bottom="0.1043in" loext:contextual-spacing="false" fo:background-color="#dd514c"/>
    </style:style>
    <style:style style:name="bar-danger1" style:family="paragraph" style:parent-style-name="normal" style:default-outline-level="">
      <loext:graphic-properties draw:fill="solid" draw:fill-color="#dd514c"/>
      <style:paragraph-properties fo:margin-top="0in" fo:margin-bottom="0.1043in" loext:contextual-spacing="false" fo:background-color="#dd514c"/>
    </style:style>
    <style:style style:name="bar4" style:family="paragraph" style:parent-style-name="normal" style:default-outline-level="">
      <loext:graphic-properties draw:fill="solid" draw:fill-color="#5eb95e"/>
      <style:paragraph-properties fo:margin-top="0in" fo:margin-bottom="0.1043in" loext:contextual-spacing="false" fo:background-color="#5eb95e"/>
    </style:style>
    <style:style style:name="bar-success1" style:family="paragraph" style:parent-style-name="normal" style:default-outline-level="">
      <loext:graphic-properties draw:fill="solid" draw:fill-color="#5eb95e"/>
      <style:paragraph-properties fo:margin-top="0in" fo:margin-bottom="0.1043in" loext:contextual-spacing="false" fo:background-color="#5eb95e"/>
    </style:style>
    <style:style style:name="bar5" style:family="paragraph" style:parent-style-name="normal" style:default-outline-level="">
      <loext:graphic-properties draw:fill="solid" draw:fill-color="#4bb1cf"/>
      <style:paragraph-properties fo:margin-top="0in" fo:margin-bottom="0.1043in" loext:contextual-spacing="false" fo:background-color="#4bb1cf"/>
    </style:style>
    <style:style style:name="bar-info1" style:family="paragraph" style:parent-style-name="normal" style:default-outline-level="">
      <loext:graphic-properties draw:fill="solid" draw:fill-color="#4bb1cf"/>
      <style:paragraph-properties fo:margin-top="0in" fo:margin-bottom="0.1043in" loext:contextual-spacing="false" fo:background-color="#4bb1cf"/>
    </style:style>
    <style:style style:name="bar6" style:family="paragraph" style:parent-style-name="normal" style:default-outline-level="">
      <loext:graphic-properties draw:fill="solid" draw:fill-color="#faa732"/>
      <style:paragraph-properties fo:margin-top="0in" fo:margin-bottom="0.1043in" loext:contextual-spacing="false" fo:background-color="#faa732"/>
    </style:style>
    <style:style style:name="bar-warning1" style:family="paragraph" style:parent-style-name="normal" style:default-outline-level="">
      <loext:graphic-properties draw:fill="solid" draw:fill-color="#faa732"/>
      <style:paragraph-properties fo:margin-top="0in" fo:margin-bottom="0.1043in" loext:contextual-spacing="false" fo:background-color="#faa732"/>
    </style:style>
    <style:style style:name="accordion-toggle1" style:family="paragraph" style:parent-style-name="normal" style:default-outline-level="">
      <style:paragraph-properties fo:margin-top="0in" fo:margin-bottom="0.1043in" loext:contextual-spacing="false"/>
    </style:style>
    <style:style style:name="cc-credit-text1" style:family="paragraph" style:parent-style-name="normal" style:default-outline-level="">
      <style:paragraph-properties fo:margin-left="0.052in" fo:margin-right="0in" fo:margin-top="0.052in" fo:margin-bottom="0.1043in" loext:contextual-spacing="false" fo:text-indent="0in" style:auto-text-indent="false"/>
      <style:text-properties fo:color="#9b9c9b"/>
    </style:style>
    <style:style style:name="more-content1" style:family="paragraph" style:parent-style-name="normal" style:default-outline-level="">
      <loext:graphic-properties draw:fill="solid" draw:fill-color="#fdfdfd"/>
      <style:paragraph-properties fo:margin-top="0in" fo:margin-bottom="0.1563in" loext:contextual-spacing="false" fo:background-color="#fdfdfd" fo:padding-left="0.2083in" fo:padding-right="0.2083in" fo:padding-top="0.111in" fo:padding-bottom="0.0555in" fo:border="0.74pt solid #eaeaea"/>
      <style:text-properties text:display="none"/>
    </style:style>
    <style:style style:name="container5" style:family="paragraph" style:parent-style-name="normal" style:default-outline-level="">
      <style:paragraph-properties fo:margin-top="0in" fo:margin-bottom="0.1043in" loext:contextual-spacing="false"/>
    </style:style>
    <style:style style:name="yarpp-thumbnail-title1" style:family="paragraph" style:parent-style-name="normal" style:default-outline-level="">
      <style:paragraph-properties fo:margin-top="0in" fo:margin-bottom="0.1043in" loext:contextual-spacing="false"/>
      <style:text-properties fo:font-size="11.5pt" fo:font-weight="bold" style:font-size-asian="11.5pt" style:font-weight-asian="bold" style:font-size-complex="11.5pt" style:font-weight-complex="bold"/>
    </style:style>
    <style:style style:name="yarpp-promote1" style:family="paragraph" style:parent-style-name="normal" style:default-outline-level="">
      <style:paragraph-properties fo:margin-left="0in" fo:margin-right="0in" fo:margin-top="0in" fo:margin-bottom="0.1043in" loext:contextual-spacing="false" fo:text-indent="-10.4165in" style:auto-text-indent="false"/>
      <style:text-properties fo:color="#666666" fo:font-size="8.5pt" style:font-size-asian="8.5pt" style:font-size-complex="8.5pt"/>
    </style:style>
    <style:style style:name="cre-header-logo1" style:family="paragraph" style:parent-style-name="normal" style:default-outline-level="">
      <style:paragraph-properties fo:margin-left="0in" fo:margin-right="0in" fo:margin-top="0in" fo:margin-bottom="0.1043in" loext:contextual-spacing="false" fo:text-indent="-13.1339in" style:auto-text-indent="false"/>
      <style:text-properties text:display="none"/>
    </style:style>
    <style:style style:name="cre-footer-logo1" style:family="paragraph" style:parent-style-name="normal" style:default-outline-level="">
      <style:paragraph-properties fo:margin-left="0in" fo:margin-right="0in" fo:margin-top="0in" fo:margin-bottom="0.1043in" loext:contextual-spacing="false" fo:text-indent="-13.1339in" style:auto-text-indent="false"/>
    </style:style>
    <style:style style:name="e-mailit-counter1" style:family="paragraph" style:parent-style-name="normal" style:default-outline-level="">
      <loext:graphic-properties draw:fill="solid" draw:fill-color="#e6e7e9"/>
      <style:paragraph-properties fo:margin-left="0.0626in" fo:margin-right="0in" fo:margin-top="0.052in" fo:margin-bottom="0in" loext:contextual-spacing="false" fo:text-align="center" style:justify-single-word="false" fo:text-indent="0in" style:auto-text-indent="false" fo:background-color="#e6e7e9"/>
      <style:text-properties fo:color="#000000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e-mailit_5f_mobile_5f_facebook1" style:display-name="e-mailit_mobile_facebook1" style:family="paragraph" style:parent-style-name="normal" style:default-outline-level="">
      <loext:graphic-properties draw:fill="solid" draw:fill-color="#315c9a"/>
      <style:paragraph-properties fo:margin-top="0in" fo:margin-bottom="0.1043in" loext:contextual-spacing="false" fo:background-color="#315c9a"/>
    </style:style>
    <style:style style:name="e-mailit_5f_mobile_5f_twitter1" style:display-name="e-mailit_mobile_twitter1" style:family="paragraph" style:parent-style-name="normal" style:default-outline-level="">
      <loext:graphic-properties draw:fill="solid" draw:fill-color="#55acef"/>
      <style:paragraph-properties fo:margin-top="0in" fo:margin-bottom="0.1043in" loext:contextual-spacing="false" fo:background-color="#55acef"/>
    </style:style>
    <style:style style:name="e-mailit_5f_mobile_5f_email1" style:display-name="e-mailit_mobile_email1" style:family="paragraph" style:parent-style-name="normal" style:default-outline-level="">
      <loext:graphic-properties draw:fill="solid" draw:fill-color="#086dff"/>
      <style:paragraph-properties fo:margin-top="0in" fo:margin-bottom="0.1043in" loext:contextual-spacing="false" fo:background-color="#086dff"/>
    </style:style>
    <style:style style:name="e-mailit_5f_mobile_5f_whatsapp1" style:display-name="e-mailit_mobile_whatsapp1" style:family="paragraph" style:parent-style-name="normal" style:default-outline-level="">
      <loext:graphic-properties draw:fill="solid" draw:fill-color="#12af0a"/>
      <style:paragraph-properties fo:margin-top="0in" fo:margin-bottom="0.1043in" loext:contextual-spacing="false" fo:background-color="#12af0a"/>
    </style:style>
    <style:style style:name="e-mailit_5f_mobile_5f_emailit1" style:display-name="e-mailit_mobile_emailit1" style:family="paragraph" style:parent-style-name="normal" style:default-outline-level="">
      <loext:graphic-properties draw:fill="solid" draw:fill-color="#ef1c74"/>
      <style:paragraph-properties fo:margin-top="0in" fo:margin-bottom="0.1043in" loext:contextual-spacing="false" fo:background-color="#ef1c74"/>
    </style:style>
    <style:style style:name="e-mailit_5f_mobile_5f_sms1" style:display-name="e-mailit_mobile_sms1" style:family="paragraph" style:parent-style-name="normal" style:default-outline-level="">
      <loext:graphic-properties draw:fill="solid" draw:fill-color="#0099cc"/>
      <style:paragraph-properties fo:margin-top="0in" fo:margin-bottom="0.1043in" loext:contextual-spacing="false" fo:background-color="#0099cc"/>
    </style:style>
    <style:style style:name="e-mailit-counter2" style:family="paragraph" style:parent-style-name="normal" style:default-outline-level="">
      <loext:graphic-properties draw:fill="solid" draw:fill-color="#e6e7e9"/>
      <style:paragraph-properties fo:margin-top="0.3335in" fo:margin-bottom="0in" loext:contextual-spacing="false" style:line-height-at-least="0.1874in" fo:text-align="center" style:justify-single-word="false" fo:background-color="#e6e7e9"/>
      <style:text-properties fo:color="#ffffff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e-mailit-counter3" style:family="paragraph" style:parent-style-name="normal" style:default-outline-level="">
      <loext:graphic-properties draw:fill="solid" draw:fill-color="#ffffff"/>
      <style:paragraph-properties fo:margin-left="0.0626in" fo:margin-right="0in" fo:text-align="center" style:justify-single-word="false" fo:text-indent="0in" style:auto-text-indent="false" fo:background-color="#ffffff" fo:padding-left="0in" fo:padding-right="0.0417in" fo:padding-top="0in" fo:padding-bottom="0in" fo:border-left="none" fo:border-right="0.74pt solid #bbbbbb" fo:border-top="0.74pt solid #bbbbbb" fo:border-bottom="0.74pt solid #bbbbbb"/>
      <style:text-properties fo:color="#000000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filter-ui-input1" style:family="paragraph" style:parent-style-name="normal" style:default-outline-level="">
      <style:paragraph-properties fo:margin-top="0.0835in" fo:margin-bottom="0.0835in" loext:contextual-spacing="false" fo:padding-left="0.3193in" fo:padding-right="0.3193in" fo:padding-top="0in" fo:padding-bottom="0in" fo:border="0.26pt solid #777777"/>
      <style:text-properties fo:font-size="10.5pt" style:font-size-asian="10.5pt" style:font-size-complex="10.5pt"/>
    </style:style>
    <style:style style:name="services1" style:family="paragraph" style:parent-style-name="normal" style:default-outline-level=""/>
    <style:style style:name="footer1" style:family="paragraph" style:parent-style-name="normal" style:default-outline-level=""/>
    <style:style style:name="thanks-message1" style:family="paragraph" style:parent-style-name="normal" style:default-outline-level="">
      <style:paragraph-properties fo:margin-left="0.3335in" fo:margin-right="0.3335in" fo:margin-top="0.052in" fo:margin-bottom="0.052in" loext:contextual-spacing="false" style:line-height-at-least="0.2083in" fo:text-align="center" style:justify-single-word="false" fo:text-indent="0in" style:auto-text-indent="false"/>
      <style:text-properties fo:color="#ffffff"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right1" style:family="paragraph" style:parent-style-name="normal" style:default-outline-level="">
      <style:paragraph-properties fo:margin-top="0in" fo:margin-bottom="0.1043in" loext:contextual-spacing="false"/>
    </style:style>
    <style:style style:name="left1" style:family="paragraph" style:parent-style-name="normal" style:default-outline-level="">
      <style:paragraph-properties fo:margin-top="0in" fo:margin-bottom="0.1043in" loext:contextual-spacing="false"/>
    </style:style>
    <style:style style:name="blog-container1" style:family="paragraph" style:parent-style-name="normal" style:default-outline-level="">
      <style:paragraph-properties fo:margin-top="0.4165in" fo:margin-bottom="0.4165in" loext:contextual-spacing="false"/>
    </style:style>
    <style:style style:name="email-container1" style:family="paragraph" style:parent-style-name="normal" style:default-outline-level="">
      <style:paragraph-properties fo:margin-top="0.4165in" fo:margin-bottom="0.4165in" loext:contextual-spacing="false"/>
    </style:style>
    <style:style style:name="tab1" style:family="paragraph" style:parent-style-name="normal" style:default-outline-level="">
      <style:paragraph-properties fo:margin-top="0in" fo:margin-bottom="0.1043in" loext:contextual-spacing="false"/>
    </style:style>
    <style:style style:name="copy-text1" style:family="paragraph" style:parent-style-name="normal" style:default-outline-level="">
      <style:paragraph-properties fo:margin-top="0.4165in" fo:margin-bottom="0.1043in" loext:contextual-spacing="false" fo:text-align="center" style:justify-single-word="false"/>
      <style:text-properties fo:color="#ffffff" style:font-name="Arial" fo:font-family="Arial" style:font-family-generic="roman" style:font-pitch="variable" fo:font-size="18pt" style:font-size-asian="18pt" style:font-name-complex="Arial1" style:font-family-complex="Arial" style:font-family-generic-complex="system" style:font-pitch-complex="variable" style:font-size-complex="18pt"/>
    </style:style>
    <style:style style:name="input1" style:family="paragraph" style:parent-style-name="normal" style:default-outline-level="">
      <style:paragraph-properties fo:margin-top="0.4165in" fo:margin-bottom="0.1043in" loext:contextual-spacing="false" fo:text-align="center" style:justify-single-word="false"/>
      <style:text-properties fo:color="#ffffff" style:font-name="Arial" fo:font-family="Arial" style:font-family-generic="roman" style:font-pitch="variable" fo:font-size="18pt" style:font-size-asian="18pt" style:font-name-complex="Arial1" style:font-family-complex="Arial" style:font-family-generic-complex="system" style:font-pitch-complex="variable" style:font-size-complex="18pt"/>
    </style:style>
    <style:style style:name="no-ad1" style:family="paragraph" style:parent-style-name="normal" style:default-outline-level="">
      <style:paragraph-properties fo:margin-top="0.8335in" fo:margin-bottom="0.8335in" loext:contextual-spacing="false"/>
      <style:text-properties fo:color="#777777" fo:font-size="9pt" style:font-size-asian="9pt" style:font-size-complex="9pt"/>
    </style:style>
    <style:style style:name="e-mailit_5f_btn_5f_pinterest1" style:display-name="e-mailit_btn_pinterest1" style:family="paragraph" style:parent-style-name="normal" style:default-outline-level="">
      <style:paragraph-properties fo:margin-left="0in" fo:margin-right="0.3646in" fo:margin-top="0in" fo:margin-bottom="0.1043in" loext:contextual-spacing="false" fo:text-indent="0in" style:auto-text-indent="false"/>
    </style:style>
    <style:style style:name="_5f_sai1" style:display-name="_sai1" style:family="paragraph" style:parent-style-name="normal" style:default-outline-level="">
      <style:paragraph-properties fo:margin-top="0in" fo:margin-bottom="0.1043in" loext:contextual-spacing="false"/>
    </style:style>
    <style:style style:name="e_5f_mailit_5f_send_5f_via_5f_email_5f_menu1" style:display-name="e_mailit_send_via_email_menu1" style:family="paragraph" style:parent-style-name="normal" style:default-outline-level="">
      <style:paragraph-properties fo:margin-top="0in" fo:margin-bottom="0.1043in" loext:contextual-spacing="false"/>
    </style:style>
    <style:style style:name="e_5f_mailit_5f_rss_5f_and_5f_blog_5f_menu1" style:display-name="e_mailit_rss_and_blog_menu1" style:family="paragraph" style:parent-style-name="normal" style:default-outline-level="">
      <style:paragraph-properties fo:margin-top="0in" fo:margin-bottom="0.1043in" loext:contextual-spacing="false"/>
    </style:style>
    <style:style style:name="e_5f_mailit_5f_share_5f_to_5f_any_5f_service1" style:display-name="e_mailit_share_to_any_service1" style:family="paragraph" style:parent-style-name="normal" style:default-outline-level="">
      <style:paragraph-properties fo:margin-top="0in" fo:margin-bottom="0.1043in" loext:contextual-spacing="false"/>
    </style:style>
    <style:style style:name="e_5f_mailit_5f_copy_5f_link_5f_menu1" style:display-name="e_mailit_copy_link_menu1" style:family="paragraph" style:parent-style-name="normal" style:default-outline-level="">
      <style:paragraph-properties fo:margin-top="0in" fo:margin-bottom="0.1043in" loext:contextual-spacing="false"/>
    </style:style>
    <style:style style:name="e_5f_mailit_5f_close_5f_menu1" style:display-name="e_mailit_close_menu1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answer-desc1" style:display-name="cbola-d-trivia-multi__answer-desc1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2" style:display-name="cbola-d-trivia-multi__answer-desc2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style:line-height-at-least="0.3126in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3" style:display-name="cbola-d-trivia-multi__answer-desc3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style:line-height-at-least="0.25in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4" style:display-name="cbola-d-trivia-multi__answer-desc4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style:line-height-at-least="0.4791in" fo:text-align="center" style:justify-single-word="false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5" style:display-name="cbola-d-trivia-multi__answer-desc5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fo:text-align="center" style:justify-single-word="false" fo:background-color="#f4f4f4" style:vertical-align="middle"/>
      <style:text-properties fo:color="#282828" style:font-name="Roboto" fo:font-family="Roboto" style:font-family-generic="roman" style:font-pitch="variable" fo:font-size="9pt" style:font-size-asian="9pt" style:font-size-complex="9pt"/>
    </style:style>
    <style:style style:name="cbola-d-trivia-multi_5f__5f_answer-desc6" style:display-name="cbola-d-trivia-multi__answer-desc6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fo:text-align="center" style:justify-single-word="false" fo:background-color="#f4f4f4" style:vertical-align="middle"/>
      <style:text-properties fo:color="#282828" style:font-name="Roboto" fo:font-family="Roboto" style:font-family-generic="roman" style:font-pitch="variable" fo:font-size="8.5pt" style:font-size-asian="8.5pt" style:font-size-complex="8.5pt"/>
    </style:style>
    <style:style style:name="cbola-icon1" style:family="paragraph" style:parent-style-name="normal" style:default-outline-level="">
      <style:paragraph-properties fo:margin-left="0in" fo:margin-right="0.052in" fo:margin-top="0in" fo:margin-bottom="0.1043in" loext:contextual-spacing="false" fo:text-indent="0in" style:auto-text-indent="false"/>
      <style:text-properties fo:color="#ffffff" style:font-name="cbolaIcons!important" fo:font-family="cbolaIcons!important" style:font-family-generic="roman" style:font-pitch="variable" fo:font-size="10.5pt" style:font-size-asian="10.5pt" style:font-size-complex="10.5pt"/>
    </style:style>
    <style:style style:name="cbola-d-trivia-multi-game-end_5f__5f_container1" style:display-name="cbola-d-trivia-multi-game-end__container1" style:family="paragraph" style:parent-style-name="normal" style:default-outline-level="">
      <style:paragraph-properties fo:margin-top="0in" fo:margin-bottom="0.1043in" loext:contextual-spacing="false"/>
    </style:style>
    <style:style style:name="cbola-d-trivia-multi-game-end_5f__5f_container2" style:display-name="cbola-d-trivia-multi-game-end__container2" style:family="paragraph" style:parent-style-name="normal" style:default-outline-level="">
      <style:paragraph-properties fo:margin-top="0in" fo:margin-bottom="0.1043in" loext:contextual-spacing="false"/>
    </style:style>
    <style:style style:name="cbola-d-trivia-multi-game-end_5f__5f_text1" style:display-name="cbola-d-trivia-multi-game-end__text1" style:family="paragraph" style:parent-style-name="normal" style:default-outline-level="">
      <style:paragraph-properties fo:margin-top="0in" fo:margin-bottom="0.1043in" loext:contextual-spacing="false" style:line-height-at-least="0.1665in"/>
      <style:text-properties style:font-name="Open Sans" fo:font-family="'Open Sans'" style:font-family-generic="roman" style:font-pitch="variable" fo:font-size="11.5pt" style:font-size-asian="11.5pt" style:font-size-complex="11.5pt"/>
    </style:style>
    <style:style style:name="cbola-d-trivia-multi-game-end_5f__5f_score1" style:display-name="cbola-d-trivia-multi-game-end__score1" style:family="paragraph" style:parent-style-name="normal" style:default-outline-level="">
      <style:paragraph-properties fo:margin-left="0.1693in" fo:margin-right="0.1693in" fo:margin-top="0in" fo:margin-bottom="0.1043in" loext:contextual-spacing="false" style:line-height-at-least="0.5626in" fo:text-align="center" style:justify-single-word="false" fo:text-indent="0in" style:auto-text-indent="false"/>
      <style:text-properties style:font-name="Open Sans" fo:font-family="'Open Sans'" style:font-family-generic="roman" style:font-pitch="variable" fo:font-size="13.5pt" fo:letter-spacing="-0.0102in" fo:font-weight="bold" style:font-size-asian="13.5pt" style:font-weight-asian="bold" style:font-size-complex="13.5pt" style:font-weight-complex="bold"/>
    </style:style>
    <style:style style:name="cbola-d-trivia-multi-game-end_5f__5f_your-friends1" style:display-name="cbola-d-trivia-multi-game-end__your-friends1" style:family="paragraph" style:parent-style-name="normal" style:default-outline-level="">
      <style:paragraph-properties fo:margin-top="0in" fo:margin-bottom="0.1043in" loext:contextual-spacing="false" style:line-height-at-least="0.2917in"/>
      <style:text-properties fo:text-transform="uppercase" style:font-name="Open Sans" fo:font-family="'Open Sans'" style:font-family-generic="roman" style:font-pitch="variable" fo:font-size="18pt" style:font-size-asian="18pt" style:font-size-complex="18pt"/>
    </style:style>
    <style:style style:name="cbola-d-trivia-multi-game-end-share_5f__5f_fb1" style:display-name="cbola-d-trivia-multi-game-end-share__fb1" style:family="paragraph" style:parent-style-name="normal" style:default-outline-level="">
      <loext:graphic-properties draw:fill="solid" draw:fill-color="#3a5081"/>
      <style:paragraph-properties fo:margin-left="0.4252in" fo:margin-right="0in" fo:margin-top="0in" fo:margin-bottom="0.1043in" loext:contextual-spacing="false" fo:text-indent="0in" style:auto-text-indent="false" fo:background-color="#3a5081" fo:padding="0in" fo:border="0.74pt solid #ffffff"/>
      <style:text-properties fo:font-size="14.5pt" style:font-size-asian="14.5pt" style:font-size-complex="14.5pt"/>
    </style:style>
    <style:style style:name="cbola-d-trivia-multi-game-end_5f__5f_share1" style:display-name="cbola-d-trivia-multi-game-end__share1" style:family="paragraph" style:parent-style-name="normal" style:default-outline-level="">
      <style:paragraph-properties fo:margin-top="0in" fo:margin-bottom="0.1043in" loext:contextual-spacing="false"/>
      <style:text-properties fo:color="#ffffff" fo:font-size="14.5pt" style:font-size-asian="14.5pt" style:font-size-complex="14.5pt"/>
    </style:style>
    <style:style style:name="cbola-d-trivia-multi-game-end-share_5f__5f_tw1" style:display-name="cbola-d-trivia-multi-game-end-share__tw1" style:family="paragraph" style:parent-style-name="normal" style:default-outline-level="">
      <loext:graphic-properties draw:fill="solid" draw:fill-color="#41aae1"/>
      <style:paragraph-properties fo:margin-left="0.4252in" fo:margin-right="0in" fo:margin-top="0in" fo:margin-bottom="0.1043in" loext:contextual-spacing="false" fo:text-indent="0in" style:auto-text-indent="false" fo:background-color="#41aae1" fo:padding="0in" fo:border="0.74pt solid #ffffff"/>
    </style:style>
    <style:style style:name="cbola-d-trivia-multi-game-end_5f__5f_text2" style:display-name="cbola-d-trivia-multi-game-end__text2" style:family="paragraph" style:parent-style-name="normal" style:default-outline-level="">
      <style:paragraph-properties fo:margin-top="0in" fo:margin-bottom="0.1043in" loext:contextual-spacing="false" style:line-height-at-least="0.1665in"/>
      <style:text-properties style:font-name="Open Sans" fo:font-family="'Open Sans'" style:font-family-generic="roman" style:font-pitch="variable" fo:font-size="10.5pt" style:font-size-asian="10.5pt" style:font-size-complex="10.5pt"/>
    </style:style>
    <style:style style:name="cbola-d-trivia-multi-game-end_5f__5f_score2" style:display-name="cbola-d-trivia-multi-game-end__score2" style:family="paragraph" style:parent-style-name="normal" style:default-outline-level="">
      <style:paragraph-properties fo:margin-left="0.1693in" fo:margin-right="0.1693in" fo:margin-top="0in" fo:margin-bottom="0.1043in" loext:contextual-spacing="false" style:line-height-at-least="0.4689in" fo:text-align="center" style:justify-single-word="false" fo:text-indent="0in" style:auto-text-indent="false"/>
      <style:text-properties style:font-name="Open Sans" fo:font-family="'Open Sans'" style:font-family-generic="roman" style:font-pitch="variable" fo:font-size="13.5pt" fo:letter-spacing="-0.0102in" fo:font-weight="bold" style:font-size-asian="13.5pt" style:font-weight-asian="bold" style:font-size-complex="13.5pt" style:font-weight-complex="bold"/>
    </style:style>
    <style:style style:name="cbola-d-trivia-multi-game-end_5f__5f_your-friends2" style:display-name="cbola-d-trivia-multi-game-end__your-friends2" style:family="paragraph" style:parent-style-name="normal" style:default-outline-level="">
      <style:paragraph-properties fo:margin-top="0in" fo:margin-bottom="0.1043in" loext:contextual-spacing="false" style:line-height-at-least="0.2917in"/>
      <style:text-properties fo:text-transform="uppercase" style:font-name="Open Sans" fo:font-family="'Open Sans'" style:font-family-generic="roman" style:font-pitch="variable" fo:font-size="17.5pt" style:font-size-asian="17.5pt" style:font-size-complex="17.5pt"/>
    </style:style>
    <style:style style:name="cbola-d-trivia-multi-game-end-share_5f__5f_fb2" style:display-name="cbola-d-trivia-multi-game-end-share__fb2" style:family="paragraph" style:parent-style-name="normal" style:default-outline-level="">
      <loext:graphic-properties draw:fill="solid" draw:fill-color="#3a5081"/>
      <style:paragraph-properties fo:margin-left="0.4252in" fo:margin-right="0in" fo:margin-top="0in" fo:margin-bottom="0.1043in" loext:contextual-spacing="false" fo:text-indent="0in" style:auto-text-indent="false" fo:background-color="#3a5081" fo:padding="0in" fo:border="0.74pt solid #ffffff"/>
      <style:text-properties fo:font-size="13.5pt" style:font-size-asian="13.5pt" style:font-size-complex="13.5pt"/>
    </style:style>
    <style:style style:name="cbola-d-trivia-multi-game-end-share_5f__5f_tw2" style:display-name="cbola-d-trivia-multi-game-end-share__tw2" style:family="paragraph" style:parent-style-name="normal" style:default-outline-level="">
      <loext:graphic-properties draw:fill="solid" draw:fill-color="#41aae1"/>
      <style:paragraph-properties fo:margin-left="0.4252in" fo:margin-right="0in" fo:margin-top="0in" fo:margin-bottom="0.1043in" loext:contextual-spacing="false" fo:text-indent="0in" style:auto-text-indent="false" fo:background-color="#41aae1" fo:padding="0in" fo:border="0.74pt solid #ffffff"/>
      <style:text-properties fo:font-size="11.5pt" style:font-size-asian="11.5pt" style:font-size-complex="11.5pt"/>
    </style:style>
    <style:style style:name="cbola-d-trivia-multi_5f__5f_progress-wrapper1" style:display-name="cbola-d-trivia-multi__progress-wrapper1" style:family="paragraph" style:parent-style-name="normal" style:default-outline-level="">
      <style:paragraph-properties fo:margin-top="0in" fo:margin-bottom="0.1043in" loext:contextual-spacing="false" style:vertical-align="middle"/>
    </style:style>
    <style:style style:name="cbola-d-trivia-multi_5f__5f_progress-wrapper2" style:display-name="cbola-d-trivia-multi__progress-wrapper2" style:family="paragraph" style:parent-style-name="normal" style:default-outline-level="">
      <style:paragraph-properties fo:margin-top="0in" fo:margin-bottom="0.1043in" loext:contextual-spacing="false" style:vertical-align="middle"/>
    </style:style>
    <style:style style:name="cbola-d-trivia-multi_5f__5f_progress-wrapper3" style:display-name="cbola-d-trivia-multi__progress-wrapper3" style:family="paragraph" style:parent-style-name="normal" style:default-outline-level="">
      <style:paragraph-properties fo:margin-top="0in" fo:margin-bottom="0.1043in" loext:contextual-spacing="false" style:vertical-align="middle"/>
      <style:text-properties fo:letter-spacing="-0.0098in"/>
    </style:style>
    <style:style style:name="cbola-d-trivia-multi-footer_5f__5f_progress1" style:display-name="cbola-d-trivia-multi-footer__progress1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9pt" fo:font-weight="bold" style:font-size-asian="9pt" style:font-weight-asian="bold" style:font-size-complex="9pt" style:font-weight-complex="bold"/>
    </style:style>
    <style:style style:name="cbola-d-trivia-multi-footer_5f__5f_question1" style:display-name="cbola-d-trivia-multi-footer__question1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9pt" style:font-size-asian="9pt" style:font-size-complex="9pt"/>
    </style:style>
    <style:style style:name="cbola-d-trivia-multi-footer_5f__5f_score1" style:display-name="cbola-d-trivia-multi-footer__score1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9pt" fo:font-weight="bold" style:font-size-asian="9pt" style:font-weight-asian="bold" style:font-size-complex="9pt" style:font-weight-complex="bold"/>
    </style:style>
    <style:style style:name="cbola-d-trivia-multi-footer_5f__5f_your-score1" style:display-name="cbola-d-trivia-multi-footer__your-score1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9pt" style:font-size-asian="9pt" style:font-size-complex="9pt"/>
    </style:style>
    <style:style style:name="cbola-d-trivia-multi-footer_5f__5f_progress2" style:display-name="cbola-d-trivia-multi-footer__progress2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cbola-d-trivia-multi-footer_5f__5f_question2" style:display-name="cbola-d-trivia-multi-footer__question2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8.5pt" style:font-size-asian="8.5pt" style:font-size-complex="8.5pt"/>
    </style:style>
    <style:style style:name="cbola-d-trivia-multi-footer_5f__5f_score2" style:display-name="cbola-d-trivia-multi-footer__score2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cbola-d-trivia-multi-footer_5f__5f_your-score2" style:display-name="cbola-d-trivia-multi-footer__your-score2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8.5pt" style:font-size-asian="8.5pt" style:font-size-complex="8.5pt"/>
    </style:style>
    <style:style style:name="cbola-d-trivia-multi_5f__5f_carambola_5f_logo1" style:display-name="cbola-d-trivia-multi__carambola_logo1" style:family="paragraph" style:parent-style-name="normal" style:default-outline-level="">
      <style:paragraph-properties fo:margin-left="0.0102in" fo:margin-right="0.0311in" fo:margin-top="0in" fo:margin-bottom="0.1043in" loext:contextual-spacing="false" fo:text-indent="0in" style:auto-text-indent="false"/>
    </style:style>
    <style:style style:name="dialog_5f_title1" style:display-name="dialog_title1" style:family="paragraph" style:parent-style-name="normal" style:default-outline-level="">
      <loext:graphic-properties draw:fill="solid" draw:fill-color="#6d84b4"/>
      <style:paragraph-properties fo:background-color="#6d84b4" fo:padding="0in" fo:border="0.74pt solid #365899"/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title_3e_span1" style:display-name="dialog_title&gt;span1" style:family="paragraph" style:parent-style-name="normal" style:default-outline-level="">
      <style:paragraph-properties fo:margin-top="0in" fo:margin-bottom="0.1043in" loext:contextual-spacing="false"/>
    </style:style>
    <style:style style:name="dialog_5f_header1" style:display-name="dialog_header1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none" fo:border-bottom="0.74pt solid #1d4088" style:vertical-align="middle"/>
      <style:text-properties fo:color="#ffffff" style:font-name="Helvetica" fo:font-family="Helvetica" style:font-family-generic="roman" style:font-pitch="variable" fo:font-size="10.5pt" fo:font-weight="bold" style:font-size-asian="10.5pt" style:font-weight-asian="bold" style:font-name-complex="Helvetica1" style:font-family-complex="Helvetica" style:font-family-generic-complex="system" style:font-pitch-complex="variable" style:font-size-complex="10.5pt" style:font-weight-complex="bold"/>
    </style:style>
    <style:style style:name="touchable_5f_button1" style:display-name="touchable_button1" style:family="paragraph" style:parent-style-name="normal" style:default-outline-level="">
      <style:paragraph-properties fo:margin-top="0.0311in" fo:margin-bottom="0.1043in" loext:contextual-spacing="false" style:line-height-at-least="0.1874in" fo:padding-left="0.1252in" fo:padding-right="0.1252in" fo:padding-top="0.0417in" fo:padding-bottom="0.0417in" fo:border="0.74pt solid #29487d"/>
    </style:style>
    <style:style style:name="header_5f_center1" style:display-name="header_center1" style:family="paragraph" style:parent-style-name="normal" style:default-outline-level="">
      <style:paragraph-properties fo:margin-top="0in" fo:margin-bottom="0.1043in" loext:contextual-spacing="false" style:line-height-at-least="0.1874in" fo:text-align="center" style:justify-single-word="false" style:vertical-align="middle"/>
      <style:text-properties fo:color="#ffffff" fo:font-weight="bold" style:font-weight-asian="bold" style:font-weight-complex="bold"/>
    </style:style>
    <style:style style:name="dialog_5f_content1" style:display-name="dialog_content1" style:family="paragraph" style:parent-style-name="normal" style:default-outline-level="">
      <style:paragraph-properties fo:margin-top="0in" fo:margin-bottom="0.1043in" loext:contextual-spacing="false" fo:padding="0in" fo:border-left="0.74pt solid #555555" fo:border-right="0.74pt solid #555555" fo:border-top="0.26pt solid #555555" fo:border-bottom="0.26pt solid #555555"/>
    </style:style>
    <style:style style:name="dialog_5f_footer1" style:display-name="dialog_footer1" style:family="paragraph" style:parent-style-name="normal" style:default-outline-level="">
      <loext:graphic-properties draw:fill="solid" draw:fill-color="#f6f7f9"/>
      <style:paragraph-properties fo:margin-top="0in" fo:margin-bottom="0.1043in" loext:contextual-spacing="false" fo:background-color="#f6f7f9" fo:padding="0in" fo:border-left="0.74pt solid #555555" fo:border-right="0.74pt solid #555555" fo:border-top="0.74pt solid #cccccc" fo:border-bottom="0.74pt solid #555555"/>
    </style:style>
    <style:style style:name="fb_5f_loader1" style:display-name="fb_loader1" style:family="paragraph" style:parent-style-name="normal" style:default-outline-level="">
      <style:paragraph-properties fo:margin-left="-0.1665in" fo:margin-right="0in" fo:margin-top="0in" fo:margin-bottom="0.1043in" loext:contextual-spacing="false" fo:text-indent="0in" style:auto-text-indent="false"/>
    </style:style>
    <style:style style:name="HTML_20_Top_20_of_20_Form" style:display-name="HTML Top of Form" style:family="paragraph" style:parent-style-name="normal" style:next-style-name="Standard" style:default-outline-level="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normal" style:nex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cbola-ghost-center-inner" style:family="paragraph" style:parent-style-name="normal" style:default-outline-level="">
      <style:paragraph-properties fo:margin-top="0in" fo:margin-bottom="0.1043in" loext:contextual-spacing="false"/>
    </style:style>
    <style:style style:name="subscribe-form" style:family="paragraph" style:parent-style-name="normal" style:default-outline-level="">
      <style:paragraph-properties fo:margin-top="0in" fo:margin-bottom="0.1043in" loext:contextual-spacing="false"/>
    </style:style>
    <style:style style:name="ml-block-form" style:family="paragraph" style:parent-style-name="normal" style:default-outline-level="">
      <style:paragraph-properties fo:margin-top="0in" fo:margin-bottom="0.1043in" loext:contextual-spacing="false"/>
    </style:style>
    <style:style style:name="form-section" style:family="paragraph" style:parent-style-name="normal" style:default-outline-level="">
      <style:paragraph-properties fo:margin-top="0in" fo:margin-bottom="0.1043in" loext:contextual-spacing="false"/>
    </style:style>
    <style:style style:name="confirmation_5f_checkbox" style:display-name="confirmation_checkbox" style:family="paragraph" style:parent-style-name="normal" style:default-outline-level="">
      <style:paragraph-properties fo:margin-top="0in" fo:margin-bottom="0.1043in" loext:contextual-spacing="false"/>
    </style:style>
    <style:style style:name="form-group" style:family="paragraph" style:parent-style-name="normal" style:default-outline-level="">
      <style:paragraph-properties fo:margin-top="0in" fo:margin-bottom="0.1043in" loext:contextual-spacing="false"/>
    </style:style>
    <style:style style:name="label2" style:family="paragraph" style:parent-style-name="normal" style:default-outline-level="">
      <loext:graphic-properties draw:fill="solid" draw:fill-color="#999999"/>
      <style:paragraph-properties fo:margin-top="0in" fo:margin-bottom="0.1043in" loext:contextual-spacing="false" fo:background-color="#999999" style:vertical-align="baseline"/>
      <style:text-properties fo:color="#ffffff" fo:font-size="9pt" fo:font-weight="bold" style:font-size-asian="9pt" style:font-weight-asian="bold" style:font-size-complex="9pt" style:font-weight-complex="bold"/>
    </style:style>
    <style:style style:name="top-head-description2" style:family="paragraph" style:parent-style-name="normal" style:default-outline-level="">
      <style:paragraph-properties fo:margin-top="0.0835in" fo:margin-bottom="0.0626in" loext:contextual-spacing="false"/>
      <style:text-properties fo:color="#bababa" fo:font-size="10.5pt" style:font-size-asian="10.5pt" style:font-size-complex="10.5pt"/>
    </style:style>
    <style:style style:name="symbol2" style:family="paragraph" style:parent-style-name="normal" style:default-outline-level="">
      <style:paragraph-properties fo:margin-left="0.052in" fo:margin-right="0in" fo:margin-top="0.052in" fo:margin-bottom="0.0626in" loext:contextual-spacing="false" fo:text-align="center" style:justify-single-word="false" fo:text-indent="0in" style:auto-text-indent="false"/>
      <style:text-properties style:font-name="FontAwesome" fo:font-family="FontAwesome" style:font-family-generic="roman" style:font-pitch="variable"/>
    </style:style>
    <style:style style:name="navbar-inner6" style:family="paragraph" style:parent-style-name="normal" style:default-outline-level="">
      <loext:graphic-properties draw:fill="solid" draw:fill-color="#b6b6b6"/>
      <style:paragraph-properties fo:margin-top="0in" fo:margin-bottom="0.1043in" loext:contextual-spacing="false" fo:background-color="#b6b6b6" fo:padding="0in" fo:border-left="0.74pt solid #666666" fo:border-right="0.74pt solid #666666" fo:border-top="0.74pt solid #888888" fo:border-bottom="0.74pt solid #666666"/>
    </style:style>
    <style:style style:name="nav_3e_li2" style:display-name="nav&gt;li2" style:family="paragraph" style:parent-style-name="normal" style:default-outline-level="">
      <style:paragraph-properties fo:margin-top="0in" fo:margin-bottom="0.1043in" loext:contextual-spacing="false" fo:padding="0in" fo:border-left="none" fo:border-right="0.74pt solid #b6b6b6" fo:border-top="none" fo:border-bottom="none"/>
    </style:style>
    <style:style style:name="nav_3e_li_3e_a3" style:display-name="nav&gt;li&gt;a3" style:family="paragraph" style:parent-style-name="normal" style:default-outline-level="">
      <style:paragraph-properties fo:margin-top="0in" fo:margin-bottom="0.1043in" loext:contextual-spacing="false"/>
      <style:text-properties fo:color="#ffffff" fo:font-size="13pt" style:font-size-asian="13pt" style:font-size-complex="13pt"/>
    </style:style>
    <style:style style:name="nav_3e_li_3e_a4" style:display-name="nav&gt;li&gt;a4" style:family="paragraph" style:parent-style-name="normal" style:default-outline-level="">
      <loext:graphic-properties draw:fill="solid" draw:fill-color="#666666"/>
      <style:paragraph-properties fo:margin-top="0in" fo:margin-bottom="0.1043in" loext:contextual-spacing="false" fo:background-color="#666666"/>
      <style:text-properties fo:color="#f6f6f6" fo:font-size="13pt" style:font-size-asian="13pt" style:font-size-complex="13pt"/>
    </style:style>
    <style:style style:name="active_3e_a2" style:display-name="active&gt;a2" style:family="paragraph" style:parent-style-name="normal" style:default-outline-level="">
      <loext:graphic-properties draw:fill="solid" draw:fill-color="#717171"/>
      <style:paragraph-properties fo:margin-top="0in" fo:margin-bottom="0.1043in" loext:contextual-spacing="false" fo:background-color="#717171"/>
      <style:text-properties fo:color="#ffffff"/>
    </style:style>
    <style:style style:name="current_5f_page_5f_item_3e_a2" style:display-name="current_page_item&gt;a2" style:family="paragraph" style:parent-style-name="normal" style:default-outline-level="">
      <loext:graphic-properties draw:fill="solid" draw:fill-color="#717171"/>
      <style:paragraph-properties fo:margin-top="0in" fo:margin-bottom="0.1043in" loext:contextual-spacing="false" fo:background-color="#717171"/>
      <style:text-properties fo:color="#ffffff"/>
    </style:style>
    <style:style style:name="btn-navbar3" style:family="paragraph" style:parent-style-name="normal" style:default-outline-level="">
      <loext:graphic-properties draw:fill="solid" draw:fill-color="#ededed"/>
      <style:paragraph-properties fo:margin-left="0.052in" fo:margin-right="0.052in" fo:margin-top="0in" fo:margin-bottom="0.052in" loext:contextual-spacing="false" fo:text-indent="0in" style:auto-text-indent="false" fo:background-color="#ededed"/>
      <style:text-properties fo:color="#ffffff" text:display="none"/>
    </style:style>
    <style:style style:name="nav_3e_li_3e_ul_3e_li_3e_ul2" style:display-name="nav&gt;li&gt;ul&gt;li&gt;ul2" style:family="paragraph" style:parent-style-name="normal" style:default-outline-level="">
      <loext:graphic-properties draw:fill="solid" draw:fill-color="#666666"/>
      <style:paragraph-properties fo:margin-top="0in" fo:margin-bottom="0.1043in" loext:contextual-spacing="false" fo:background-color="#666666"/>
      <style:text-properties text:display="none"/>
    </style:style>
    <style:style style:name="glyphicon2" style:family="paragraph" style:parent-style-name="normal" style:default-outline-level="">
      <style:paragraph-properties fo:margin-left="0.1043in" fo:margin-right="0in" fo:margin-top="0in" fo:margin-bottom="0.1043in" loext:contextual-spacing="false" fo:text-indent="0in" style:auto-text-indent="false"/>
      <style:text-properties fo:color="#ffffff" style:font-name="Glyphicons Halflings" fo:font-family="'Glyphicons Halflings'" style:font-family-generic="roman" style:font-pitch="variable" fo:font-size="19pt" style:font-size-asian="19pt" style:font-size-complex="19pt"/>
    </style:style>
    <style:style style:name="glyphicon-file2" style:family="paragraph" style:parent-style-name="normal" style:default-outline-level="">
      <style:paragraph-properties fo:margin-top="0in" fo:margin-bottom="0.1043in" loext:contextual-spacing="false"/>
    </style:style>
    <style:style style:name="wp-caption-text2" style:family="paragraph" style:parent-style-name="normal" style:default-outline-level="">
      <style:paragraph-properties style:line-height-at-least="0.1772in"/>
      <style:text-properties fo:font-size="8.5pt" style:font-size-asian="8.5pt" style:font-size-complex="8.5pt"/>
    </style:style>
    <style:style style:name="navigation2" style:family="paragraph" style:parent-style-name="normal" style:default-outline-level="">
      <style:paragraph-properties fo:margin-top="0in" fo:margin-bottom="0.1043in" loext:contextual-spacing="false"/>
    </style:style>
    <style:style style:name="widget-container3" style:family="paragraph" style:parent-style-name="normal" style:default-outline-level="">
      <loext:graphic-properties draw:fill="solid" draw:fill-color="#fdfdfd"/>
      <style:paragraph-properties fo:margin-top="0in" fo:margin-bottom="0.1043in" loext:contextual-spacing="false" fo:background-color="#fdfdfd" fo:padding-left="0in" fo:padding-right="0in" fo:padding-top="0in" fo:padding-bottom="0.1528in" fo:border="0.74pt solid #eaeaea"/>
    </style:style>
    <style:style style:name="tagcloud2" style:family="paragraph" style:parent-style-name="normal" style:default-outline-level="">
      <style:paragraph-properties fo:margin-top="0in" fo:margin-bottom="0.1043in" loext:contextual-spacing="false"/>
    </style:style>
    <style:style style:name="widget_5f_search2" style:display-name="widget_search2" style:family="paragraph" style:parent-style-name="normal" style:default-outline-level="">
      <style:paragraph-properties fo:margin-top="0in" fo:margin-bottom="0.1043in" loext:contextual-spacing="false"/>
    </style:style>
    <style:style style:name="widget-container4" style:family="paragraph" style:parent-style-name="normal" style:default-outline-level="">
      <style:paragraph-properties fo:margin-top="0in" fo:margin-bottom="0.1043in" loext:contextual-spacing="false"/>
      <style:text-properties fo:color="#ffffff"/>
    </style:style>
    <style:style style:name="btn-primary2" style:family="paragraph" style:parent-style-name="normal" style:default-outline-level="">
      <loext:graphic-properties draw:fill="solid" draw:fill-color="#6fb7d6"/>
      <style:paragraph-properties fo:margin-top="0in" fo:margin-bottom="0.1043in" loext:contextual-spacing="false" fo:background-color="#6fb7d6" fo:padding="0in" fo:border="0.74pt solid #2b7a9f"/>
      <style:text-properties fo:color="#ffffff"/>
    </style:style>
    <style:style style:name="btn9" style:family="paragraph" style:parent-style-name="normal" style:default-outline-level="">
      <loext:graphic-properties draw:fill="solid" draw:fill-color="#3599c7"/>
      <style:paragraph-properties style:line-height-at-least="0.2083in" fo:text-align="center" style:justify-single-word="false" fo:background-color="#3599c7" fo:padding-left="0.1252in" fo:padding-right="0.1252in" fo:padding-top="0.0417in" fo:padding-bottom="0.0417in" fo:border="0.74pt solid #c5c5c5" style:vertical-align="middle"/>
      <style:text-properties fo:color="#ffffff" fo:font-size="10.5pt" style:font-size-asian="10.5pt" style:font-size-complex="10.5pt"/>
    </style:style>
    <style:style style:name="portfolio-item2" style:family="paragraph" style:parent-style-name="normal" style:default-outline-level="">
      <style:paragraph-properties fo:margin-top="0in" fo:margin-bottom="0.1043in" loext:contextual-spacing="false"/>
    </style:style>
    <style:style style:name="tweet2" style:family="paragraph" style:parent-style-name="normal" style:default-outline-level="">
      <loext:graphic-properties draw:fill="solid" draw:fill-color="#9f9f9f"/>
      <style:paragraph-properties fo:background-color="#9f9f9f"/>
      <style:text-properties fo:color="#000000" fo:font-size="9pt" style:font-size-asian="9pt" style:font-size-complex="9pt"/>
    </style:style>
    <style:style style:name="twitter-img2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 fo:padding="0.028in" fo:border="1.5pt solid #9f9f9f"/>
    </style:style>
    <style:style style:name="twitter-followers2" style:family="paragraph" style:parent-style-name="normal" style:default-outline-level="">
      <style:paragraph-properties fo:margin-left="0.0626in" fo:margin-right="0in" fo:margin-top="0.052in" fo:margin-bottom="0in" loext:contextual-spacing="false" style:line-height-at-least="0.1665in" fo:text-indent="0in" style:auto-text-indent="false"/>
      <style:text-properties fo:color="#000000" fo:font-size="6pt" style:font-size-asian="6pt" style:font-size-complex="6pt"/>
    </style:style>
    <style:style style:name="carousel-control2" style:family="paragraph" style:parent-style-name="normal" style:default-outline-level="">
      <loext:graphic-properties draw:fill="solid" draw:fill-color="#222222"/>
      <style:paragraph-properties fo:margin-top="0in" fo:margin-bottom="0.1043in" loext:contextual-spacing="false" style:line-height-at-least="0.3126in" fo:text-align="center" style:justify-single-word="false" fo:background-color="#222222"/>
      <style:text-properties fo:color="#ffffff" fo:font-size="45pt" style:font-size-asian="45pt" style:font-size-complex="45pt"/>
    </style:style>
    <style:style style:name="carousel-caption2" style:family="paragraph" style:parent-style-name="normal" style:default-outline-level="">
      <loext:graphic-properties draw:fill="solid" draw:fill-color="#333333"/>
      <style:paragraph-properties fo:margin-top="0in" fo:margin-bottom="0.1043in" loext:contextual-spacing="false" fo:background-color="#333333"/>
    </style:style>
    <style:style style:name="post-container2" style:family="paragraph" style:parent-style-name="normal" style:default-outline-level="">
      <loext:graphic-properties draw:fill="solid" draw:fill-color="#fdfdfd"/>
      <style:paragraph-properties fo:margin-top="0in" fo:margin-bottom="0.3126in" loext:contextual-spacing="false" fo:background-color="#fdfdfd" fo:padding="0in" fo:border="0.74pt solid #eaeaea"/>
    </style:style>
    <style:style style:name="featured-image2" style:family="paragraph" style:parent-style-name="normal" style:default-outline-level="">
      <style:paragraph-properties fo:margin-left="0in" fo:margin-right="0.1043in" fo:margin-top="0in" fo:margin-bottom="0.1043in" loext:contextual-spacing="false" fo:text-indent="0in" style:auto-text-indent="false"/>
    </style:style>
    <style:style style:name="magazine-metadata2" style:family="paragraph" style:parent-style-name="normal" style:default-outline-level="">
      <style:paragraph-properties fo:margin-top="0in" fo:margin-bottom="0.1563in" loext:contextual-spacing="false"/>
    </style:style>
    <style:style style:name="yarpp_5f_help_5f_msg2" style:display-name="yarpp_help_msg2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text-align="justify" style:justify-single-word="false" fo:background-color="#ffffff" fo:padding-left="0.1528in" fo:padding-right="0.1528in" fo:padding-top="0.111in" fo:padding-bottom="0.111in" fo:border="0.74pt solid #d0d0d0"/>
    </style:style>
    <style:style style:name="mailerlite-form-description2" style:family="paragraph" style:parent-style-name="normal" style:default-outline-level="">
      <style:paragraph-properties fo:margin-top="0in" fo:margin-bottom="0.1043in" loext:contextual-spacing="false"/>
    </style:style>
    <style:style style:name="mailerlite-form-field2" style:family="paragraph" style:parent-style-name="normal" style:default-outline-level="">
      <style:paragraph-properties fo:margin-top="0in" fo:margin-bottom="0.1043in" loext:contextual-spacing="false"/>
    </style:style>
    <style:style style:name="mailerlite-subscribe-button-container2" style:family="paragraph" style:parent-style-name="normal" style:default-outline-level="">
      <style:paragraph-properties fo:margin-top="0in" fo:margin-bottom="0.1043in" loext:contextual-spacing="false" fo:text-align="center" style:justify-single-word="false"/>
    </style:style>
    <style:style style:name="column-width-42" style:family="paragraph" style:parent-style-name="normal" style:default-outline-level="">
      <style:paragraph-properties fo:margin-top="0in" fo:margin-bottom="0.1043in" loext:contextual-spacing="false"/>
    </style:style>
    <style:style style:name="column-width-62" style:family="paragraph" style:parent-style-name="normal" style:default-outline-level="">
      <style:paragraph-properties fo:margin-top="0in" fo:margin-bottom="0.1043in" loext:contextual-spacing="false"/>
    </style:style>
    <style:style style:name="post2" style:family="paragraph" style:parent-style-name="normal" style:default-outline-level="">
      <style:paragraph-properties fo:margin-left="0.1043in" fo:margin-right="0.1043in" fo:margin-top="0.1043in" fo:margin-bottom="0.2083in" loext:contextual-spacing="false" fo:text-indent="0in" style:auto-text-indent="false"/>
    </style:style>
    <style:style style:name="post-title2" style:family="paragraph" style:parent-style-name="normal" style:default-outline-level="">
      <style:paragraph-properties fo:margin-top="0in" fo:margin-bottom="0.1043in" loext:contextual-spacing="false"/>
      <style:text-properties fo:font-size="24pt" style:font-size-asian="24pt" style:font-size-complex="24pt"/>
    </style:style>
    <style:style style:name="jcarousel-container-vertical2" style:family="paragraph" style:parent-style-name="normal" style:default-outline-level="">
      <style:paragraph-properties fo:margin-top="0in" fo:margin-bottom="0.1043in" loext:contextual-spacing="false"/>
    </style:style>
    <style:style style:name="jcarousel-clip-vertical2" style:family="paragraph" style:parent-style-name="normal" style:default-outline-level="">
      <style:paragraph-properties fo:margin-top="0in" fo:margin-bottom="0.1043in" loext:contextual-spacing="false"/>
    </style:style>
    <style:style style:name="jcarousel-item2" style:family="paragraph" style:parent-style-name="normal" style:default-outline-level="">
      <style:paragraph-properties fo:margin-top="0in" fo:margin-bottom="0.1043in" loext:contextual-spacing="false"/>
    </style:style>
    <style:style style:name="jcarousel-item-vertical2" style:family="paragraph" style:parent-style-name="normal" style:default-outline-level="">
      <style:paragraph-properties fo:margin-top="0in" fo:margin-bottom="0.0835in" loext:contextual-spacing="false"/>
    </style:style>
    <style:style style:name="jcarousel-item-placeholder2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/>
      <style:text-properties fo:color="#000000"/>
    </style:style>
    <style:style style:name="jcarousel-next-vertical2" style:family="paragraph" style:parent-style-name="normal" style:default-outline-level="">
      <style:paragraph-properties fo:margin-top="0in" fo:margin-bottom="0.1043in" loext:contextual-spacing="false"/>
    </style:style>
    <style:style style:name="jcarousel-prev-vertical2" style:family="paragraph" style:parent-style-name="normal" style:default-outline-level="">
      <style:paragraph-properties fo:margin-top="0in" fo:margin-bottom="0.1043in" loext:contextual-spacing="false"/>
    </style:style>
    <style:style style:name="container6" style:family="paragraph" style:parent-style-name="normal" style:default-outline-level="">
      <style:paragraph-properties fo:margin-top="0in" fo:margin-bottom="0.1043in" loext:contextual-spacing="false"/>
    </style:style>
    <style:style style:name="container7" style:family="paragraph" style:parent-style-name="normal" style:default-outline-level="">
      <style:paragraph-properties fo:margin-top="0in" fo:margin-bottom="0.1043in" loext:contextual-spacing="false"/>
    </style:style>
    <style:style style:name="container8" style:family="paragraph" style:parent-style-name="normal" style:default-outline-level="">
      <style:paragraph-properties fo:margin-top="0in" fo:margin-bottom="0.1043in" loext:contextual-spacing="false"/>
    </style:style>
    <style:style style:name="span122" style:family="paragraph" style:parent-style-name="normal" style:default-outline-level="">
      <style:paragraph-properties fo:margin-top="0in" fo:margin-bottom="0.1043in" loext:contextual-spacing="false"/>
    </style:style>
    <style:style style:name="span112" style:family="paragraph" style:parent-style-name="normal" style:default-outline-level="">
      <style:paragraph-properties fo:margin-top="0in" fo:margin-bottom="0.1043in" loext:contextual-spacing="false"/>
    </style:style>
    <style:style style:name="span102" style:family="paragraph" style:parent-style-name="normal" style:default-outline-level="">
      <style:paragraph-properties fo:margin-top="0in" fo:margin-bottom="0.1043in" loext:contextual-spacing="false"/>
    </style:style>
    <style:style style:name="span92" style:family="paragraph" style:parent-style-name="normal" style:default-outline-level="">
      <style:paragraph-properties fo:margin-top="0in" fo:margin-bottom="0.1043in" loext:contextual-spacing="false"/>
    </style:style>
    <style:style style:name="span82" style:family="paragraph" style:parent-style-name="normal" style:default-outline-level="">
      <style:paragraph-properties fo:margin-top="0in" fo:margin-bottom="0.1043in" loext:contextual-spacing="false"/>
    </style:style>
    <style:style style:name="span72" style:family="paragraph" style:parent-style-name="normal" style:default-outline-level="">
      <style:paragraph-properties fo:margin-top="0in" fo:margin-bottom="0.1043in" loext:contextual-spacing="false"/>
    </style:style>
    <style:style style:name="span62" style:family="paragraph" style:parent-style-name="normal" style:default-outline-level="">
      <style:paragraph-properties fo:margin-top="0in" fo:margin-bottom="0.1043in" loext:contextual-spacing="false"/>
    </style:style>
    <style:style style:name="span52" style:family="paragraph" style:parent-style-name="normal" style:default-outline-level="">
      <style:paragraph-properties fo:margin-top="0in" fo:margin-bottom="0.1043in" loext:contextual-spacing="false"/>
    </style:style>
    <style:style style:name="span42" style:family="paragraph" style:parent-style-name="normal" style:default-outline-level="">
      <style:paragraph-properties fo:margin-top="0in" fo:margin-bottom="0.1043in" loext:contextual-spacing="false"/>
    </style:style>
    <style:style style:name="span32" style:family="paragraph" style:parent-style-name="normal" style:default-outline-level="">
      <style:paragraph-properties fo:margin-top="0in" fo:margin-bottom="0.1043in" loext:contextual-spacing="false"/>
    </style:style>
    <style:style style:name="span22" style:family="paragraph" style:parent-style-name="normal" style:default-outline-level="">
      <style:paragraph-properties fo:margin-top="0in" fo:margin-bottom="0.1043in" loext:contextual-spacing="false"/>
    </style:style>
    <style:style style:name="span14" style:family="paragraph" style:parent-style-name="normal" style:default-outline-level="">
      <style:paragraph-properties fo:margin-top="0in" fo:margin-bottom="0.1043in" loext:contextual-spacing="false"/>
    </style:style>
    <style:style style:name="offset122" style:family="paragraph" style:parent-style-name="normal" style:default-outline-level="">
      <style:paragraph-properties fo:margin-left="19.048in" fo:margin-right="0in" fo:margin-top="0in" fo:margin-bottom="0.1043in" loext:contextual-spacing="false" fo:text-indent="0in" style:auto-text-indent="false"/>
    </style:style>
    <style:style style:name="offset112" style:family="paragraph" style:parent-style-name="normal" style:default-outline-level="">
      <style:paragraph-properties fo:margin-left="17.45in" fo:margin-right="0in" fo:margin-top="0in" fo:margin-bottom="0.1043in" loext:contextual-spacing="false" fo:text-indent="0in" style:auto-text-indent="false"/>
    </style:style>
    <style:style style:name="offset102" style:family="paragraph" style:parent-style-name="normal" style:default-outline-level="">
      <style:paragraph-properties fo:margin-left="15.9362in" fo:margin-right="0in" fo:margin-top="0in" fo:margin-bottom="0.1043in" loext:contextual-spacing="false" fo:text-indent="0in" style:auto-text-indent="false"/>
    </style:style>
    <style:style style:name="offset92" style:family="paragraph" style:parent-style-name="normal" style:default-outline-level="">
      <style:paragraph-properties fo:margin-left="14.3382in" fo:margin-right="0in" fo:margin-top="0in" fo:margin-bottom="0.1043in" loext:contextual-spacing="false" fo:text-indent="0in" style:auto-text-indent="false"/>
    </style:style>
    <style:style style:name="offset82" style:family="paragraph" style:parent-style-name="normal" style:default-outline-level="">
      <style:paragraph-properties fo:margin-left="12.8252in" fo:margin-right="0in" fo:margin-top="0in" fo:margin-bottom="0.1043in" loext:contextual-spacing="false" fo:text-indent="0in" style:auto-text-indent="false"/>
    </style:style>
    <style:style style:name="offset72" style:family="paragraph" style:parent-style-name="normal" style:default-outline-level="">
      <style:paragraph-properties fo:margin-left="11.2264in" fo:margin-right="0in" fo:margin-top="0in" fo:margin-bottom="0.1043in" loext:contextual-spacing="false" fo:text-indent="0in" style:auto-text-indent="false"/>
    </style:style>
    <style:style style:name="offset62" style:family="paragraph" style:parent-style-name="normal" style:default-outline-level="">
      <style:paragraph-properties fo:margin-left="9.7134in" fo:margin-right="0in" fo:margin-top="0in" fo:margin-bottom="0.1043in" loext:contextual-spacing="false" fo:text-indent="0in" style:auto-text-indent="false"/>
    </style:style>
    <style:style style:name="offset52" style:family="paragraph" style:parent-style-name="normal" style:default-outline-level="">
      <style:paragraph-properties fo:margin-left="8.1146in" fo:margin-right="0in" fo:margin-top="0in" fo:margin-bottom="0.1043in" loext:contextual-spacing="false" fo:text-indent="0in" style:auto-text-indent="false"/>
    </style:style>
    <style:style style:name="offset42" style:family="paragraph" style:parent-style-name="normal" style:default-outline-level="">
      <style:paragraph-properties fo:margin-left="6.6016in" fo:margin-right="0in" fo:margin-top="0in" fo:margin-bottom="0.1043in" loext:contextual-spacing="false" fo:text-indent="0in" style:auto-text-indent="false"/>
    </style:style>
    <style:style style:name="offset32" style:family="paragraph" style:parent-style-name="normal" style:default-outline-level="">
      <style:paragraph-properties fo:margin-left="5.0028in" fo:margin-right="0in" fo:margin-top="0in" fo:margin-bottom="0.1043in" loext:contextual-spacing="false" fo:text-indent="0in" style:auto-text-indent="false"/>
    </style:style>
    <style:style style:name="offset22" style:family="paragraph" style:parent-style-name="normal" style:default-outline-level="">
      <style:paragraph-properties fo:margin-left="3.4898in" fo:margin-right="0in" fo:margin-top="0in" fo:margin-bottom="0.1043in" loext:contextual-spacing="false" fo:text-indent="0in" style:auto-text-indent="false"/>
    </style:style>
    <style:style style:name="offset14" style:family="paragraph" style:parent-style-name="normal" style:default-outline-level="">
      <style:paragraph-properties fo:margin-left="1.8917in" fo:margin-right="0in" fo:margin-top="0in" fo:margin-bottom="0.1043in" loext:contextual-spacing="false" fo:text-indent="0in" style:auto-text-indent="false"/>
    </style:style>
    <style:style style:name="uneditable-input6" style:family="paragraph" style:parent-style-name="normal" style:default-outline-level="">
      <loext:graphic-properties draw:fill="solid" draw:fill-color="#fcfcfc"/>
      <style:paragraph-properties fo:background-color="#fcfcfc" style:vertical-align="top"/>
      <style:text-properties fo:color="#999999" fo:font-size="10.5pt" style:font-size-asian="10.5pt" style:font-size-complex="10.5pt"/>
    </style:style>
    <style:style style:name="uneditable-input7" style:family="paragraph" style:parent-style-name="normal" style:default-outline-level="">
      <loext:graphic-properties draw:fill="solid" draw:fill-color="#fcfcfc"/>
      <style:paragraph-properties fo:background-color="#fcfcfc" style:vertical-align="top"/>
      <style:text-properties fo:color="#999999" fo:font-size="10.5pt" style:font-size-asian="10.5pt" style:font-size-complex="10.5pt"/>
    </style:style>
    <style:style style:name="dropdown-menu5" style:family="paragraph" style:parent-style-name="normal" style:default-outline-level="">
      <loext:graphic-properties draw:fill="solid" draw:fill-color="#ffffff"/>
      <style:paragraph-properties fo:margin-top="0.0209in" fo:margin-bottom="0in" loext:contextual-spacing="false" fo:background-color="#ffffff" fo:padding-left="0in" fo:padding-right="0in" fo:padding-top="0.0555in" fo:padding-bottom="0.0555in" fo:border="0.74pt solid #cccccc"/>
      <style:text-properties fo:font-size="10.5pt" style:font-size-asian="10.5pt" style:font-size-complex="10.5pt" text:display="none"/>
    </style:style>
    <style:style style:name="dropdown-menu6" style:family="paragraph" style:parent-style-name="normal" style:default-outline-level="">
      <loext:graphic-properties draw:fill="solid" draw:fill-color="#ffffff"/>
      <style:paragraph-properties fo:margin-top="0.0209in" fo:margin-bottom="0in" loext:contextual-spacing="false" fo:background-color="#ffffff" fo:padding-left="0in" fo:padding-right="0in" fo:padding-top="0.0555in" fo:padding-bottom="0.0555in" fo:border="0.74pt solid #cccccc"/>
      <style:text-properties fo:font-size="10.5pt" style:font-size-asian="10.5pt" style:font-size-complex="10.5pt" text:display="none"/>
    </style:style>
    <style:style style:name="add-on3" style:family="paragraph" style:parent-style-name="normal" style:default-outline-level="">
      <loext:graphic-properties draw:fill="solid" draw:fill-color="#eeeeee"/>
      <style:paragraph-properties fo:margin-left="-0.0102in" fo:margin-right="0in" fo:margin-top="0in" fo:margin-bottom="0.1043in" loext:contextual-spacing="false" style:line-height-at-least="0.2083in" fo:text-align="center" style:justify-single-word="false" fo:text-indent="0in" style:auto-text-indent="false" fo:background-color="#eeeeee" fo:padding-left="0.0555in" fo:padding-right="0.0555in" fo:padding-top="0.0417in" fo:padding-bottom="0.0417in" fo:border="0.74pt solid #cccccc"/>
      <style:text-properties fo:font-size="10.5pt" style:font-size-asian="10.5pt" style:font-size-complex="10.5pt"/>
    </style:style>
    <style:style style:name="add-on4" style:family="paragraph" style:parent-style-name="normal" style:default-outline-level="">
      <loext:graphic-properties draw:fill="solid" draw:fill-color="#eeeeee"/>
      <style:paragraph-properties fo:margin-left="0in" fo:margin-right="-0.0102in" fo:margin-top="0in" fo:margin-bottom="0.1043in" loext:contextual-spacing="false" style:line-height-at-least="0.2083in" fo:text-align="center" style:justify-single-word="false" fo:text-indent="0in" style:auto-text-indent="false" fo:background-color="#eeeeee" fo:padding-left="0.0555in" fo:padding-right="0.0555in" fo:padding-top="0.0417in" fo:padding-bottom="0.0417in" fo:border="0.74pt solid #cccccc"/>
      <style:text-properties fo:font-size="10.5pt" style:font-size-asian="10.5pt" style:font-size-complex="10.5pt"/>
    </style:style>
    <style:style style:name="active3" style:family="paragraph" style:parent-style-name="normal" style:default-outline-level="">
      <loext:graphic-properties draw:fill="solid" draw:fill-color="#a9dba9"/>
      <style:paragraph-properties fo:margin-top="0in" fo:margin-bottom="0.1043in" loext:contextual-spacing="false" fo:background-color="#a9dba9"/>
    </style:style>
    <style:style style:name="active4" style:family="paragraph" style:parent-style-name="normal" style:default-outline-level="">
      <loext:graphic-properties draw:fill="solid" draw:fill-color="#a9dba9"/>
      <style:paragraph-properties fo:margin-top="0in" fo:margin-bottom="0.1043in" loext:contextual-spacing="false" fo:background-color="#a9dba9"/>
    </style:style>
    <style:style style:name="btn10" style:family="paragraph" style:parent-style-name="normal" style:default-outline-level="">
      <loext:graphic-properties draw:fill="solid" draw:fill-color="#f5f5f5"/>
      <style:paragraph-properties fo:margin-left="0in" fo:margin-right="-0.0102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11" style:family="paragraph" style:parent-style-name="normal" style:default-outline-level="">
      <loext:graphic-properties draw:fill="solid" draw:fill-color="#f5f5f5"/>
      <style:paragraph-properties fo:margin-left="-0.0102in" fo:margin-right="0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-group3" style:family="paragraph" style:parent-style-name="normal" style:default-outline-level="">
      <style:paragraph-properties fo:margin-left="-0.0102in" fo:margin-right="0in" fo:margin-top="0in" fo:margin-bottom="0.1043in" loext:contextual-spacing="false" fo:text-indent="0in" style:auto-text-indent="false" style:vertical-align="middle"/>
      <style:text-properties fo:font-size="1pt" style:font-size-asian="1pt" style:font-size-complex="1pt"/>
    </style:style>
    <style:style style:name="help-inline4" style:family="paragraph" style:parent-style-name="normal" style:default-outline-level="">
      <style:paragraph-properties style:vertical-align="middle"/>
      <style:text-properties fo:color="#595959"/>
    </style:style>
    <style:style style:name="help-inline5" style:family="paragraph" style:parent-style-name="normal" style:default-outline-level="">
      <style:paragraph-properties style:vertical-align="middle"/>
      <style:text-properties fo:color="#595959"/>
    </style:style>
    <style:style style:name="help-inline6" style:family="paragraph" style:parent-style-name="normal" style:default-outline-level="">
      <style:paragraph-properties style:vertical-align="middle"/>
      <style:text-properties fo:color="#595959"/>
    </style:style>
    <style:style style:name="uneditable-input8" style:family="paragraph" style:parent-style-name="normal" style:default-outline-level="">
      <loext:graphic-properties draw:fill="solid" draw:fill-color="#fcfcfc"/>
      <style:paragraph-properties fo:background-color="#fcfcfc" style:vertical-align="middle"/>
      <style:text-properties fo:color="#999999"/>
    </style:style>
    <style:style style:name="uneditable-input9" style:family="paragraph" style:parent-style-name="normal" style:default-outline-level="">
      <loext:graphic-properties draw:fill="solid" draw:fill-color="#fcfcfc"/>
      <style:paragraph-properties fo:background-color="#fcfcfc" style:vertical-align="middle"/>
      <style:text-properties fo:color="#999999"/>
    </style:style>
    <style:style style:name="uneditable-input10" style:family="paragraph" style:parent-style-name="normal" style:default-outline-level="">
      <loext:graphic-properties draw:fill="solid" draw:fill-color="#fcfcfc"/>
      <style:paragraph-properties fo:background-color="#fcfcfc" style:vertical-align="middle"/>
      <style:text-properties fo:color="#999999"/>
    </style:style>
    <style:style style:name="input-prepend5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prepend6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prepend7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append5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append6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input-append7" style:family="paragraph" style:parent-style-name="normal" style:default-outline-level="">
      <style:paragraph-properties style:vertical-align="middle"/>
      <style:text-properties fo:font-size="1pt" style:font-size-asian="1pt" style:font-size-complex="1pt"/>
    </style:style>
    <style:style style:name="hide4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hide5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hide6" style:family="paragraph" style:parent-style-name="normal" style:default-outline-level="">
      <style:paragraph-properties fo:margin-top="0in" fo:margin-bottom="0.1043in" loext:contextual-spacing="false"/>
      <style:text-properties text:display="none"/>
    </style:style>
    <style:style style:name="radio4" style:family="paragraph" style:parent-style-name="normal" style:default-outline-level="">
      <style:paragraph-properties style:vertical-align="middle"/>
    </style:style>
    <style:style style:name="checkbox4" style:family="paragraph" style:parent-style-name="normal" style:default-outline-level="">
      <style:paragraph-properties style:vertical-align="middle"/>
    </style:style>
    <style:style style:name="radio5" style:family="paragraph" style:parent-style-name="normal" style:default-outline-level="">
      <style:paragraph-properties style:vertical-align="middle"/>
    </style:style>
    <style:style style:name="checkbox5" style:family="paragraph" style:parent-style-name="normal" style:default-outline-level="">
      <style:paragraph-properties style:vertical-align="middle"/>
    </style:style>
    <style:style style:name="control-group2" style:family="paragraph" style:parent-style-name="normal" style:default-outline-level="">
      <style:paragraph-properties fo:margin-top="0in" fo:margin-bottom="0.2083in" loext:contextual-spacing="false"/>
    </style:style>
    <style:style style:name="control-label2" style:family="paragraph" style:parent-style-name="normal" style:default-outline-level="">
      <style:paragraph-properties fo:margin-top="0in" fo:margin-bottom="0.1043in" loext:contextual-spacing="false" fo:text-align="end" style:justify-single-word="false"/>
    </style:style>
    <style:style style:name="controls2" style:family="paragraph" style:parent-style-name="normal" style:default-outline-level="">
      <style:paragraph-properties fo:margin-left="1.8752in" fo:margin-right="0in" fo:margin-top="0in" fo:margin-bottom="0.1043in" loext:contextual-spacing="false" fo:text-indent="0in" style:auto-text-indent="false"/>
    </style:style>
    <style:style style:name="help-block2" style:family="paragraph" style:parent-style-name="normal" style:default-outline-level="">
      <style:text-properties fo:color="#595959"/>
    </style:style>
    <style:style style:name="form-actions2" style:family="paragraph" style:parent-style-name="normal" style:default-outline-level="">
      <loext:graphic-properties draw:fill="solid" draw:fill-color="#f5f5f5"/>
      <style:paragraph-properties fo:margin-top="0.2083in" fo:margin-bottom="0.2083in" loext:contextual-spacing="false" fo:background-color="#f5f5f5" fo:padding-left="0in" fo:padding-right="0in" fo:padding-top="0.1945in" fo:padding-bottom="0in" fo:border-left="none" fo:border-right="none" fo:border-top="0.74pt solid #e5e5e5" fo:border-bottom="none"/>
    </style:style>
    <style:style style:name="table2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fo:background-color="#ffffff"/>
    </style:style>
    <style:style style:name="caret21" style:family="paragraph" style:parent-style-name="normal" style:default-outline-level="">
      <style:paragraph-properties fo:margin-left="0.0209in" fo:margin-right="0in" fo:margin-top="0.0835in" fo:margin-bottom="0.1043in" loext:contextual-spacing="false" fo:text-indent="0in" style:auto-text-indent="false" fo:padding="0in" fo:border-left="none" fo:border-right="none" fo:border-top="3pt solid #000000" fo:border-bottom="none" style:vertical-align="top"/>
    </style:style>
    <style:style style:name="divider3" style:family="paragraph" style:parent-style-name="normal" style:default-outline-level="">
      <loext:graphic-properties draw:fill="solid" draw:fill-color="#e5e5e5"/>
      <style:paragraph-properties fo:margin-left="0.0102in" fo:margin-right="0.0102in" fo:margin-top="0.0937in" fo:margin-bottom="0.0937in" loext:contextual-spacing="false" fo:text-indent="0in" style:auto-text-indent="false" fo:background-color="#e5e5e5" fo:padding="0in" fo:border-left="none" fo:border-right="none" fo:border-top="none" fo:border-bottom="0.74pt solid #ffffff"/>
    </style:style>
    <style:style style:name="caret22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none" fo:border-bottom="3pt solid #000000" style:vertical-align="top"/>
    </style:style>
    <style:style style:name="caret23" style:family="paragraph" style:parent-style-name="normal" style:default-outline-level="">
      <style:paragraph-properties fo:margin-left="0.0209in" fo:margin-right="0in" fo:margin-top="0.0835in" fo:margin-bottom="0.1043in" loext:contextual-spacing="false" fo:text-indent="0in" style:auto-text-indent="false" fo:padding="0in" fo:border-left="none" fo:border-right="none" fo:border-top="none" fo:border-bottom="3pt solid #000000" style:vertical-align="top"/>
    </style:style>
    <style:style style:name="dropdown-menu7" style:family="paragraph" style:parent-style-name="normal" style:default-outline-level="">
      <loext:graphic-properties draw:fill="solid" draw:fill-color="#ffffff"/>
      <style:paragraph-properties fo:margin-top="0.0209in" fo:margin-bottom="0.0102in" loext:contextual-spacing="false" fo:background-color="#ffffff" fo:padding-left="0in" fo:padding-right="0in" fo:padding-top="0.0555in" fo:padding-bottom="0.0555in" fo:border="0.74pt solid #cccccc"/>
      <style:text-properties text:display="none"/>
    </style:style>
    <style:style style:name="dropdown-menu8" style:family="paragraph" style:parent-style-name="normal" style:default-outline-level="">
      <loext:graphic-properties draw:fill="solid" draw:fill-color="#ffffff"/>
      <style:paragraph-properties fo:margin-top="0.0209in" fo:margin-bottom="0.0102in" loext:contextual-spacing="false" fo:background-color="#ffffff" fo:padding-left="0in" fo:padding-right="0in" fo:padding-top="0.0555in" fo:padding-bottom="0.0555in" fo:border="0.74pt solid #cccccc"/>
      <style:text-properties text:display="none"/>
    </style:style>
    <style:style style:name="nav-header2" style:family="paragraph" style:parent-style-name="normal" style:default-outline-level="">
      <style:paragraph-properties fo:margin-top="0in" fo:margin-bottom="0.1043in" loext:contextual-spacing="false" style:line-height-at-least="0.2083in"/>
      <style:text-properties fo:text-transform="uppercase" fo:color="#999999" fo:font-size="8.5pt" fo:font-weight="bold" style:font-size-asian="8.5pt" style:font-weight-asian="bold" style:font-size-complex="8.5pt" style:font-weight-complex="bold"/>
    </style:style>
    <style:style style:name="caret24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000000" fo:border-bottom="none" style:vertical-align="top"/>
    </style:style>
    <style:style style:name="caret25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0000" fo:border-bottom="none" style:vertical-align="top"/>
    </style:style>
    <style:style style:name="caret26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0000" fo:border-bottom="none" style:vertical-align="top"/>
    </style:style>
    <style:style style:name="caret27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4.51pt solid #000000" fo:border-bottom="none" style:vertical-align="top"/>
    </style:style>
    <style:style style:name="caret28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none" fo:border-bottom="4.51pt solid #000000" style:vertical-align="top"/>
    </style:style>
    <style:style style:name="caret29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30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31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32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33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aret34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3pt solid #ffffff" fo:border-bottom="none" style:vertical-align="top"/>
    </style:style>
    <style:style style:name="close3" style:family="paragraph" style:parent-style-name="normal" style:default-outline-level="">
      <style:paragraph-properties fo:margin-top="0in" fo:margin-bottom="0.1043in" loext:contextual-spacing="false" style:line-height-at-least="0.2083in"/>
      <style:text-properties fo:color="#000000" fo:font-size="15pt" fo:font-weight="bold" style:font-size-asian="15pt" style:font-weight-asian="bold" style:font-size-complex="15pt" style:font-weight-complex="bold"/>
    </style:style>
    <style:style style:name="divider4" style:family="paragraph" style:parent-style-name="normal" style:default-outline-level="">
      <loext:graphic-properties draw:fill="solid" draw:fill-color="#e5e5e5"/>
      <style:paragraph-properties fo:margin-left="0.0102in" fo:margin-right="0.0102in" fo:margin-top="0.0937in" fo:margin-bottom="0.0937in" loext:contextual-spacing="false" fo:text-indent="0in" style:auto-text-indent="false" fo:background-color="#e5e5e5" fo:padding="0in" fo:border-left="none" fo:border-right="none" fo:border-top="none" fo:border-bottom="0.74pt solid #ffffff"/>
    </style:style>
    <style:style style:name="caret35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88cc" fo:border-bottom="none" style:vertical-align="top"/>
    </style:style>
    <style:style style:name="caret36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005580" fo:border-bottom="none" style:vertical-align="top"/>
    </style:style>
    <style:style style:name="caret37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000000" fo:border-bottom="none" style:vertical-align="top"/>
    </style:style>
    <style:style style:name="caret38" style:family="paragraph" style:parent-style-name="normal" style:default-outline-level="">
      <style:paragraph-properties fo:margin-top="0.0626in" fo:margin-bottom="0.1043in" loext:contextual-spacing="false" fo:padding="0in" fo:border-left="none" fo:border-right="none" fo:border-top="3pt solid #ffffff" fo:border-bottom="none" style:vertical-align="top"/>
    </style:style>
    <style:style style:name="caret39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555555" fo:border-bottom="none" style:vertical-align="top"/>
    </style:style>
    <style:style style:name="container9" style:family="paragraph" style:parent-style-name="normal" style:default-outline-level="">
      <style:paragraph-properties fo:margin-top="0in" fo:margin-bottom="0.1043in" loext:contextual-spacing="false"/>
    </style:style>
    <style:style style:name="brand4" style:family="paragraph" style:parent-style-name="normal" style:default-outline-level="">
      <style:paragraph-properties fo:margin-left="-0.2083in" fo:margin-right="0in" fo:margin-top="0in" fo:margin-bottom="0.1043in" loext:contextual-spacing="false" fo:text-indent="0in" style:auto-text-indent="false"/>
      <style:text-properties fo:color="#777777" fo:font-size="15pt" style:font-size-asian="15pt" style:font-size-complex="15pt"/>
    </style:style>
    <style:style style:name="brand5" style:family="paragraph" style:parent-style-name="normal" style:default-outline-level="">
      <style:paragraph-properties fo:margin-left="-0.2083in" fo:margin-right="0in" fo:margin-top="0in" fo:margin-bottom="0.1043in" loext:contextual-spacing="false" fo:text-indent="0in" style:auto-text-indent="false"/>
      <style:text-properties fo:color="#777777" fo:font-size="15pt" style:font-size-asian="15pt" style:font-size-complex="15pt"/>
    </style:style>
    <style:style style:name="divider-vertical3" style:family="paragraph" style:parent-style-name="normal" style:default-outline-level="">
      <style:paragraph-properties fo:margin-left="0.0937in" fo:margin-right="0.0937in" fo:text-indent="0in" style:auto-text-indent="false" fo:padding="0in" fo:border-left="0.74pt solid #f2f2f2" fo:border-right="0.74pt solid #ffffff" fo:border-top="none" fo:border-bottom="none"/>
    </style:style>
    <style:style style:name="btn12" style:family="paragraph" style:parent-style-name="normal" style:default-outline-level="">
      <loext:graphic-properties draw:fill="solid" draw:fill-color="#f5f5f5"/>
      <style:paragraph-properties fo:margin-top="0.052in" fo:margin-bottom="0in" loext:contextual-spacing="false" style:line-height-at-least="0.2083in" fo:text-align="center" style:justify-single-word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-group4" style:family="paragraph" style:parent-style-name="normal" style:default-outline-level="">
      <style:paragraph-properties fo:margin-top="0.052in" fo:margin-bottom="0.1043in" loext:contextual-spacing="false" style:vertical-align="middle"/>
      <style:text-properties fo:font-size="1pt" style:font-size-asian="1pt" style:font-size-complex="1pt"/>
    </style:style>
    <style:style style:name="btn13" style:family="paragraph" style:parent-style-name="normal" style:default-outline-level="">
      <loext:graphic-properties draw:fill="solid" draw:fill-color="#f5f5f5"/>
      <style:paragraph-properties style:line-height-at-least="0.2083in" fo:text-align="center" style:justify-single-word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14" style:family="paragraph" style:parent-style-name="normal" style:default-outline-level="">
      <loext:graphic-properties draw:fill="solid" draw:fill-color="#f5f5f5"/>
      <style:paragraph-properties fo:margin-left="0in" fo:margin-right="-0.0102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btn15" style:family="paragraph" style:parent-style-name="normal" style:default-outline-level="">
      <loext:graphic-properties draw:fill="solid" draw:fill-color="#f5f5f5"/>
      <style:paragraph-properties fo:margin-left="-0.0102in" fo:margin-right="0in" style:line-height-at-least="0.2083in" fo:text-align="center" style:justify-single-word="false" fo:text-indent="0in" style:auto-text-indent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radio6" style:family="paragraph" style:parent-style-name="normal" style:default-outline-level="">
      <style:paragraph-properties fo:margin-top="0.052in" fo:margin-bottom="0.1043in" loext:contextual-spacing="false"/>
    </style:style>
    <style:style style:name="checkbox6" style:family="paragraph" style:parent-style-name="normal" style:default-outline-level="">
      <style:paragraph-properties fo:margin-top="0.052in" fo:margin-bottom="0.1043in" loext:contextual-spacing="false"/>
    </style:style>
    <style:style style:name="btn16" style:family="paragraph" style:parent-style-name="normal" style:default-outline-level="">
      <loext:graphic-properties draw:fill="solid" draw:fill-color="#f5f5f5"/>
      <style:paragraph-properties style:line-height-at-least="0.2083in" fo:text-align="center" style:justify-single-word="false" fo:background-color="#f5f5f5" fo:padding-left="0.1252in" fo:padding-right="0.1252in" fo:padding-top="0.0417in" fo:padding-bottom="0.0417in" fo:border="0.74pt solid #c5c5c5" style:vertical-align="middle"/>
      <style:text-properties fo:color="#333333" fo:font-size="10.5pt" style:font-size-asian="10.5pt" style:font-size-complex="10.5pt"/>
    </style:style>
    <style:style style:name="input-append8" style:family="paragraph" style:parent-style-name="normal" style:default-outline-level="">
      <style:paragraph-properties fo:margin-top="0.052in" fo:margin-bottom="0.052in" loext:contextual-spacing="false"/>
      <style:text-properties fo:font-size="1pt" style:font-size-asian="1pt" style:font-size-complex="1pt"/>
    </style:style>
    <style:style style:name="input-prepend8" style:family="paragraph" style:parent-style-name="normal" style:default-outline-level="">
      <style:paragraph-properties fo:margin-top="0.052in" fo:margin-bottom="0.052in" loext:contextual-spacing="false"/>
      <style:text-properties fo:font-size="1pt" style:font-size-asian="1pt" style:font-size-complex="1pt"/>
    </style:style>
    <style:style style:name="search-query3" style:family="paragraph" style:parent-style-name="normal" style:default-outline-level="">
      <style:text-properties style:font-name="Helvetica" fo:font-family="Helvetica" style:font-family-generic="roman" style:font-pitch="variable" fo:font-size="10pt" style:font-size-asian="10pt" style:font-name-complex="Helvetica1" style:font-family-complex="Helvetica" style:font-family-generic-complex="system" style:font-pitch-complex="variable" style:font-size-complex="10pt"/>
    </style:style>
    <style:style style:name="navbar-inner7" style:family="paragraph" style:parent-style-name="normal" style:default-outline-level="">
      <loext:graphic-properties draw:fill="solid" draw:fill-color="#fafafa"/>
      <style:paragraph-properties fo:margin-top="0in" fo:margin-bottom="0.1043in" loext:contextual-spacing="false" fo:background-color="#fafafa" fo:padding-left="0.2083in" fo:padding-right="0.2083in" fo:padding-top="0in" fo:padding-bottom="0in" fo:border-left="0.26pt solid #d4d4d4" fo:border-right="0.26pt solid #d4d4d4" fo:border-top="0.26pt solid #d4d4d4" fo:border-bottom="0.74pt solid #d4d4d4"/>
    </style:style>
    <style:style style:name="navbar-inner8" style:family="paragraph" style:parent-style-name="normal" style:default-outline-level="">
      <loext:graphic-properties draw:fill="solid" draw:fill-color="#fafafa"/>
      <style:paragraph-properties fo:margin-top="0in" fo:margin-bottom="0.1043in" loext:contextual-spacing="false" fo:background-color="#fafafa" fo:padding-left="0.2083in" fo:padding-right="0.2083in" fo:padding-top="0in" fo:padding-bottom="0in" fo:border-left="0.26pt solid #d4d4d4" fo:border-right="0.26pt solid #d4d4d4" fo:border-top="0.26pt solid #d4d4d4" fo:border-bottom="0.74pt solid #d4d4d4"/>
    </style:style>
    <style:style style:name="navbar-inner9" style:family="paragraph" style:parent-style-name="normal" style:default-outline-level="">
      <loext:graphic-properties draw:fill="solid" draw:fill-color="#fafafa"/>
      <style:paragraph-properties fo:margin-top="0in" fo:margin-bottom="0.1043in" loext:contextual-spacing="false" fo:background-color="#fafafa" fo:padding-left="0.2083in" fo:padding-right="0.2083in" fo:padding-top="0in" fo:padding-bottom="0in" fo:border-left="0.26pt solid #d4d4d4" fo:border-right="0.26pt solid #d4d4d4" fo:border-top="0.74pt solid #d4d4d4" fo:border-bottom="0.26pt solid #d4d4d4"/>
    </style:style>
    <style:style style:name="nav2" style:family="paragraph" style:parent-style-name="normal" style:default-outline-level="">
      <style:paragraph-properties fo:margin-left="0in" fo:margin-right="0.1043in" fo:text-indent="0in" style:auto-text-indent="false"/>
    </style:style>
    <style:style style:name="caret40" style:family="paragraph" style:parent-style-name="normal" style:default-outline-level="">
      <style:paragraph-properties fo:margin-top="0.0835in" fo:margin-bottom="0.1043in" loext:contextual-spacing="false" fo:padding="0in" fo:border-left="none" fo:border-right="none" fo:border-top="3pt solid #0088cc" fo:border-bottom="none" style:vertical-align="top"/>
    </style:style>
    <style:style style:name="icon-bar3" style:family="paragraph" style:parent-style-name="normal" style:default-outline-level="">
      <loext:graphic-properties draw:fill="solid" draw:fill-color="#f5f5f5"/>
      <style:paragraph-properties fo:margin-top="0in" fo:margin-bottom="0.1043in" loext:contextual-spacing="false" fo:background-color="#f5f5f5"/>
    </style:style>
    <style:style style:name="navbar-inner10" style:family="paragraph" style:parent-style-name="normal" style:default-outline-level="">
      <loext:graphic-properties draw:fill="solid" draw:fill-color="#1b1b1b"/>
      <style:paragraph-properties fo:margin-top="0in" fo:margin-bottom="0.1043in" loext:contextual-spacing="false" fo:background-color="#1b1b1b" fo:padding-left="0.2083in" fo:padding-right="0.2083in" fo:padding-top="0in" fo:padding-bottom="0in" fo:border="0.74pt solid #252525"/>
    </style:style>
    <style:style style:name="brand6" style:family="paragraph" style:parent-style-name="normal" style:default-outline-level="">
      <style:paragraph-properties fo:margin-top="0in" fo:margin-bottom="0.1043in" loext:contextual-spacing="false"/>
      <style:text-properties fo:color="#999999"/>
    </style:style>
    <style:style style:name="navbar-text2" style:family="paragraph" style:parent-style-name="normal" style:default-outline-level="">
      <style:paragraph-properties style:line-height-at-least="0.4165in"/>
      <style:text-properties fo:color="#999999"/>
    </style:style>
    <style:style style:name="navbar-link3" style:family="paragraph" style:parent-style-name="normal" style:default-outline-level="">
      <style:paragraph-properties fo:margin-top="0in" fo:margin-bottom="0.1043in" loext:contextual-spacing="false"/>
      <style:text-properties fo:color="#999999"/>
    </style:style>
    <style:style style:name="navbar-link4" style:family="paragraph" style:parent-style-name="normal" style:default-outline-level="">
      <style:paragraph-properties fo:margin-top="0in" fo:margin-bottom="0.1043in" loext:contextual-spacing="false"/>
      <style:text-properties fo:color="#ffffff"/>
    </style:style>
    <style:style style:name="divider-vertical4" style:family="paragraph" style:parent-style-name="normal" style:default-outline-level="">
      <style:paragraph-properties fo:margin-top="0in" fo:margin-bottom="0.1043in" loext:contextual-spacing="false"/>
    </style:style>
    <style:style style:name="search-query4" style:family="paragraph" style:parent-style-name="normal" style:default-outline-level="">
      <loext:graphic-properties draw:fill="solid" draw:fill-color="#515151"/>
      <style:paragraph-properties fo:background-color="#515151"/>
      <style:text-properties fo:color="#ffffff" style:font-name="Helvetica" fo:font-family="Helvetica" style:font-family-generic="roman" style:font-pitch="variable" fo:font-size="10pt" style:font-size-asian="10pt" style:font-name-complex="Helvetica1" style:font-family-complex="Helvetica" style:font-family-generic-complex="system" style:font-pitch-complex="variable" style:font-size-complex="10pt"/>
    </style:style>
    <style:style style:name="btn-navbar4" style:family="paragraph" style:parent-style-name="normal" style:default-outline-level="">
      <loext:graphic-properties draw:fill="solid" draw:fill-color="#0e0e0e"/>
      <style:paragraph-properties fo:margin-top="0in" fo:margin-bottom="0.1043in" loext:contextual-spacing="false" fo:background-color="#0e0e0e"/>
      <style:text-properties fo:color="#ffffff"/>
    </style:style>
    <style:style style:name="close4" style:family="paragraph" style:parent-style-name="normal" style:default-outline-level="">
      <style:paragraph-properties fo:margin-top="0.0209in" fo:margin-bottom="0.1043in" loext:contextual-spacing="false" style:line-height-at-least="0.2083in"/>
      <style:text-properties fo:color="#000000" fo:font-size="15pt" fo:font-weight="bold" style:font-size-asian="15pt" style:font-weight-asian="bold" style:font-size-complex="15pt" style:font-weight-complex="bold"/>
    </style:style>
    <style:style style:name="arrow2" style:family="paragraph" style:parent-style-name="normal" style:default-outline-level="">
      <style:paragraph-properties fo:margin-top="0in" fo:margin-bottom="0.1043in" loext:contextual-spacing="false"/>
    </style:style>
    <style:style style:name="thumbnails2" style:family="paragraph" style:parent-style-name="normal" style:default-outline-level="">
      <style:paragraph-properties fo:margin-top="0in" fo:margin-bottom="0.1043in" loext:contextual-spacing="false"/>
    </style:style>
    <style:style style:name="caption2" style:family="paragraph" style:parent-style-name="normal" style:default-outline-level="">
      <style:paragraph-properties fo:margin-top="0in" fo:margin-bottom="0.1043in" loext:contextual-spacing="false"/>
      <style:text-properties fo:color="#555555"/>
    </style:style>
    <style:style style:name="media2" style:family="paragraph" style:parent-style-name="normal" style:default-outline-level="">
      <style:paragraph-properties fo:margin-top="0.1563in" fo:margin-bottom="0.1043in" loext:contextual-spacing="false"/>
    </style:style>
    <style:style style:name="pull-left2" style:family="paragraph" style:parent-style-name="normal" style:default-outline-level="">
      <style:paragraph-properties fo:margin-left="0in" fo:margin-right="0.1043in" fo:margin-top="0in" fo:margin-bottom="0.1043in" loext:contextual-spacing="false" fo:text-indent="0in" style:auto-text-indent="false"/>
    </style:style>
    <style:style style:name="pull-right2" style:family="paragraph" style:parent-style-name="normal" style:default-outline-level="">
      <style:paragraph-properties fo:margin-left="0.1043in" fo:margin-right="0in" fo:margin-top="0in" fo:margin-bottom="0.1043in" loext:contextual-spacing="false" fo:text-indent="0in" style:auto-text-indent="false"/>
    </style:style>
    <style:style style:name="bar7" style:family="paragraph" style:parent-style-name="normal" style:default-outline-level="">
      <loext:graphic-properties draw:fill="solid" draw:fill-color="#0e90d2"/>
      <style:paragraph-properties fo:margin-top="0in" fo:margin-bottom="0.1043in" loext:contextual-spacing="false" fo:text-align="center" style:justify-single-word="false" fo:background-color="#0e90d2"/>
      <style:text-properties fo:color="#ffffff" fo:font-size="9pt" style:font-size-asian="9pt" style:font-size-complex="9pt"/>
    </style:style>
    <style:style style:name="bar8" style:family="paragraph" style:parent-style-name="normal" style:default-outline-level="">
      <loext:graphic-properties draw:fill="solid" draw:fill-color="#149bdf"/>
      <style:paragraph-properties fo:margin-top="0in" fo:margin-bottom="0.1043in" loext:contextual-spacing="false" fo:background-color="#149bdf"/>
    </style:style>
    <style:style style:name="bar9" style:family="paragraph" style:parent-style-name="normal" style:default-outline-level="">
      <loext:graphic-properties draw:fill="solid" draw:fill-color="#dd514c"/>
      <style:paragraph-properties fo:margin-top="0in" fo:margin-bottom="0.1043in" loext:contextual-spacing="false" fo:background-color="#dd514c"/>
    </style:style>
    <style:style style:name="bar-danger2" style:family="paragraph" style:parent-style-name="normal" style:default-outline-level="">
      <loext:graphic-properties draw:fill="solid" draw:fill-color="#dd514c"/>
      <style:paragraph-properties fo:margin-top="0in" fo:margin-bottom="0.1043in" loext:contextual-spacing="false" fo:background-color="#dd514c"/>
    </style:style>
    <style:style style:name="bar10" style:family="paragraph" style:parent-style-name="normal" style:default-outline-level="">
      <loext:graphic-properties draw:fill="solid" draw:fill-color="#5eb95e"/>
      <style:paragraph-properties fo:margin-top="0in" fo:margin-bottom="0.1043in" loext:contextual-spacing="false" fo:background-color="#5eb95e"/>
    </style:style>
    <style:style style:name="bar-success2" style:family="paragraph" style:parent-style-name="normal" style:default-outline-level="">
      <loext:graphic-properties draw:fill="solid" draw:fill-color="#5eb95e"/>
      <style:paragraph-properties fo:margin-top="0in" fo:margin-bottom="0.1043in" loext:contextual-spacing="false" fo:background-color="#5eb95e"/>
    </style:style>
    <style:style style:name="bar11" style:family="paragraph" style:parent-style-name="normal" style:default-outline-level="">
      <loext:graphic-properties draw:fill="solid" draw:fill-color="#4bb1cf"/>
      <style:paragraph-properties fo:margin-top="0in" fo:margin-bottom="0.1043in" loext:contextual-spacing="false" fo:background-color="#4bb1cf"/>
    </style:style>
    <style:style style:name="bar-info2" style:family="paragraph" style:parent-style-name="normal" style:default-outline-level="">
      <loext:graphic-properties draw:fill="solid" draw:fill-color="#4bb1cf"/>
      <style:paragraph-properties fo:margin-top="0in" fo:margin-bottom="0.1043in" loext:contextual-spacing="false" fo:background-color="#4bb1cf"/>
    </style:style>
    <style:style style:name="bar12" style:family="paragraph" style:parent-style-name="normal" style:default-outline-level="">
      <loext:graphic-properties draw:fill="solid" draw:fill-color="#faa732"/>
      <style:paragraph-properties fo:margin-top="0in" fo:margin-bottom="0.1043in" loext:contextual-spacing="false" fo:background-color="#faa732"/>
    </style:style>
    <style:style style:name="bar-warning2" style:family="paragraph" style:parent-style-name="normal" style:default-outline-level="">
      <loext:graphic-properties draw:fill="solid" draw:fill-color="#faa732"/>
      <style:paragraph-properties fo:margin-top="0in" fo:margin-bottom="0.1043in" loext:contextual-spacing="false" fo:background-color="#faa732"/>
    </style:style>
    <style:style style:name="accordion-toggle2" style:family="paragraph" style:parent-style-name="normal" style:default-outline-level="">
      <style:paragraph-properties fo:margin-top="0in" fo:margin-bottom="0.1043in" loext:contextual-spacing="false"/>
    </style:style>
    <style:style style:name="cc-credit-text2" style:family="paragraph" style:parent-style-name="normal" style:default-outline-level="">
      <style:paragraph-properties fo:margin-left="0.052in" fo:margin-right="0in" fo:margin-top="0.052in" fo:margin-bottom="0.1043in" loext:contextual-spacing="false" fo:text-indent="0in" style:auto-text-indent="false"/>
      <style:text-properties fo:color="#9b9c9b"/>
    </style:style>
    <style:style style:name="more-content2" style:family="paragraph" style:parent-style-name="normal" style:default-outline-level="">
      <loext:graphic-properties draw:fill="solid" draw:fill-color="#fdfdfd"/>
      <style:paragraph-properties fo:margin-top="0in" fo:margin-bottom="0.1563in" loext:contextual-spacing="false" fo:background-color="#fdfdfd" fo:padding-left="0.2083in" fo:padding-right="0.2083in" fo:padding-top="0.111in" fo:padding-bottom="0.0555in" fo:border="0.74pt solid #eaeaea"/>
      <style:text-properties text:display="none"/>
    </style:style>
    <style:style style:name="container10" style:family="paragraph" style:parent-style-name="normal" style:default-outline-level="">
      <style:paragraph-properties fo:margin-top="0in" fo:margin-bottom="0.1043in" loext:contextual-spacing="false"/>
    </style:style>
    <style:style style:name="yarpp-thumbnail-title2" style:family="paragraph" style:parent-style-name="normal" style:default-outline-level="">
      <style:paragraph-properties fo:margin-top="0in" fo:margin-bottom="0.1043in" loext:contextual-spacing="false"/>
      <style:text-properties fo:font-size="11.5pt" fo:font-weight="bold" style:font-size-asian="11.5pt" style:font-weight-asian="bold" style:font-size-complex="11.5pt" style:font-weight-complex="bold"/>
    </style:style>
    <style:style style:name="yarpp-promote2" style:family="paragraph" style:parent-style-name="normal" style:default-outline-level="">
      <style:paragraph-properties fo:margin-left="0in" fo:margin-right="0in" fo:margin-top="0in" fo:margin-bottom="0.1043in" loext:contextual-spacing="false" fo:text-indent="-10.4165in" style:auto-text-indent="false"/>
      <style:text-properties fo:color="#666666" fo:font-size="8.5pt" style:font-size-asian="8.5pt" style:font-size-complex="8.5pt"/>
    </style:style>
    <style:style style:name="cre-header-logo2" style:family="paragraph" style:parent-style-name="normal" style:default-outline-level="">
      <style:paragraph-properties fo:margin-left="0in" fo:margin-right="0in" fo:margin-top="0in" fo:margin-bottom="0.1043in" loext:contextual-spacing="false" fo:text-indent="-13.1339in" style:auto-text-indent="false"/>
      <style:text-properties text:display="none"/>
    </style:style>
    <style:style style:name="cre-footer-logo2" style:family="paragraph" style:parent-style-name="normal" style:default-outline-level="">
      <style:paragraph-properties fo:margin-left="0in" fo:margin-right="0in" fo:margin-top="0in" fo:margin-bottom="0.1043in" loext:contextual-spacing="false" fo:text-indent="-13.1339in" style:auto-text-indent="false"/>
    </style:style>
    <style:style style:name="e-mailit-counter4" style:family="paragraph" style:parent-style-name="normal" style:default-outline-level="">
      <loext:graphic-properties draw:fill="solid" draw:fill-color="#e6e7e9"/>
      <style:paragraph-properties fo:margin-left="0.0626in" fo:margin-right="0in" fo:margin-top="0.052in" fo:margin-bottom="0in" loext:contextual-spacing="false" fo:text-align="center" style:justify-single-word="false" fo:text-indent="0in" style:auto-text-indent="false" fo:background-color="#e6e7e9"/>
      <style:text-properties fo:color="#000000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e-mailit_5f_mobile_5f_facebook2" style:display-name="e-mailit_mobile_facebook2" style:family="paragraph" style:parent-style-name="normal" style:default-outline-level="">
      <loext:graphic-properties draw:fill="solid" draw:fill-color="#315c9a"/>
      <style:paragraph-properties fo:margin-top="0in" fo:margin-bottom="0.1043in" loext:contextual-spacing="false" fo:background-color="#315c9a"/>
    </style:style>
    <style:style style:name="e-mailit_5f_mobile_5f_twitter2" style:display-name="e-mailit_mobile_twitter2" style:family="paragraph" style:parent-style-name="normal" style:default-outline-level="">
      <loext:graphic-properties draw:fill="solid" draw:fill-color="#55acef"/>
      <style:paragraph-properties fo:margin-top="0in" fo:margin-bottom="0.1043in" loext:contextual-spacing="false" fo:background-color="#55acef"/>
    </style:style>
    <style:style style:name="e-mailit_5f_mobile_5f_email2" style:display-name="e-mailit_mobile_email2" style:family="paragraph" style:parent-style-name="normal" style:default-outline-level="">
      <loext:graphic-properties draw:fill="solid" draw:fill-color="#086dff"/>
      <style:paragraph-properties fo:margin-top="0in" fo:margin-bottom="0.1043in" loext:contextual-spacing="false" fo:background-color="#086dff"/>
    </style:style>
    <style:style style:name="e-mailit_5f_mobile_5f_whatsapp2" style:display-name="e-mailit_mobile_whatsapp2" style:family="paragraph" style:parent-style-name="normal" style:default-outline-level="">
      <loext:graphic-properties draw:fill="solid" draw:fill-color="#12af0a"/>
      <style:paragraph-properties fo:margin-top="0in" fo:margin-bottom="0.1043in" loext:contextual-spacing="false" fo:background-color="#12af0a"/>
    </style:style>
    <style:style style:name="e-mailit_5f_mobile_5f_emailit2" style:display-name="e-mailit_mobile_emailit2" style:family="paragraph" style:parent-style-name="normal" style:default-outline-level="">
      <loext:graphic-properties draw:fill="solid" draw:fill-color="#ef1c74"/>
      <style:paragraph-properties fo:margin-top="0in" fo:margin-bottom="0.1043in" loext:contextual-spacing="false" fo:background-color="#ef1c74"/>
    </style:style>
    <style:style style:name="e-mailit_5f_mobile_5f_sms2" style:display-name="e-mailit_mobile_sms2" style:family="paragraph" style:parent-style-name="normal" style:default-outline-level="">
      <loext:graphic-properties draw:fill="solid" draw:fill-color="#0099cc"/>
      <style:paragraph-properties fo:margin-top="0in" fo:margin-bottom="0.1043in" loext:contextual-spacing="false" fo:background-color="#0099cc"/>
    </style:style>
    <style:style style:name="e-mailit-counter5" style:family="paragraph" style:parent-style-name="normal" style:default-outline-level="">
      <loext:graphic-properties draw:fill="solid" draw:fill-color="#e6e7e9"/>
      <style:paragraph-properties fo:margin-top="0.3335in" fo:margin-bottom="0in" loext:contextual-spacing="false" style:line-height-at-least="0.1874in" fo:text-align="center" style:justify-single-word="false" fo:background-color="#e6e7e9"/>
      <style:text-properties fo:color="#ffffff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e-mailit-counter6" style:family="paragraph" style:parent-style-name="normal" style:default-outline-level="">
      <loext:graphic-properties draw:fill="solid" draw:fill-color="#ffffff"/>
      <style:paragraph-properties fo:margin-left="0.0626in" fo:margin-right="0in" fo:text-align="center" style:justify-single-word="false" fo:text-indent="0in" style:auto-text-indent="false" fo:background-color="#ffffff" fo:padding-left="0in" fo:padding-right="0.0417in" fo:padding-top="0in" fo:padding-bottom="0in" fo:border-left="none" fo:border-right="0.74pt solid #bbbbbb" fo:border-top="0.74pt solid #bbbbbb" fo:border-bottom="0.74pt solid #bbbbbb"/>
      <style:text-properties fo:color="#000000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filter-ui-input2" style:family="paragraph" style:parent-style-name="normal" style:default-outline-level="">
      <style:paragraph-properties fo:margin-top="0.0835in" fo:margin-bottom="0.0835in" loext:contextual-spacing="false" fo:padding-left="0.3193in" fo:padding-right="0.3193in" fo:padding-top="0in" fo:padding-bottom="0in" fo:border="0.26pt solid #777777"/>
      <style:text-properties fo:font-size="10.5pt" style:font-size-asian="10.5pt" style:font-size-complex="10.5pt"/>
    </style:style>
    <style:style style:name="services2" style:family="paragraph" style:parent-style-name="normal" style:default-outline-level=""/>
    <style:style style:name="footer2" style:family="paragraph" style:parent-style-name="normal" style:default-outline-level=""/>
    <style:style style:name="thanks-message2" style:family="paragraph" style:parent-style-name="normal" style:default-outline-level="">
      <style:paragraph-properties fo:margin-left="0.3335in" fo:margin-right="0.3335in" fo:margin-top="0.052in" fo:margin-bottom="0.052in" loext:contextual-spacing="false" style:line-height-at-least="0.2083in" fo:text-align="center" style:justify-single-word="false" fo:text-indent="0in" style:auto-text-indent="false"/>
      <style:text-properties fo:color="#ffffff"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right2" style:family="paragraph" style:parent-style-name="normal" style:default-outline-level="">
      <style:paragraph-properties fo:margin-top="0in" fo:margin-bottom="0.1043in" loext:contextual-spacing="false"/>
    </style:style>
    <style:style style:name="left2" style:family="paragraph" style:parent-style-name="normal" style:default-outline-level="">
      <style:paragraph-properties fo:margin-top="0in" fo:margin-bottom="0.1043in" loext:contextual-spacing="false"/>
    </style:style>
    <style:style style:name="blog-container2" style:family="paragraph" style:parent-style-name="normal" style:default-outline-level="">
      <style:paragraph-properties fo:margin-top="0.4165in" fo:margin-bottom="0.4165in" loext:contextual-spacing="false"/>
    </style:style>
    <style:style style:name="email-container2" style:family="paragraph" style:parent-style-name="normal" style:default-outline-level="">
      <style:paragraph-properties fo:margin-top="0.4165in" fo:margin-bottom="0.4165in" loext:contextual-spacing="false"/>
    </style:style>
    <style:style style:name="tab2" style:family="paragraph" style:parent-style-name="normal" style:default-outline-level="">
      <style:paragraph-properties fo:margin-top="0in" fo:margin-bottom="0.1043in" loext:contextual-spacing="false"/>
    </style:style>
    <style:style style:name="copy-text2" style:family="paragraph" style:parent-style-name="normal" style:default-outline-level="">
      <style:paragraph-properties fo:margin-top="0.4165in" fo:margin-bottom="0.1043in" loext:contextual-spacing="false" fo:text-align="center" style:justify-single-word="false"/>
      <style:text-properties fo:color="#ffffff" style:font-name="Arial" fo:font-family="Arial" style:font-family-generic="roman" style:font-pitch="variable" fo:font-size="18pt" style:font-size-asian="18pt" style:font-name-complex="Arial1" style:font-family-complex="Arial" style:font-family-generic-complex="system" style:font-pitch-complex="variable" style:font-size-complex="18pt"/>
    </style:style>
    <style:style style:name="input2" style:family="paragraph" style:parent-style-name="normal" style:default-outline-level="">
      <style:paragraph-properties fo:margin-top="0.4165in" fo:margin-bottom="0.1043in" loext:contextual-spacing="false" fo:text-align="center" style:justify-single-word="false"/>
      <style:text-properties fo:color="#ffffff" style:font-name="Arial" fo:font-family="Arial" style:font-family-generic="roman" style:font-pitch="variable" fo:font-size="18pt" style:font-size-asian="18pt" style:font-name-complex="Arial1" style:font-family-complex="Arial" style:font-family-generic-complex="system" style:font-pitch-complex="variable" style:font-size-complex="18pt"/>
    </style:style>
    <style:style style:name="no-ad2" style:family="paragraph" style:parent-style-name="normal" style:default-outline-level="">
      <style:paragraph-properties fo:margin-top="0.8335in" fo:margin-bottom="0.8335in" loext:contextual-spacing="false"/>
      <style:text-properties fo:color="#777777" fo:font-size="9pt" style:font-size-asian="9pt" style:font-size-complex="9pt"/>
    </style:style>
    <style:style style:name="e-mailit_5f_btn_5f_pinterest2" style:display-name="e-mailit_btn_pinterest2" style:family="paragraph" style:parent-style-name="normal" style:default-outline-level="">
      <style:paragraph-properties fo:margin-left="0in" fo:margin-right="0.3646in" fo:margin-top="0in" fo:margin-bottom="0.1043in" loext:contextual-spacing="false" fo:text-indent="0in" style:auto-text-indent="false"/>
    </style:style>
    <style:style style:name="_5f_sai2" style:display-name="_sai2" style:family="paragraph" style:parent-style-name="normal" style:default-outline-level="">
      <style:paragraph-properties fo:margin-top="0in" fo:margin-bottom="0.1043in" loext:contextual-spacing="false"/>
    </style:style>
    <style:style style:name="e_5f_mailit_5f_send_5f_via_5f_email_5f_menu2" style:display-name="e_mailit_send_via_email_menu2" style:family="paragraph" style:parent-style-name="normal" style:default-outline-level="">
      <style:paragraph-properties fo:margin-top="0in" fo:margin-bottom="0.1043in" loext:contextual-spacing="false"/>
    </style:style>
    <style:style style:name="e_5f_mailit_5f_rss_5f_and_5f_blog_5f_menu2" style:display-name="e_mailit_rss_and_blog_menu2" style:family="paragraph" style:parent-style-name="normal" style:default-outline-level="">
      <style:paragraph-properties fo:margin-top="0in" fo:margin-bottom="0.1043in" loext:contextual-spacing="false"/>
    </style:style>
    <style:style style:name="e_5f_mailit_5f_share_5f_to_5f_any_5f_service2" style:display-name="e_mailit_share_to_any_service2" style:family="paragraph" style:parent-style-name="normal" style:default-outline-level="">
      <style:paragraph-properties fo:margin-top="0in" fo:margin-bottom="0.1043in" loext:contextual-spacing="false"/>
    </style:style>
    <style:style style:name="e_5f_mailit_5f_copy_5f_link_5f_menu2" style:display-name="e_mailit_copy_link_menu2" style:family="paragraph" style:parent-style-name="normal" style:default-outline-level="">
      <style:paragraph-properties fo:margin-top="0in" fo:margin-bottom="0.1043in" loext:contextual-spacing="false"/>
    </style:style>
    <style:style style:name="e_5f_mailit_5f_close_5f_menu2" style:display-name="e_mailit_close_menu2" style:family="paragraph" style:parent-style-name="normal" style:default-outline-level="">
      <style:paragraph-properties fo:margin-top="0in" fo:margin-bottom="0.1043in" loext:contextual-spacing="false"/>
    </style:style>
    <style:style style:name="cbola-d-trivia-multi_5f__5f_answer-desc7" style:display-name="cbola-d-trivia-multi__answer-desc7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8" style:display-name="cbola-d-trivia-multi__answer-desc8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style:line-height-at-least="0.3126in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9" style:display-name="cbola-d-trivia-multi__answer-desc9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style:line-height-at-least="0.25in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10" style:display-name="cbola-d-trivia-multi__answer-desc10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style:line-height-at-least="0.4791in" fo:text-align="center" style:justify-single-word="false" fo:background-color="#f4f4f4" style:vertical-align="middle"/>
      <style:text-properties fo:color="#282828" style:font-name="Roboto" fo:font-family="Roboto" style:font-family-generic="roman" style:font-pitch="variable" fo:font-size="10pt" style:font-size-asian="10pt" style:font-size-complex="10pt"/>
    </style:style>
    <style:style style:name="cbola-d-trivia-multi_5f__5f_answer-desc11" style:display-name="cbola-d-trivia-multi__answer-desc11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fo:text-align="center" style:justify-single-word="false" fo:background-color="#f4f4f4" style:vertical-align="middle"/>
      <style:text-properties fo:color="#282828" style:font-name="Roboto" fo:font-family="Roboto" style:font-family-generic="roman" style:font-pitch="variable" fo:font-size="9pt" style:font-size-asian="9pt" style:font-size-complex="9pt"/>
    </style:style>
    <style:style style:name="cbola-d-trivia-multi_5f__5f_answer-desc12" style:display-name="cbola-d-trivia-multi__answer-desc12" style:family="paragraph" style:parent-style-name="normal" style:default-outline-level="">
      <loext:graphic-properties draw:fill="solid" draw:fill-color="#f4f4f4"/>
      <style:paragraph-properties fo:margin-top="0in" fo:margin-bottom="0.1043in" loext:contextual-spacing="false" fo:text-align="center" style:justify-single-word="false" fo:background-color="#f4f4f4" style:vertical-align="middle"/>
      <style:text-properties fo:color="#282828" style:font-name="Roboto" fo:font-family="Roboto" style:font-family-generic="roman" style:font-pitch="variable" fo:font-size="8.5pt" style:font-size-asian="8.5pt" style:font-size-complex="8.5pt"/>
    </style:style>
    <style:style style:name="cbola-icon2" style:family="paragraph" style:parent-style-name="normal" style:default-outline-level="">
      <style:paragraph-properties fo:margin-left="0in" fo:margin-right="0.052in" fo:margin-top="0in" fo:margin-bottom="0.1043in" loext:contextual-spacing="false" fo:text-indent="0in" style:auto-text-indent="false"/>
      <style:text-properties fo:color="#ffffff" style:font-name="cbolaIcons!important" fo:font-family="cbolaIcons!important" style:font-family-generic="roman" style:font-pitch="variable" fo:font-size="10.5pt" style:font-size-asian="10.5pt" style:font-size-complex="10.5pt"/>
    </style:style>
    <style:style style:name="cbola-d-trivia-multi-game-end_5f__5f_container3" style:display-name="cbola-d-trivia-multi-game-end__container3" style:family="paragraph" style:parent-style-name="normal" style:default-outline-level="">
      <style:paragraph-properties fo:margin-top="0in" fo:margin-bottom="0.1043in" loext:contextual-spacing="false"/>
    </style:style>
    <style:style style:name="cbola-d-trivia-multi-game-end_5f__5f_container4" style:display-name="cbola-d-trivia-multi-game-end__container4" style:family="paragraph" style:parent-style-name="normal" style:default-outline-level="">
      <style:paragraph-properties fo:margin-top="0in" fo:margin-bottom="0.1043in" loext:contextual-spacing="false"/>
    </style:style>
    <style:style style:name="cbola-d-trivia-multi-game-end_5f__5f_text3" style:display-name="cbola-d-trivia-multi-game-end__text3" style:family="paragraph" style:parent-style-name="normal" style:default-outline-level="">
      <style:paragraph-properties fo:margin-top="0in" fo:margin-bottom="0.1043in" loext:contextual-spacing="false" style:line-height-at-least="0.1665in"/>
      <style:text-properties style:font-name="Open Sans" fo:font-family="'Open Sans'" style:font-family-generic="roman" style:font-pitch="variable" fo:font-size="11.5pt" style:font-size-asian="11.5pt" style:font-size-complex="11.5pt"/>
    </style:style>
    <style:style style:name="cbola-d-trivia-multi-game-end_5f__5f_score3" style:display-name="cbola-d-trivia-multi-game-end__score3" style:family="paragraph" style:parent-style-name="normal" style:default-outline-level="">
      <style:paragraph-properties fo:margin-left="0.1693in" fo:margin-right="0.1693in" fo:margin-top="0in" fo:margin-bottom="0.1043in" loext:contextual-spacing="false" style:line-height-at-least="0.5626in" fo:text-align="center" style:justify-single-word="false" fo:text-indent="0in" style:auto-text-indent="false"/>
      <style:text-properties style:font-name="Open Sans" fo:font-family="'Open Sans'" style:font-family-generic="roman" style:font-pitch="variable" fo:font-size="13.5pt" fo:letter-spacing="-0.0102in" fo:font-weight="bold" style:font-size-asian="13.5pt" style:font-weight-asian="bold" style:font-size-complex="13.5pt" style:font-weight-complex="bold"/>
    </style:style>
    <style:style style:name="cbola-d-trivia-multi-game-end_5f__5f_your-friends3" style:display-name="cbola-d-trivia-multi-game-end__your-friends3" style:family="paragraph" style:parent-style-name="normal" style:default-outline-level="">
      <style:paragraph-properties fo:margin-top="0in" fo:margin-bottom="0.1043in" loext:contextual-spacing="false" style:line-height-at-least="0.2917in"/>
      <style:text-properties fo:text-transform="uppercase" style:font-name="Open Sans" fo:font-family="'Open Sans'" style:font-family-generic="roman" style:font-pitch="variable" fo:font-size="18pt" style:font-size-asian="18pt" style:font-size-complex="18pt"/>
    </style:style>
    <style:style style:name="cbola-d-trivia-multi-game-end-share_5f__5f_fb3" style:display-name="cbola-d-trivia-multi-game-end-share__fb3" style:family="paragraph" style:parent-style-name="normal" style:default-outline-level="">
      <loext:graphic-properties draw:fill="solid" draw:fill-color="#3a5081"/>
      <style:paragraph-properties fo:margin-left="0.4252in" fo:margin-right="0in" fo:margin-top="0in" fo:margin-bottom="0.1043in" loext:contextual-spacing="false" fo:text-indent="0in" style:auto-text-indent="false" fo:background-color="#3a5081" fo:padding="0in" fo:border="0.74pt solid #ffffff"/>
      <style:text-properties fo:font-size="14.5pt" style:font-size-asian="14.5pt" style:font-size-complex="14.5pt"/>
    </style:style>
    <style:style style:name="cbola-d-trivia-multi-game-end_5f__5f_share2" style:display-name="cbola-d-trivia-multi-game-end__share2" style:family="paragraph" style:parent-style-name="normal" style:default-outline-level="">
      <style:paragraph-properties fo:margin-top="0in" fo:margin-bottom="0.1043in" loext:contextual-spacing="false"/>
      <style:text-properties fo:color="#ffffff" fo:font-size="14.5pt" style:font-size-asian="14.5pt" style:font-size-complex="14.5pt"/>
    </style:style>
    <style:style style:name="cbola-d-trivia-multi-game-end-share_5f__5f_tw3" style:display-name="cbola-d-trivia-multi-game-end-share__tw3" style:family="paragraph" style:parent-style-name="normal" style:default-outline-level="">
      <loext:graphic-properties draw:fill="solid" draw:fill-color="#41aae1"/>
      <style:paragraph-properties fo:margin-left="0.4252in" fo:margin-right="0in" fo:margin-top="0in" fo:margin-bottom="0.1043in" loext:contextual-spacing="false" fo:text-indent="0in" style:auto-text-indent="false" fo:background-color="#41aae1" fo:padding="0in" fo:border="0.74pt solid #ffffff"/>
    </style:style>
    <style:style style:name="cbola-d-trivia-multi-game-end_5f__5f_text4" style:display-name="cbola-d-trivia-multi-game-end__text4" style:family="paragraph" style:parent-style-name="normal" style:default-outline-level="">
      <style:paragraph-properties fo:margin-top="0in" fo:margin-bottom="0.1043in" loext:contextual-spacing="false" style:line-height-at-least="0.1665in"/>
      <style:text-properties style:font-name="Open Sans" fo:font-family="'Open Sans'" style:font-family-generic="roman" style:font-pitch="variable" fo:font-size="10.5pt" style:font-size-asian="10.5pt" style:font-size-complex="10.5pt"/>
    </style:style>
    <style:style style:name="cbola-d-trivia-multi-game-end_5f__5f_score4" style:display-name="cbola-d-trivia-multi-game-end__score4" style:family="paragraph" style:parent-style-name="normal" style:default-outline-level="">
      <style:paragraph-properties fo:margin-left="0.1693in" fo:margin-right="0.1693in" fo:margin-top="0in" fo:margin-bottom="0.1043in" loext:contextual-spacing="false" style:line-height-at-least="0.4689in" fo:text-align="center" style:justify-single-word="false" fo:text-indent="0in" style:auto-text-indent="false"/>
      <style:text-properties style:font-name="Open Sans" fo:font-family="'Open Sans'" style:font-family-generic="roman" style:font-pitch="variable" fo:font-size="13.5pt" fo:letter-spacing="-0.0102in" fo:font-weight="bold" style:font-size-asian="13.5pt" style:font-weight-asian="bold" style:font-size-complex="13.5pt" style:font-weight-complex="bold"/>
    </style:style>
    <style:style style:name="cbola-d-trivia-multi-game-end_5f__5f_your-friends4" style:display-name="cbola-d-trivia-multi-game-end__your-friends4" style:family="paragraph" style:parent-style-name="normal" style:default-outline-level="">
      <style:paragraph-properties fo:margin-top="0in" fo:margin-bottom="0.1043in" loext:contextual-spacing="false" style:line-height-at-least="0.2917in"/>
      <style:text-properties fo:text-transform="uppercase" style:font-name="Open Sans" fo:font-family="'Open Sans'" style:font-family-generic="roman" style:font-pitch="variable" fo:font-size="17.5pt" style:font-size-asian="17.5pt" style:font-size-complex="17.5pt"/>
    </style:style>
    <style:style style:name="cbola-d-trivia-multi-game-end-share_5f__5f_fb4" style:display-name="cbola-d-trivia-multi-game-end-share__fb4" style:family="paragraph" style:parent-style-name="normal" style:default-outline-level="">
      <loext:graphic-properties draw:fill="solid" draw:fill-color="#3a5081"/>
      <style:paragraph-properties fo:margin-left="0.4252in" fo:margin-right="0in" fo:margin-top="0in" fo:margin-bottom="0.1043in" loext:contextual-spacing="false" fo:text-indent="0in" style:auto-text-indent="false" fo:background-color="#3a5081" fo:padding="0in" fo:border="0.74pt solid #ffffff"/>
      <style:text-properties fo:font-size="13.5pt" style:font-size-asian="13.5pt" style:font-size-complex="13.5pt"/>
    </style:style>
    <style:style style:name="cbola-d-trivia-multi-game-end-share_5f__5f_tw4" style:display-name="cbola-d-trivia-multi-game-end-share__tw4" style:family="paragraph" style:parent-style-name="normal" style:default-outline-level="">
      <loext:graphic-properties draw:fill="solid" draw:fill-color="#41aae1"/>
      <style:paragraph-properties fo:margin-left="0.4252in" fo:margin-right="0in" fo:margin-top="0in" fo:margin-bottom="0.1043in" loext:contextual-spacing="false" fo:text-indent="0in" style:auto-text-indent="false" fo:background-color="#41aae1" fo:padding="0in" fo:border="0.74pt solid #ffffff"/>
      <style:text-properties fo:font-size="11.5pt" style:font-size-asian="11.5pt" style:font-size-complex="11.5pt"/>
    </style:style>
    <style:style style:name="cbola-d-trivia-multi_5f__5f_progress-wrapper4" style:display-name="cbola-d-trivia-multi__progress-wrapper4" style:family="paragraph" style:parent-style-name="normal" style:default-outline-level="">
      <style:paragraph-properties fo:margin-top="0in" fo:margin-bottom="0.1043in" loext:contextual-spacing="false" style:vertical-align="middle"/>
    </style:style>
    <style:style style:name="cbola-d-trivia-multi_5f__5f_progress-wrapper5" style:display-name="cbola-d-trivia-multi__progress-wrapper5" style:family="paragraph" style:parent-style-name="normal" style:default-outline-level="">
      <style:paragraph-properties fo:margin-top="0in" fo:margin-bottom="0.1043in" loext:contextual-spacing="false" style:vertical-align="middle"/>
    </style:style>
    <style:style style:name="cbola-d-trivia-multi_5f__5f_progress-wrapper6" style:display-name="cbola-d-trivia-multi__progress-wrapper6" style:family="paragraph" style:parent-style-name="normal" style:default-outline-level="">
      <style:paragraph-properties fo:margin-top="0in" fo:margin-bottom="0.1043in" loext:contextual-spacing="false" style:vertical-align="middle"/>
      <style:text-properties fo:letter-spacing="-0.0098in"/>
    </style:style>
    <style:style style:name="cbola-d-trivia-multi-footer_5f__5f_progress4" style:display-name="cbola-d-trivia-multi-footer__progress4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9pt" fo:font-weight="bold" style:font-size-asian="9pt" style:font-weight-asian="bold" style:font-size-complex="9pt" style:font-weight-complex="bold"/>
    </style:style>
    <style:style style:name="cbola-d-trivia-multi-footer_5f__5f_question4" style:display-name="cbola-d-trivia-multi-footer__question4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9pt" style:font-size-asian="9pt" style:font-size-complex="9pt"/>
    </style:style>
    <style:style style:name="cbola-d-trivia-multi-footer_5f__5f_score4" style:display-name="cbola-d-trivia-multi-footer__score4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9pt" fo:font-weight="bold" style:font-size-asian="9pt" style:font-weight-asian="bold" style:font-size-complex="9pt" style:font-weight-complex="bold"/>
    </style:style>
    <style:style style:name="cbola-d-trivia-multi-footer_5f__5f_your-score4" style:display-name="cbola-d-trivia-multi-footer__your-score4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9pt" style:font-size-asian="9pt" style:font-size-complex="9pt"/>
    </style:style>
    <style:style style:name="cbola-d-trivia-multi-footer_5f__5f_progress5" style:display-name="cbola-d-trivia-multi-footer__progress5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cbola-d-trivia-multi-footer_5f__5f_question5" style:display-name="cbola-d-trivia-multi-footer__question5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8.5pt" style:font-size-asian="8.5pt" style:font-size-complex="8.5pt"/>
    </style:style>
    <style:style style:name="cbola-d-trivia-multi-footer_5f__5f_score5" style:display-name="cbola-d-trivia-multi-footer__score5" style:family="paragraph" style:parent-style-name="normal" style:default-outline-level="">
      <style:paragraph-properties fo:margin-top="0in" fo:margin-bottom="0.1043in" loext:contextual-spacing="false"/>
      <style:text-properties fo:color="#de3885" style:font-name="Roboto" fo:font-family="Roboto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cbola-d-trivia-multi-footer_5f__5f_your-score5" style:display-name="cbola-d-trivia-multi-footer__your-score5" style:family="paragraph" style:parent-style-name="normal" style:default-outline-level="">
      <style:paragraph-properties fo:margin-top="0in" fo:margin-bottom="0.1043in" loext:contextual-spacing="false"/>
      <style:text-properties fo:color="#ffffff" style:font-name="Roboto" fo:font-family="Roboto" style:font-family-generic="roman" style:font-pitch="variable" fo:font-size="8.5pt" style:font-size-asian="8.5pt" style:font-size-complex="8.5pt"/>
    </style:style>
    <style:style style:name="cbola-d-trivia-multi_5f__5f_carambola_5f_logo2" style:display-name="cbola-d-trivia-multi__carambola_logo2" style:family="paragraph" style:parent-style-name="normal" style:default-outline-level="">
      <style:paragraph-properties fo:margin-left="0.0102in" fo:margin-right="0.0311in" fo:margin-top="0in" fo:margin-bottom="0.1043in" loext:contextual-spacing="false" fo:text-indent="0in" style:auto-text-indent="false"/>
    </style:style>
    <style:style style:name="dialog_5f_title2" style:display-name="dialog_title2" style:family="paragraph" style:parent-style-name="normal" style:default-outline-level="">
      <loext:graphic-properties draw:fill="solid" draw:fill-color="#6d84b4"/>
      <style:paragraph-properties fo:background-color="#6d84b4" fo:padding="0in" fo:border="0.74pt solid #365899"/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title_3e_span2" style:display-name="dialog_title&gt;span2" style:family="paragraph" style:parent-style-name="normal" style:default-outline-level="">
      <style:paragraph-properties fo:margin-top="0in" fo:margin-bottom="0.1043in" loext:contextual-spacing="false"/>
    </style:style>
    <style:style style:name="dialog_5f_header2" style:display-name="dialog_header2" style:family="paragraph" style:parent-style-name="normal" style:default-outline-level="">
      <style:paragraph-properties fo:margin-top="0in" fo:margin-bottom="0.1043in" loext:contextual-spacing="false" fo:padding="0in" fo:border-left="none" fo:border-right="none" fo:border-top="none" fo:border-bottom="0.74pt solid #1d4088" style:vertical-align="middle"/>
      <style:text-properties fo:color="#ffffff" style:font-name="Helvetica" fo:font-family="Helvetica" style:font-family-generic="roman" style:font-pitch="variable" fo:font-size="10.5pt" fo:font-weight="bold" style:font-size-asian="10.5pt" style:font-weight-asian="bold" style:font-name-complex="Helvetica1" style:font-family-complex="Helvetica" style:font-family-generic-complex="system" style:font-pitch-complex="variable" style:font-size-complex="10.5pt" style:font-weight-complex="bold"/>
    </style:style>
    <style:style style:name="touchable_5f_button2" style:display-name="touchable_button2" style:family="paragraph" style:parent-style-name="normal" style:default-outline-level="">
      <style:paragraph-properties fo:margin-top="0.0311in" fo:margin-bottom="0.1043in" loext:contextual-spacing="false" style:line-height-at-least="0.1874in" fo:padding-left="0.1252in" fo:padding-right="0.1252in" fo:padding-top="0.0417in" fo:padding-bottom="0.0417in" fo:border="0.74pt solid #29487d"/>
    </style:style>
    <style:style style:name="header_5f_center2" style:display-name="header_center2" style:family="paragraph" style:parent-style-name="normal" style:default-outline-level="">
      <style:paragraph-properties fo:margin-top="0in" fo:margin-bottom="0.1043in" loext:contextual-spacing="false" style:line-height-at-least="0.1874in" fo:text-align="center" style:justify-single-word="false" style:vertical-align="middle"/>
      <style:text-properties fo:color="#ffffff" fo:font-weight="bold" style:font-weight-asian="bold" style:font-weight-complex="bold"/>
    </style:style>
    <style:style style:name="dialog_5f_content2" style:display-name="dialog_content2" style:family="paragraph" style:parent-style-name="normal" style:default-outline-level="">
      <style:paragraph-properties fo:margin-top="0in" fo:margin-bottom="0.1043in" loext:contextual-spacing="false" fo:padding="0in" fo:border-left="0.74pt solid #555555" fo:border-right="0.74pt solid #555555" fo:border-top="0.26pt solid #555555" fo:border-bottom="0.26pt solid #555555"/>
    </style:style>
    <style:style style:name="dialog_5f_footer2" style:display-name="dialog_footer2" style:family="paragraph" style:parent-style-name="normal" style:default-outline-level="">
      <loext:graphic-properties draw:fill="solid" draw:fill-color="#f6f7f9"/>
      <style:paragraph-properties fo:margin-top="0in" fo:margin-bottom="0.1043in" loext:contextual-spacing="false" fo:background-color="#f6f7f9" fo:padding="0in" fo:border-left="0.74pt solid #555555" fo:border-right="0.74pt solid #555555" fo:border-top="0.74pt solid #cccccc" fo:border-bottom="0.74pt solid #555555"/>
    </style:style>
    <style:style style:name="fb_5f_loader2" style:display-name="fb_loader2" style:family="paragraph" style:parent-style-name="normal" style:default-outline-level="">
      <style:paragraph-properties fo:margin-left="-0.1665in" fo:margin-right="0in" fo:margin-top="0in" fo:margin-bottom="0.1043in" loext:contextual-spacing="false" fo:text-indent="0in" style:auto-text-indent="false"/>
    </style:style>
    <style:style style:name="subscribe-form1" style:family="paragraph" style:parent-style-name="normal" style:default-outline-level="">
      <loext:graphic-properties draw:fill="solid" draw:fill-color="#ffffff"/>
      <style:paragraph-properties fo:margin-top="0in" fo:margin-bottom="0.1043in" loext:contextual-spacing="false" fo:background-color="#ffffff" fo:padding="0in" fo:border="6.01pt solid #bdc3c7"/>
    </style:style>
    <style:style style:name="ml-block-form1" style:family="paragraph" style:parent-style-name="normal" style:default-outline-level=""/>
    <style:style style:name="form-section1" style:family="paragraph" style:parent-style-name="normal" style:default-outline-level="">
      <style:paragraph-properties fo:margin-top="0in" fo:margin-bottom="0.2083in" loext:contextual-spacing="false"/>
    </style:style>
    <style:style style:name="confirmation_5f_checkbox1" style:display-name="confirmation_checkbox1" style:family="paragraph" style:parent-style-name="normal" style:default-outline-level="">
      <style:paragraph-properties fo:margin-top="0in" fo:margin-bottom="0.1563in" loext:contextual-spacing="false" fo:line-height="150%"/>
      <style:text-properties fo:color="#000000" style:font-name="Arial" fo:font-family="Arial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form-group1" style:family="paragraph" style:parent-style-name="normal" style:default-outline-level="">
      <style:paragraph-properties fo:margin-top="0in" fo:margin-bottom="0.1563in" loext:contextual-spacing="false" fo:line-height="150%"/>
      <style:text-properties fo:color="#000000" style:font-name="Arial" fo:font-family="Arial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checkbox7" style:family="paragraph" style:parent-style-name="normal" style:default-outline-level="">
      <style:paragraph-properties fo:margin-top="0in" fo:margin-bottom="0.1043in" loext:contextual-spacing="false" fo:line-height="150%"/>
      <style:text-properties fo:color="#000000" style:font-name="Arial" fo:font-family="Arial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88cc" style:text-line-through-style="none" style:text-line-through-type="none" style:text-underline-style="none" style:text-blinking="false"/>
    </style:style>
    <style:style style:name="FollowedHyperlink" style:family="text" style:parent-style-name="Default_20_Paragraph_20_Font">
      <style:text-properties fo:color="#0088cc" style:text-line-through-style="none" style:text-line-through-type="none" style:text-underline-style="none" style:text-blinking="false"/>
    </style:style>
    <style:style style:name="HTML_20_Address_20_Char" style:display-name="HTML Address Char" style:family="text" style:parent-style-name="Default_20_Paragraph_20_Font">
      <style:text-properties fo:font-size="12pt" fo:font-style="italic" style:font-name-asian="F" style:font-family-generic-asian="system" style:font-pitch-asian="variable" style:font-size-asian="12pt" style:font-style-asian="italic" style:font-size-complex="12pt" style:font-style-complex="italic"/>
    </style:style>
    <style:style style:name="HTML_20_Cite" style:display-name="HTML Cite" style:family="text" style:parent-style-name="Default_20_Paragraph_20_Font">
      <style:text-properties fo:font-style="normal" style:font-style-asian="normal" style:font-style-complex="normal"/>
    </style:style>
    <style:style style:name="HTML_20_Code" style:display-name="HTML Code" style:family="text" style:parent-style-name="Default_20_Paragraph_20_Font">
      <style:text-properties fo:color="#dd1144" style:font-name="Consolas" fo:font-family="Consolas" style:font-family-generic="roman" style:font-pitch="variable" fo:font-size="9pt" fo:background-color="#f7f7f9" style:font-name-asian="F" style:font-family-generic-asian="system" style:font-pitch-asian="variable" style:font-size-asian="9pt" style:font-name-complex="Consolas1" style:font-family-complex="Consolas" style:font-family-generic-complex="system" style:font-pitch-complex="variable" style:font-size-complex="9pt" loext:padding-left="0.028in" loext:padding-right="0.028in" loext:padding-top="0in" loext:padding-bottom="0.028in" loext:border-left="0.74pt solid #e1e1e8" loext:border-right="0.74pt solid #e1e1e8" loext:border-top="none" loext:border-bottom="0.74pt solid #e1e1e8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name-asian="F" style:font-family-generic-asian="system" style:font-pitch-asian="variable" style:font-name-complex="Consolas1" style:font-family-complex="Consola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bola-clamped-text" style:family="text" style:parent-style-name="Default_20_Paragraph_20_Font">
      <style:text-properties text:display="true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F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F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text:display="none"/>
    </style:style>
    <style:style style:name="icon-bar2" style:family="text" style:parent-style-name="Default_20_Paragraph_20_Font"/>
    <style:style style:name="byline" style:family="text" style:parent-style-name="Default_20_Paragraph_20_Font"/>
    <style:style style:name="author" style:family="text" style:parent-style-name="Default_20_Paragraph_20_Font"/>
    <style:style style:name="collapseomatic1" style:family="text" style:parent-style-name="Default_20_Paragraph_20_Font"/>
    <style:style style:name="cbola-d-trivia-multi-footer_5f__5f_your-score3" style:display-name="cbola-d-trivia-multi-footer__your-score3" style:family="text" style:parent-style-name="Default_20_Paragraph_20_Font">
      <style:text-properties fo:color="#ffffff" style:font-name="Roboto" fo:font-family="Roboto" style:font-family-generic="roman" style:font-pitch="variable" fo:font-size="10.5pt" fo:font-weight="normal" style:font-size-asian="10.5pt" style:font-weight-asian="normal" style:font-size-complex="10.5pt" style:font-weight-complex="normal"/>
    </style:style>
    <style:style style:name="cbola-d-trivia-multi-footer_5f__5f_score3" style:display-name="cbola-d-trivia-multi-footer__score3" style:family="text" style:parent-style-name="Default_20_Paragraph_20_Font">
      <style:text-properties fo:color="#de3885" style:font-name="Roboto" fo:font-family="Roboto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cbola-d-trivia-multi-footer_5f__5f_question3" style:display-name="cbola-d-trivia-multi-footer__question3" style:family="text" style:parent-style-name="Default_20_Paragraph_20_Font">
      <style:text-properties fo:color="#ffffff" style:font-name="Roboto" fo:font-family="Roboto" style:font-family-generic="roman" style:font-pitch="variable" fo:font-size="10.5pt" fo:font-weight="normal" style:font-size-asian="10.5pt" style:font-weight-asian="normal" style:font-size-complex="10.5pt" style:font-weight-complex="normal"/>
    </style:style>
    <style:style style:name="cbola-d-trivia-multi-footer_5f__5f_progress3" style:display-name="cbola-d-trivia-multi-footer__progress3" style:family="text" style:parent-style-name="Default_20_Paragraph_20_Font">
      <style:text-properties fo:color="#de3885" style:font-name="Roboto" fo:font-family="Roboto" style:font-family-generic="roman" style:font-pitch="variable" fo:font-size="10.5pt" fo:font-weight="bold" style:font-size-asian="10.5pt" style:font-weight-asian="bold" style:font-size-complex="10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7f7f7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7f7f7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1:49:00</meta:creation-date>
    <meta:initial-creator>Balkrishna Londhe</meta:initial-creator>
    <meta:document-statistic meta:table-count="0" meta:image-count="0" meta:object-count="0" meta:page-count="1" meta:paragraph-count="22" meta:word-count="711" meta:character-count="4093" meta:non-whitespace-character-count="3400"/>
    <meta:generator>LibreOfficeDev/6.0.5.2$Linux_X86_64 LibreOffice_project/</meta:generator>
  </office:meta>
</office:document-meta>
</file>